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6.204cm" fo:margin-left="-0.199cm" table:align="left" style:writing-mode="lr-tb"/>
    </style:style>
    <style:style style:name="Table1.A" style:family="table-column">
      <style:table-column-properties style:column-width="13.093cm"/>
    </style:style>
    <style:style style:name="Table1.B" style:family="table-column">
      <style:table-column-properties style:column-width="13.11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6.204cm" fo:margin-left="-0.199cm" table:align="left" style:writing-mode="lr-tb"/>
    </style:style>
    <style:style style:name="Table2.A" style:family="table-column">
      <style:table-column-properties style:column-width="13.093cm"/>
    </style:style>
    <style:style style:name="Table2.B" style:family="table-column">
      <style:table-column-properties style:column-width="13.11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6.204cm" fo:margin-left="-0.199cm" table:align="left" style:writing-mode="lr-tb"/>
    </style:style>
    <style:style style:name="Table3.A" style:family="table-column">
      <style:table-column-properties style:column-width="13.093cm"/>
    </style:style>
    <style:style style:name="Table3.B" style:family="table-column">
      <style:table-column-properties style:column-width="13.1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6.204cm" fo:margin-left="-0.199cm" table:align="left" style:writing-mode="lr-tb"/>
    </style:style>
    <style:style style:name="Table4.A" style:family="table-column">
      <style:table-column-properties style:column-width="13.093cm"/>
    </style:style>
    <style:style style:name="Table4.B" style:family="table-column">
      <style:table-column-properties style:column-width="13.11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26.204cm" fo:margin-left="-0.199cm" table:align="left" style:writing-mode="lr-tb"/>
    </style:style>
    <style:style style:name="Table5.A" style:family="table-column">
      <style:table-column-properties style:column-width="13.093cm"/>
    </style:style>
    <style:style style:name="Table5.B" style:family="table-column">
      <style:table-column-properties style:column-width="13.11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6.204cm" fo:margin-left="-0.199cm" table:align="left" style:writing-mode="lr-tb"/>
    </style:style>
    <style:style style:name="Table6.A" style:family="table-column">
      <style:table-column-properties style:column-width="13.093cm"/>
    </style:style>
    <style:style style:name="Table6.B" style:family="table-column">
      <style:table-column-properties style:column-width="13.11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26.204cm" fo:margin-left="-0.199cm" table:align="left" style:writing-mode="lr-tb"/>
    </style:style>
    <style:style style:name="Table7.A" style:family="table-column">
      <style:table-column-properties style:column-width="13.093cm"/>
    </style:style>
    <style:style style:name="Table7.B" style:family="table-column">
      <style:table-column-properties style:column-width="13.11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26.204cm" fo:margin-left="-0.199cm" table:align="left" style:writing-mode="lr-tb"/>
    </style:style>
    <style:style style:name="Table8.A" style:family="table-column">
      <style:table-column-properties style:column-width="13.093cm"/>
    </style:style>
    <style:style style:name="Table8.B" style:family="table-column">
      <style:table-column-properties style:column-width="13.111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6.204cm" fo:margin-left="-0.199cm" table:align="left" style:writing-mode="lr-tb"/>
    </style:style>
    <style:style style:name="Table9.A" style:family="table-column">
      <style:table-column-properties style:column-width="13.093cm"/>
    </style:style>
    <style:style style:name="Table9.B" style:family="table-column">
      <style:table-column-properties style:column-width="13.11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26.204cm" fo:margin-left="-0.199cm" table:align="left" style:writing-mode="lr-tb"/>
    </style:style>
    <style:style style:name="Table10.A" style:family="table-column">
      <style:table-column-properties style:column-width="13.093cm"/>
    </style:style>
    <style:style style:name="Table10.B" style:family="table-column">
      <style:table-column-properties style:column-width="13.1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26.204cm" fo:margin-left="-0.199cm" table:align="left" style:writing-mode="lr-tb"/>
    </style:style>
    <style:style style:name="Table11.A" style:family="table-column">
      <style:table-column-properties style:column-width="13.093cm"/>
    </style:style>
    <style:style style:name="Table11.B" style:family="table-column">
      <style:table-column-properties style:column-width="13.111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26.204cm" fo:margin-left="-0.199cm" table:align="left" style:writing-mode="lr-tb"/>
    </style:style>
    <style:style style:name="Table12.A" style:family="table-column">
      <style:table-column-properties style:column-width="13.093cm"/>
    </style:style>
    <style:style style:name="Table12.B" style:family="table-column">
      <style:table-column-properties style:column-width="13.111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26.204cm" fo:margin-left="-0.199cm" table:align="left" style:writing-mode="lr-tb"/>
    </style:style>
    <style:style style:name="Table13.A" style:family="table-column">
      <style:table-column-properties style:column-width="13.093cm"/>
    </style:style>
    <style:style style:name="Table13.B" style:family="table-column">
      <style:table-column-properties style:column-width="13.111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26.204cm" fo:margin-left="-0.199cm" table:align="left" style:writing-mode="lr-tb"/>
    </style:style>
    <style:style style:name="Table14.A" style:family="table-column">
      <style:table-column-properties style:column-width="13.093cm"/>
    </style:style>
    <style:style style:name="Table14.B" style:family="table-column">
      <style:table-column-properties style:column-width="13.111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26.204cm" fo:margin-left="-0.199cm" table:align="left" style:writing-mode="lr-tb"/>
    </style:style>
    <style:style style:name="Table15.A" style:family="table-column">
      <style:table-column-properties style:column-width="13.093cm"/>
    </style:style>
    <style:style style:name="Table15.B" style:family="table-column">
      <style:table-column-properties style:column-width="13.111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26.204cm" fo:margin-left="-0.199cm" table:align="left" style:writing-mode="lr-tb"/>
    </style:style>
    <style:style style:name="Table16.A" style:family="table-column">
      <style:table-column-properties style:column-width="13.093cm"/>
    </style:style>
    <style:style style:name="Table16.B" style:family="table-column">
      <style:table-column-properties style:column-width="13.111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26.204cm" fo:margin-left="-0.199cm" table:align="left" style:writing-mode="lr-tb"/>
    </style:style>
    <style:style style:name="Table17.A" style:family="table-column">
      <style:table-column-properties style:column-width="13.093cm"/>
    </style:style>
    <style:style style:name="Table17.B" style:family="table-column">
      <style:table-column-properties style:column-width="13.111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26.204cm" fo:margin-left="-0.199cm" table:align="left" style:writing-mode="lr-tb"/>
    </style:style>
    <style:style style:name="Table18.A" style:family="table-column">
      <style:table-column-properties style:column-width="13.093cm"/>
    </style:style>
    <style:style style:name="Table18.B" style:family="table-column">
      <style:table-column-properties style:column-width="13.111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26.204cm" fo:margin-left="-0.199cm" table:align="left" style:writing-mode="lr-tb"/>
    </style:style>
    <style:style style:name="Table19.A" style:family="table-column">
      <style:table-column-properties style:column-width="13.093cm"/>
    </style:style>
    <style:style style:name="Table19.B" style:family="table-column">
      <style:table-column-properties style:column-width="13.111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26.204cm" fo:margin-left="-0.199cm" table:align="left" style:writing-mode="lr-tb"/>
    </style:style>
    <style:style style:name="Table20.A" style:family="table-column">
      <style:table-column-properties style:column-width="13.093cm"/>
    </style:style>
    <style:style style:name="Table20.B" style:family="table-column">
      <style:table-column-properties style:column-width="13.111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26.204cm" fo:margin-left="-0.199cm" table:align="left" style:writing-mode="lr-tb"/>
    </style:style>
    <style:style style:name="Table21.A" style:family="table-column">
      <style:table-column-properties style:column-width="13.093cm"/>
    </style:style>
    <style:style style:name="Table21.B" style:family="table-column">
      <style:table-column-properties style:column-width="13.111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26.204cm" fo:margin-left="-0.199cm" table:align="left" style:writing-mode="lr-tb"/>
    </style:style>
    <style:style style:name="Table22.A" style:family="table-column">
      <style:table-column-properties style:column-width="13.093cm"/>
    </style:style>
    <style:style style:name="Table22.B" style:family="table-column">
      <style:table-column-properties style:column-width="13.111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26.204cm" fo:margin-left="-0.199cm" table:align="left" style:writing-mode="lr-tb"/>
    </style:style>
    <style:style style:name="Table23.A" style:family="table-column">
      <style:table-column-properties style:column-width="13.093cm"/>
    </style:style>
    <style:style style:name="Table23.B" style:family="table-column">
      <style:table-column-properties style:column-width="13.111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26.204cm" fo:margin-left="-0.199cm" table:align="left" style:writing-mode="lr-tb"/>
    </style:style>
    <style:style style:name="Table24.A" style:family="table-column">
      <style:table-column-properties style:column-width="13.093cm"/>
    </style:style>
    <style:style style:name="Table24.B" style:family="table-column">
      <style:table-column-properties style:column-width="13.111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26.204cm" fo:margin-left="-0.199cm" table:align="left" style:writing-mode="lr-tb"/>
    </style:style>
    <style:style style:name="Table25.A" style:family="table-column">
      <style:table-column-properties style:column-width="13.093cm"/>
    </style:style>
    <style:style style:name="Table25.B" style:family="table-column">
      <style:table-column-properties style:column-width="13.111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26.204cm" fo:margin-left="-0.199cm" table:align="left" style:writing-mode="lr-tb"/>
    </style:style>
    <style:style style:name="Table26.A" style:family="table-column">
      <style:table-column-properties style:column-width="13.093cm"/>
    </style:style>
    <style:style style:name="Table26.B" style:family="table-column">
      <style:table-column-properties style:column-width="13.111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26.204cm" fo:margin-left="-0.199cm" table:align="left" style:writing-mode="lr-tb"/>
    </style:style>
    <style:style style:name="Table27.A" style:family="table-column">
      <style:table-column-properties style:column-width="13.093cm"/>
    </style:style>
    <style:style style:name="Table27.B" style:family="table-column">
      <style:table-column-properties style:column-width="13.111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26.204cm" fo:margin-left="-0.199cm" table:align="left" style:writing-mode="lr-tb"/>
    </style:style>
    <style:style style:name="Table28.A" style:family="table-column">
      <style:table-column-properties style:column-width="13.093cm"/>
    </style:style>
    <style:style style:name="Table28.B" style:family="table-column">
      <style:table-column-properties style:column-width="13.111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26.204cm" fo:margin-left="-0.199cm" table:align="left" style:writing-mode="lr-tb"/>
    </style:style>
    <style:style style:name="Table29.A" style:family="table-column">
      <style:table-column-properties style:column-width="13.093cm"/>
    </style:style>
    <style:style style:name="Table29.B" style:family="table-column">
      <style:table-column-properties style:column-width="13.111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26.204cm" fo:margin-left="-0.199cm" table:align="left" style:writing-mode="lr-tb"/>
    </style:style>
    <style:style style:name="Table30.A" style:family="table-column">
      <style:table-column-properties style:column-width="13.093cm"/>
    </style:style>
    <style:style style:name="Table30.B" style:family="table-column">
      <style:table-column-properties style:column-width="13.111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26.204cm" fo:margin-left="-0.199cm" table:align="left" style:writing-mode="lr-tb"/>
    </style:style>
    <style:style style:name="Table31.A" style:family="table-column">
      <style:table-column-properties style:column-width="13.093cm"/>
    </style:style>
    <style:style style:name="Table31.B" style:family="table-column">
      <style:table-column-properties style:column-width="13.111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26.204cm" fo:margin-left="-0.199cm" table:align="left" style:writing-mode="lr-tb"/>
    </style:style>
    <style:style style:name="Table32.A" style:family="table-column">
      <style:table-column-properties style:column-width="13.093cm"/>
    </style:style>
    <style:style style:name="Table32.B" style:family="table-column">
      <style:table-column-properties style:column-width="13.111cm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26.204cm" fo:margin-left="-0.199cm" table:align="left" style:writing-mode="lr-tb"/>
    </style:style>
    <style:style style:name="Table33.A" style:family="table-column">
      <style:table-column-properties style:column-width="13.093cm"/>
    </style:style>
    <style:style style:name="Table33.B" style:family="table-column">
      <style:table-column-properties style:column-width="13.111cm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26.204cm" fo:margin-left="-0.199cm" table:align="left" style:writing-mode="lr-tb"/>
    </style:style>
    <style:style style:name="Table34.A" style:family="table-column">
      <style:table-column-properties style:column-width="13.093cm"/>
    </style:style>
    <style:style style:name="Table34.B" style:family="table-column">
      <style:table-column-properties style:column-width="13.111cm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5" style:family="table">
      <style:table-properties style:width="26.204cm" fo:margin-left="-0.199cm" table:align="left" style:writing-mode="lr-tb"/>
    </style:style>
    <style:style style:name="Table35.A" style:family="table-column">
      <style:table-column-properties style:column-width="13.093cm"/>
    </style:style>
    <style:style style:name="Table35.B" style:family="table-column">
      <style:table-column-properties style:column-width="13.111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6" style:family="table">
      <style:table-properties style:width="26.204cm" fo:margin-left="-0.199cm" table:align="left" style:writing-mode="lr-tb"/>
    </style:style>
    <style:style style:name="Table36.A" style:family="table-column">
      <style:table-column-properties style:column-width="13.093cm"/>
    </style:style>
    <style:style style:name="Table36.B" style:family="table-column">
      <style:table-column-properties style:column-width="13.111cm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7" style:family="table">
      <style:table-properties style:width="26.204cm" fo:margin-left="-0.199cm" table:align="left" style:writing-mode="lr-tb"/>
    </style:style>
    <style:style style:name="Table37.A" style:family="table-column">
      <style:table-column-properties style:column-width="13.093cm"/>
    </style:style>
    <style:style style:name="Table37.B" style:family="table-column">
      <style:table-column-properties style:column-width="13.111cm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8" style:family="table">
      <style:table-properties style:width="26.204cm" fo:margin-left="-0.199cm" table:align="left" style:writing-mode="lr-tb"/>
    </style:style>
    <style:style style:name="Table38.A" style:family="table-column">
      <style:table-column-properties style:column-width="13.093cm"/>
    </style:style>
    <style:style style:name="Table38.B" style:family="table-column">
      <style:table-column-properties style:column-width="13.111cm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" style:family="table">
      <style:table-properties style:width="26.204cm" fo:margin-left="-0.199cm" table:align="left" style:writing-mode="lr-tb"/>
    </style:style>
    <style:style style:name="Table39.A" style:family="table-column">
      <style:table-column-properties style:column-width="13.093cm"/>
    </style:style>
    <style:style style:name="Table39.B" style:family="table-column">
      <style:table-column-properties style:column-width="13.111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0" style:family="table">
      <style:table-properties style:width="26.204cm" fo:margin-left="-0.199cm" table:align="left" style:writing-mode="lr-tb"/>
    </style:style>
    <style:style style:name="Table40.A" style:family="table-column">
      <style:table-column-properties style:column-width="13.093cm"/>
    </style:style>
    <style:style style:name="Table40.B" style:family="table-column">
      <style:table-column-properties style:column-width="13.111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0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0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0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1" style:family="table">
      <style:table-properties style:width="26.204cm" fo:margin-left="-0.199cm" table:align="left" style:writing-mode="lr-tb"/>
    </style:style>
    <style:style style:name="Table41.A" style:family="table-column">
      <style:table-column-properties style:column-width="13.093cm"/>
    </style:style>
    <style:style style:name="Table41.B" style:family="table-column">
      <style:table-column-properties style:column-width="13.111cm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2" style:family="table">
      <style:table-properties style:width="26.204cm" fo:margin-left="-0.199cm" table:align="left" style:writing-mode="lr-tb"/>
    </style:style>
    <style:style style:name="Table42.A" style:family="table-column">
      <style:table-column-properties style:column-width="13.093cm"/>
    </style:style>
    <style:style style:name="Table42.B" style:family="table-column">
      <style:table-column-properties style:column-width="13.111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3" style:family="table">
      <style:table-properties style:width="26.204cm" fo:margin-left="-0.199cm" table:align="left" style:writing-mode="lr-tb"/>
    </style:style>
    <style:style style:name="Table43.A" style:family="table-column">
      <style:table-column-properties style:column-width="13.093cm"/>
    </style:style>
    <style:style style:name="Table43.B" style:family="table-column">
      <style:table-column-properties style:column-width="13.111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" style:family="table">
      <style:table-properties style:width="26.204cm" fo:margin-left="-0.199cm" table:align="left" style:writing-mode="lr-tb"/>
    </style:style>
    <style:style style:name="Table44.A" style:family="table-column">
      <style:table-column-properties style:column-width="13.093cm"/>
    </style:style>
    <style:style style:name="Table44.B" style:family="table-column">
      <style:table-column-properties style:column-width="13.111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4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5" style:family="table">
      <style:table-properties style:width="26.204cm" fo:margin-left="-0.199cm" table:align="left" style:writing-mode="lr-tb"/>
    </style:style>
    <style:style style:name="Table45.A" style:family="table-column">
      <style:table-column-properties style:column-width="13.093cm"/>
    </style:style>
    <style:style style:name="Table45.B" style:family="table-column">
      <style:table-column-properties style:column-width="13.111cm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" style:family="table">
      <style:table-properties style:width="26.204cm" fo:margin-left="-0.199cm" table:align="left" style:writing-mode="lr-tb"/>
    </style:style>
    <style:style style:name="Table46.A" style:family="table-column">
      <style:table-column-properties style:column-width="13.093cm"/>
    </style:style>
    <style:style style:name="Table46.B" style:family="table-column">
      <style:table-column-properties style:column-width="13.111cm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6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7" style:family="table">
      <style:table-properties style:width="26.204cm" fo:margin-left="-0.199cm" table:align="left" style:writing-mode="lr-tb"/>
    </style:style>
    <style:style style:name="Table47.A" style:family="table-column">
      <style:table-column-properties style:column-width="13.093cm"/>
    </style:style>
    <style:style style:name="Table47.B" style:family="table-column">
      <style:table-column-properties style:column-width="13.111cm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7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8" style:family="table">
      <style:table-properties style:width="26.204cm" fo:margin-left="-0.199cm" table:align="left" style:writing-mode="lr-tb"/>
    </style:style>
    <style:style style:name="Table48.A" style:family="table-column">
      <style:table-column-properties style:column-width="13.093cm"/>
    </style:style>
    <style:style style:name="Table48.B" style:family="table-column">
      <style:table-column-properties style:column-width="13.111cm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8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" style:family="table">
      <style:table-properties style:width="26.204cm" fo:margin-left="-0.199cm" table:align="left" style:writing-mode="lr-tb"/>
    </style:style>
    <style:style style:name="Table49.A" style:family="table-column">
      <style:table-column-properties style:column-width="13.093cm"/>
    </style:style>
    <style:style style:name="Table49.B" style:family="table-column">
      <style:table-column-properties style:column-width="13.111cm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9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9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0" style:family="table">
      <style:table-properties style:width="26.204cm" fo:margin-left="-0.199cm" table:align="left" style:writing-mode="lr-tb"/>
    </style:style>
    <style:style style:name="Table50.A" style:family="table-column">
      <style:table-column-properties style:column-width="13.093cm"/>
    </style:style>
    <style:style style:name="Table50.B" style:family="table-column">
      <style:table-column-properties style:column-width="13.111cm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0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0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" style:family="table">
      <style:table-properties style:width="26.204cm" fo:margin-left="-0.199cm" table:align="left" style:writing-mode="lr-tb"/>
    </style:style>
    <style:style style:name="Table51.A" style:family="table-column">
      <style:table-column-properties style:column-width="13.093cm"/>
    </style:style>
    <style:style style:name="Table51.B" style:family="table-column">
      <style:table-column-properties style:column-width="13.111cm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2" style:family="table">
      <style:table-properties style:width="26.204cm" fo:margin-left="-0.199cm" table:align="left" style:writing-mode="lr-tb"/>
    </style:style>
    <style:style style:name="Table52.A" style:family="table-column">
      <style:table-column-properties style:column-width="13.093cm"/>
    </style:style>
    <style:style style:name="Table52.B" style:family="table-column">
      <style:table-column-properties style:column-width="13.111cm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3" style:family="table">
      <style:table-properties style:width="26.204cm" fo:margin-left="-0.199cm" table:align="left" style:writing-mode="lr-tb"/>
    </style:style>
    <style:style style:name="Table53.A" style:family="table-column">
      <style:table-column-properties style:column-width="13.093cm"/>
    </style:style>
    <style:style style:name="Table53.B" style:family="table-column">
      <style:table-column-properties style:column-width="13.111cm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" style:family="table">
      <style:table-properties style:width="26.204cm" fo:margin-left="-0.199cm" table:align="left" style:writing-mode="lr-tb"/>
    </style:style>
    <style:style style:name="Table54.A" style:family="table-column">
      <style:table-column-properties style:column-width="13.093cm"/>
    </style:style>
    <style:style style:name="Table54.B" style:family="table-column">
      <style:table-column-properties style:column-width="13.111cm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4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5" style:family="table">
      <style:table-properties style:width="26.204cm" fo:margin-left="-0.199cm" table:align="left" style:writing-mode="lr-tb"/>
    </style:style>
    <style:style style:name="Table55.A" style:family="table-column">
      <style:table-column-properties style:column-width="13.093cm"/>
    </style:style>
    <style:style style:name="Table55.B" style:family="table-column">
      <style:table-column-properties style:column-width="13.111cm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" style:family="table">
      <style:table-properties style:width="26.204cm" fo:margin-left="-0.199cm" table:align="left" style:writing-mode="lr-tb"/>
    </style:style>
    <style:style style:name="Table56.A" style:family="table-column">
      <style:table-column-properties style:column-width="13.093cm"/>
    </style:style>
    <style:style style:name="Table56.B" style:family="table-column">
      <style:table-column-properties style:column-width="13.111cm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7" style:family="table">
      <style:table-properties style:width="26.204cm" fo:margin-left="-0.199cm" table:align="left" style:writing-mode="lr-tb"/>
    </style:style>
    <style:style style:name="Table57.A" style:family="table-column">
      <style:table-column-properties style:column-width="13.093cm"/>
    </style:style>
    <style:style style:name="Table57.B" style:family="table-column">
      <style:table-column-properties style:column-width="13.111cm"/>
    </style:style>
    <style:style style:name="Table57.1" style:family="table-row">
      <style:table-row-properties style:keep-together="true" fo:keep-together="auto"/>
    </style:style>
    <style:style style:name="Table5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8" style:family="table">
      <style:table-properties style:width="26.204cm" fo:margin-left="-0.199cm" table:align="left" style:writing-mode="lr-tb"/>
    </style:style>
    <style:style style:name="Table58.A" style:family="table-column">
      <style:table-column-properties style:column-width="13.093cm"/>
    </style:style>
    <style:style style:name="Table58.B" style:family="table-column">
      <style:table-column-properties style:column-width="13.111cm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" style:family="table">
      <style:table-properties style:width="22.751cm" fo:margin-left="-0.199cm" table:align="left" style:writing-mode="lr-tb"/>
    </style:style>
    <style:style style:name="Table59.A" style:family="table-column">
      <style:table-column-properties style:column-width="10.668cm"/>
    </style:style>
    <style:style style:name="Table59.B" style:family="table-column">
      <style:table-column-properties style:column-width="12.083cm"/>
    </style:style>
    <style:style style:name="Table59.1" style:family="table-row">
      <style:table-row-properties style:keep-together="true" fo:keep-together="auto"/>
    </style:style>
    <style:style style:name="Table59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9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9.A3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9.B3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" style:family="table">
      <style:table-properties style:width="26.204cm" fo:margin-left="-0.199cm" table:align="left" style:writing-mode="lr-tb"/>
    </style:style>
    <style:style style:name="Table60.A" style:family="table-column">
      <style:table-column-properties style:column-width="16.066cm"/>
    </style:style>
    <style:style style:name="Table60.B" style:family="table-column">
      <style:table-column-properties style:column-width="10.139cm"/>
    </style:style>
    <style:style style:name="Table60.1" style:family="table-row">
      <style:table-row-properties style:keep-together="true" fo:keep-together="auto"/>
    </style:style>
    <style:style style:name="Table60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0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0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0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" style:family="table">
      <style:table-properties style:width="26.204cm" fo:margin-left="-0.199cm" table:align="left" style:writing-mode="lr-tb"/>
    </style:style>
    <style:style style:name="Table61.A" style:family="table-column">
      <style:table-column-properties style:column-width="16.066cm"/>
    </style:style>
    <style:style style:name="Table61.B" style:family="table-column">
      <style:table-column-properties style:column-width="10.139cm"/>
    </style:style>
    <style:style style:name="Table61.1" style:family="table-row">
      <style:table-row-properties style:keep-together="true" fo:keep-together="auto"/>
    </style:style>
    <style:style style:name="Table6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1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" style:family="table">
      <style:table-properties style:width="22.751cm" fo:margin-left="-0.199cm" table:align="left" style:writing-mode="lr-tb"/>
    </style:style>
    <style:style style:name="Table62.A" style:family="table-column">
      <style:table-column-properties style:column-width="10.668cm"/>
    </style:style>
    <style:style style:name="Table62.B" style:family="table-column">
      <style:table-column-properties style:column-width="12.083cm"/>
    </style:style>
    <style:style style:name="Table62.1" style:family="table-row">
      <style:table-row-properties style:keep-together="true" fo:keep-together="auto"/>
    </style:style>
    <style:style style:name="Table6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2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3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2.B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3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2.A3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B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" style:family="table">
      <style:table-properties style:width="26.204cm" fo:margin-left="-0.199cm" table:align="left" style:writing-mode="lr-tb"/>
    </style:style>
    <style:style style:name="Table63.A" style:family="table-column">
      <style:table-column-properties style:column-width="16.066cm"/>
    </style:style>
    <style:style style:name="Table63.B" style:family="table-column">
      <style:table-column-properties style:column-width="10.139cm"/>
    </style:style>
    <style:style style:name="Table63.1" style:family="table-row">
      <style:table-row-properties style:keep-together="true" fo:keep-together="auto"/>
    </style:style>
    <style:style style:name="Table6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" style:family="table">
      <style:table-properties style:width="26.204cm" fo:margin-left="-0.199cm" table:align="left" style:writing-mode="lr-tb"/>
    </style:style>
    <style:style style:name="Table64.A" style:family="table-column">
      <style:table-column-properties style:column-width="16.066cm"/>
    </style:style>
    <style:style style:name="Table64.B" style:family="table-column">
      <style:table-column-properties style:column-width="10.139cm"/>
    </style:style>
    <style:style style:name="Table64.1" style:family="table-row">
      <style:table-row-properties style:keep-together="true" fo:keep-together="auto"/>
    </style:style>
    <style:style style:name="Table6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4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4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" style:family="table">
      <style:table-properties style:width="22.751cm" fo:margin-left="-0.199cm" table:align="left" style:writing-mode="lr-tb"/>
    </style:style>
    <style:style style:name="Table65.A" style:family="table-column">
      <style:table-column-properties style:column-width="10.668cm"/>
    </style:style>
    <style:style style:name="Table65.B" style:family="table-column">
      <style:table-column-properties style:column-width="12.083cm"/>
    </style:style>
    <style:style style:name="Table65.1" style:family="table-row">
      <style:table-row-properties style:keep-together="true" fo:keep-together="auto"/>
    </style:style>
    <style:style style:name="Table6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3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5.B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5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5.B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" style:family="table">
      <style:table-properties style:width="26.204cm" fo:margin-left="-0.199cm" table:align="left" style:writing-mode="lr-tb"/>
    </style:style>
    <style:style style:name="Table66.A" style:family="table-column">
      <style:table-column-properties style:column-width="16.066cm"/>
    </style:style>
    <style:style style:name="Table66.B" style:family="table-column">
      <style:table-column-properties style:column-width="10.139cm"/>
    </style:style>
    <style:style style:name="Table66.1" style:family="table-row">
      <style:table-row-properties style:keep-together="true" fo:keep-together="auto"/>
    </style:style>
    <style:style style:name="Table6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6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6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" style:family="table">
      <style:table-properties style:width="26.204cm" fo:margin-left="-0.199cm" table:align="left" style:writing-mode="lr-tb"/>
    </style:style>
    <style:style style:name="Table67.A" style:family="table-column">
      <style:table-column-properties style:column-width="16.066cm"/>
    </style:style>
    <style:style style:name="Table67.B" style:family="table-column">
      <style:table-column-properties style:column-width="10.139cm"/>
    </style:style>
    <style:style style:name="Table67.1" style:family="table-row">
      <style:table-row-properties style:keep-together="true" fo:keep-together="auto"/>
    </style:style>
    <style:style style:name="Table67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7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7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7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0.847cm"/>
          <style:tab-stop style:position="25.922cm" style:type="right" style:leader-style="dotted" style:leader-text="."/>
        </style:tab-stops>
      </style:paragraph-properties>
      <style:text-properties style:font-name="Verdana" fo:language="de" fo:country="DE" fo:font-weight="bold" style:font-weight-asian="bold" style:font-name-complex="Verdan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 style:list-style-name="WW8Num15">
      <style:text-properties style:font-name="Verdana" fo:language="de" fo:country="DE" style:font-name-complex="Verdan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Verdana" fo:language="de" fo:country="DE" style:font-name-complex="Verdana"/>
    </style:style>
    <style:style style:name="P7" style:family="paragraph" style:parent-style-name="Standard">
      <style:text-properties style:font-name="Verdana" fo:font-size="10pt" fo:language="en" fo:country="GB" style:font-size-asian="10pt" style:font-name-complex="Verdana" style:font-size-complex="10pt"/>
    </style:style>
    <style:style style:name="P8" style:family="paragraph" style:parent-style-name="Standard" style:list-style-name="WW8Num5">
      <style:text-properties style:font-name="Verdana" fo:font-size="10pt" fo:language="en" fo:country="GB" style:font-size-asian="10pt" style:font-name-complex="Verdana" style:font-size-complex="10pt"/>
    </style:style>
    <style:style style:name="P9" style:family="paragraph" style:parent-style-name="Standard">
      <style:text-properties style:font-name="Verdana" fo:language="en" fo:country="GB" style:font-name-complex="Verdana"/>
    </style:style>
    <style:style style:name="P10" style:family="paragraph" style:parent-style-name="Standard">
      <style:paragraph-properties style:snap-to-layout-grid="false"/>
      <style:text-properties style:font-name="Verdana" fo:language="en" fo:country="GB" style:font-name-complex="Verdana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Verdana" fo:language="en" fo:country="GB" fo:font-weight="bold" style:font-weight-asian="bold" style:font-name-complex="Verdana"/>
    </style:style>
    <style:style style:name="P12" style:family="paragraph" style:parent-style-name="Standard" style:list-style-name="WW8Num5"/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text-properties fo:language="en" fo:country="GB"/>
    </style:style>
    <style:style style:name="P16" style:family="paragraph" style:parent-style-name="Standard">
      <style:text-properties fo:language="de" fo:country="DE"/>
    </style:style>
    <style:style style:name="P17" style:family="paragraph" style:parent-style-name="Standard" style:list-style-name="WW8Num15"/>
    <style:style style:name="P18" style:family="paragraph" style:parent-style-name="Standard">
      <style:paragraph-properties fo:break-before="page"/>
      <style:text-properties style:font-name="Verdana" fo:language="de" fo:country="DE" fo:font-weight="bold" style:font-weight-asian="bold" style:font-name-complex="Verdana"/>
    </style:style>
    <style:style style:name="P19" style:family="paragraph" style:parent-style-name="Standard">
      <style:paragraph-properties fo:break-before="page"/>
      <style:text-properties style:font-name="Verdana" fo:language="en" fo:country="GB" style:font-name-complex="Verdana"/>
    </style:style>
    <style:style style:name="P20" style:family="paragraph" style:parent-style-name="Standard">
      <style:paragraph-properties fo:break-before="page"/>
      <style:text-properties fo:language="en" fo:country="GB"/>
    </style:style>
    <style:style style:name="P21" style:family="paragraph" style:parent-style-name="Heading_20_1">
      <style:text-properties fo:language="de" fo:country="D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fo:language="en" fo:country="GB" fo:font-style="normal" fo:font-weight="normal" style:font-style-asian="normal" style:font-weight-asian="normal"/>
    </style:style>
    <style:style style:name="P24" style:family="paragraph" style:parent-style-name="Heading_20_2">
      <style:text-properties fo:language="de" fo:country="DE" fo:font-style="normal" fo:font-weight="normal" style:font-style-asian="normal" style:font-weight-asian="normal"/>
    </style:style>
    <style:style style:name="P25" style:family="paragraph" style:parent-style-name="Heading_20_3">
      <style:text-properties fo:language="de" fo:country="DE" fo:font-weight="normal" style:font-weight-asian="normal"/>
    </style:style>
    <style:style style:name="P26" style:family="paragraph" style:parent-style-name="Contents_20_3">
      <style:paragraph-properties>
        <style:tab-stops>
          <style:tab-stop style:position="25.94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25.94cm" style:type="right" style:leader-style="dotted" style:leader-text="."/>
        </style:tab-stops>
      </style:paragraph-properties>
    </style:style>
    <style:style style:name="P28" style:family="paragraph" style:parent-style-name="Contents_20_1" style:master-page-name="Standard">
      <style:paragraph-properties style:page-number="auto">
        <style:tab-stops>
          <style:tab-stop style:position="25.94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25.94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font-name-asian="Arial"/>
    </style:style>
    <style:style style:name="T3" style:family="text">
      <style:text-properties fo:language="de" fo:country="DE" fo:font-weight="normal" style:font-weight-asian="normal"/>
    </style:style>
    <style:style style:name="T4" style:family="text">
      <style:text-properties fo:language="de" fo:country="DE" fo:font-weight="normal" style:font-name-asian="Arial" style:font-weight-asian="normal"/>
    </style:style>
    <style:style style:name="T5" style:family="text">
      <style:text-properties fo:language="de" fo:country="DE" fo:font-style="normal" fo:font-weight="normal" style:font-style-asian="normal" style:font-weight-asian="normal"/>
    </style:style>
    <style:style style:name="T6" style:family="text">
      <style:text-properties fo:language="de" fo:country="DE" fo:font-style="normal" fo:font-weight="normal" style:font-name-asian="Arial" style:font-style-asian="normal" style:font-weight-asian="normal"/>
    </style:style>
    <style:style style:name="T7" style:family="text">
      <style:text-properties style:font-name-asian="Arial"/>
    </style:style>
    <style:style style:name="T8" style:family="text">
      <style:text-properties style:font-name="Verdana" fo:font-size="10pt" fo:language="en" fo:country="GB" style:font-size-asian="10pt" style:font-name-complex="Verdana" style:font-size-complex="10pt"/>
    </style:style>
    <style:style style:name="T9" style:family="text">
      <style:text-properties style:font-name="Verdana" fo:font-size="10pt" fo:language="en" fo:country="GB" style:font-name-asian="Verdana" style:font-size-asian="10pt" style:font-name-complex="Verdana" style:font-size-complex="10pt"/>
    </style:style>
    <style:style style:name="T10" style:family="text">
      <style:text-properties style:font-name="Verdana" fo:language="de" fo:country="DE" fo:font-weight="bold" style:font-weight-asian="bold" style:font-name-complex="Verdana"/>
    </style:style>
    <style:style style:name="T11" style:family="text">
      <style:text-properties style:font-name="Verdana" fo:language="de" fo:country="DE" fo:font-weight="bold" style:font-name-asian="Verdana" style:font-weight-asian="bold" style:font-name-complex="Verdana"/>
    </style:style>
    <style:style style:name="T12" style:family="text">
      <style:text-properties style:font-name="Verdana" fo:language="de" fo:country="DE" style:font-name-complex="Verdana"/>
    </style:style>
    <style:style style:name="T13" style:family="text">
      <style:text-properties style:font-name="Verdana" fo:language="de" fo:country="DE" style:font-name-asian="Verdana" style:font-name-complex="Verdana"/>
    </style:style>
    <style:style style:name="T14" style:family="text">
      <style:text-properties style:font-name="Verdana" fo:language="en" fo:country="GB" style:font-name-complex="Verdana"/>
    </style:style>
    <style:style style:name="T15" style:family="text">
      <style:text-properties style:font-name="Verdana" fo:language="en" fo:country="GB" style:font-name-asian="Verdana" style:font-name-complex="Verdana"/>
    </style:style>
    <style:style style:name="T16" style:family="text">
      <style:text-properties style:font-name="Verdana" fo:language="en" fo:country="GB" fo:font-weight="bold" style:font-weight-asian="bold" style:font-name-complex="Verdana"/>
    </style:style>
    <style:style style:name="T17" style:family="text">
      <style:text-properties style:font-name="Verdana" fo:language="en" fo:country="GB" fo:font-style="italic" style:font-style-asian="italic" style:font-name-complex="Verdana"/>
    </style:style>
    <style:style style:name="T18" style:family="text">
      <style:text-properties style:font-name="Verdana" fo:language="en" fo:country="GB" style:text-underline-style="solid" style:text-underline-width="auto" style:text-underline-color="font-color" style:font-name-complex="Verdana"/>
    </style:style>
    <style:style style:name="T19" style:family="text">
      <style:text-properties style:font-name="Verdana" fo:language="en" fo:country="GB" style:text-underline-style="solid" style:text-underline-width="auto" style:text-underline-color="font-color" style:font-name-asian="Verdana" style:font-name-complex="Verdana"/>
    </style:style>
    <style:style style:name="T20" style:family="text">
      <style:text-properties fo:language="en" fo:country="GB"/>
    </style:style>
    <style:style style:name="T21" style:family="text">
      <style:text-properties fo:language="en" fo:country="GB" style:font-name-asian="Arial"/>
    </style:style>
    <style:style style:name="T22" style:family="text">
      <style:text-properties fo:language="en" fo:country="GB" fo:font-style="normal" fo:font-weight="normal" style:font-style-asian="normal" style:font-weight-asian="normal"/>
    </style:style>
    <style:style style:name="T23" style:family="text">
      <style:text-properties fo:language="en" fo:country="GB" fo:font-style="normal" fo:font-weight="normal" style:font-name-asian="Arial" style:font-style-asian="normal" style:font-weight-asian="normal"/>
    </style:style>
    <style:style style:name="T24" style:family="text">
      <style:text-properties fo:language="en" fo:country="GB" fo:font-weight="normal" style:font-weight-asian="normal"/>
    </style:style>
    <style:style style:name="T25" style:family="text">
      <style:text-properties fo:language="en" fo:country="GB" fo:font-weight="normal" style:font-name-asian="Arial" style:font-weight-asian="normal"/>
    </style:style>
    <style:style style:name="T26" style:family="text">
      <style:text-properties style:font-name-asian="Verdana"/>
    </style:style>
    <style:style style:name="T27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8"><text:bookmark-start text:name="OLE_LINK5"/><text:a xlink:type="simple" xlink:href="#__RefHeading__10_2083115462">1 Test Pre-Conditions<text:tab/>4</text:a></text:p>
          <text:p text:style-name="P27"><text:a xlink:type="simple" xlink:href="#__RefHeading__12_2083115462">2 Baseline Test Szenarios<text:tab/>4</text:a></text:p>
          <text:p text:style-name="P29"><text:a xlink:type="simple" xlink:href="#__RefHeading__14_2083115462">2.1 Create new Contact – Synchronize – Add to Server and local Folder<text:tab/>4</text:a></text:p>
          <text:p text:style-name="P29"><text:a xlink:type="simple" xlink:href="#__RefHeading__16_2083115462">2.2 Create new Calendar Entry – Synchronize – Add to Server and local Folder<text:tab/>4</text:a></text:p>
          <text:p text:style-name="P29"><text:a xlink:type="simple" xlink:href="#__RefHeading__18_2083115462">2.3 Create new Task – Synchronize – Add to Server and local Folder<text:tab/>4</text:a></text:p>
          <text:p text:style-name="P29"><text:a xlink:type="simple" xlink:href="#__RefHeading__20_2083115462">2.4 Update Contact – Synchronize – Update Server and local Folder<text:tab/>5</text:a></text:p>
          <text:p text:style-name="P29"><text:a xlink:type="simple" xlink:href="#__RefHeading__22_2083115462">2.5 Update Calendar Entry – Synchronize – Update Server and local Folder<text:tab/>5</text:a></text:p>
          <text:p text:style-name="P29"><text:a xlink:type="simple" xlink:href="#__RefHeading__24_2083115462">2.6 Update Task – Synchronize – Update Server and local Folder<text:tab/>5</text:a></text:p>
          <text:p text:style-name="P29"><text:a xlink:type="simple" xlink:href="#__RefHeading__26_2083115462">2.7 Delete Contact – Synchronize – Delete on Server and local Folder<text:tab/>6</text:a></text:p>
          <text:p text:style-name="P29"><text:a xlink:type="simple" xlink:href="#__RefHeading__28_2083115462">2.8 Delete Calendar Entry – Synchronize - Delete on Server and local Folder<text:tab/>6</text:a></text:p>
          <text:p text:style-name="P29"><text:a xlink:type="simple" xlink:href="#__RefHeading__30_2083115462">2.9 Delete Task – Synchronize – Delete on Server and local Folder<text:tab/>6</text:a></text:p>
          <text:p text:style-name="P29"><text:a xlink:type="simple" xlink:href="#__RefHeading__32_2083115462">2.10 Synchronize – New Contact on Server – Contact is loaded from Server<text:tab/>6</text:a></text:p>
          <text:p text:style-name="P29"><text:a xlink:type="simple" xlink:href="#__RefHeading__34_2083115462">2.11 Synchronize – New Calendar Entry on Server – Calendar Entry is loaded from Server<text:tab/>7</text:a></text:p>
          <text:p text:style-name="P29"><text:a xlink:type="simple" xlink:href="#__RefHeading__36_2083115462">2.12 Synchronize – New Task on Server – Task is loaded from Server<text:tab/>7</text:a></text:p>
          <text:p text:style-name="P29"><text:a xlink:type="simple" xlink:href="#__RefHeading__38_2083115462">2.13 Contact deleted on Server – Synchronize – Delete Contact on local Folder<text:tab/>7</text:a></text:p>
          <text:p text:style-name="P29"><text:a xlink:type="simple" xlink:href="#__RefHeading__40_2083115462">2.14 Calendar Entry deleted on Server – Synchronize – Delete Calendar Entry on local Folder<text:tab/>7</text:a></text:p>
          <text:p text:style-name="P29"><text:a xlink:type="simple" xlink:href="#__RefHeading__42_2083115462">2.15 Task deleted on Server – Synchronize – Delete Task on local Folder<text:tab/>8</text:a></text:p>
          <text:p text:style-name="P27"><text:a xlink:type="simple" xlink:href="#__RefHeading__44_2083115462">3 Advanced Test Szenarios<text:tab/>9</text:a></text:p>
          <text:p text:style-name="P29"><text:a xlink:type="simple" xlink:href="#__RefHeading__46_2083115462">3.1 Create new Contact, Calendar Entry &amp; Task – Synchronize – Add all to Server and local Folder<text:tab/>9</text:a></text:p>
          <text:p text:style-name="P29"><text:a xlink:type="simple" xlink:href="#__RefHeading__48_2083115462">3.2 Update Contact, Calendar Entry &amp; Task – Synchronize – Update Server and local folder<text:tab/>9</text:a></text:p>
          <text:p text:style-name="P29"><text:a xlink:type="simple" xlink:href="#__RefHeading__50_2083115462">3.3 Delete Contact, Calendar Entry &amp; Task – Synchronize – Delete on Server and local folder<text:tab/>9</text:a></text:p>
          <text:p text:style-name="P29"><text:a xlink:type="simple" xlink:href="#__RefHeading__52_2083115462">3.4 Synchronize – New Contact, Calendar Entry &amp; Task available on Server – downloaded from Server<text:tab/>10</text:a></text:p>
          <text:p text:style-name="P29"><text:a xlink:type="simple" xlink:href="#__RefHeading__54_2083115462">3.5 Contact, Calendar Entry &amp; Task Deleted from Server – Synchronize – delete on Client<text:tab/>10</text:a></text:p>
          <text:p text:style-name="P29"><text:a xlink:type="simple" xlink:href="#__RefHeading__56_2083115462">3.6 New Contact on Client and Server – Synchronize – Add one to Server and two on Client<text:tab/>10</text:a></text:p>
          <text:p text:style-name="P29"><text:a xlink:type="simple" xlink:href="#__RefHeading__58_2083115462">3.7 New Calendar Entry on Client and Server – Synchronize – Add one to Server and two on Client<text:tab/>11</text:a></text:p>
          <text:p text:style-name="P29"><text:a xlink:type="simple" xlink:href="#__RefHeading__60_2083115462">3.8 New Task on Client and Server – Synchronize – Add one to Server and two on Client<text:tab/>11</text:a></text:p>
          <text:p text:style-name="P29"><text:a xlink:type="simple" xlink:href="#__RefHeading__62_2083115462">3.9 Contact – new version on Client and Server– Server more up to date – Synchronize Server to Client<text:tab/>11</text:a></text:p>
          <text:p text:style-name="P29"><text:a xlink:type="simple" xlink:href="#__RefHeading__64_2083115462">3.10 Calendar Entry – new version on Client and Server– Server more up to date – Synchronize Server to Client<text:tab/>12</text:a></text:p>
          <text:p text:style-name="P29"><text:a xlink:type="simple" xlink:href="#__RefHeading__66_2083115462">3.11 Task – new version on Client and Server– Server more up to date – Synchronize Server to Client<text:tab/>12</text:a></text:p>
          <text:p text:style-name="P29"><text:a xlink:type="simple" xlink:href="#__RefHeading__68_2083115462">3.12 Contact - – New version on Client and Server – Client more up to date – Synchronize Client to Server<text:tab/>12</text:a></text:p>
          <text:p text:style-name="P29"><text:a xlink:type="simple" xlink:href="#__RefHeading__70_2083115462">3.13 Calendar Entry - – New version on Client and Server – Client more up to date – Synchronize Client to Server<text:tab/>13</text:a></text:p>
          <text:p text:style-name="P29"><text:a xlink:type="simple" xlink:href="#__RefHeading__72_2083115462">3.14 Task - – New version on Client and Server – Client more up to date – Synchronize Client to Server<text:tab/>13</text:a></text:p>
          <text:p text:style-name="P29"><text:a xlink:type="simple" xlink:href="#__RefHeading__74_2083115462">3.15 Contact deleted on Client and updated on Server – Client more up to date – Synchronize – is going to be deleted<text:tab/>13</text:a></text:p>
          <text:p text:style-name="P29"><text:a xlink:type="simple" xlink:href="#__RefHeading__76_2083115462">3.16 Calendar Entry deleted on Client and updated on Server – Client more up to date – Synchronize – is going to be deleted<text:tab/>13</text:a></text:p>
          <text:p text:style-name="P29"><text:soft-page-break/><text:a xlink:type="simple" xlink:href="#__RefHeading__78_2083115462">3.17 Task deleted on Client and updated on Server – Client more up to date – Synchronize – is going to be deleted<text:tab/>14</text:a></text:p>
          <text:p text:style-name="P29"><text:a xlink:type="simple" xlink:href="#__RefHeading__80_2083115462">3.18 Contact deleted on Client and updated on Server – Server more up to date – Synchronize – upload <text:tab/>14</text:a></text:p>
          <text:p text:style-name="P29"><text:a xlink:type="simple" xlink:href="#__RefHeading__82_2083115462">3.19 Calendar Entry deleted on Client and updated on Server – Server more up to date – Synchronize – upload<text:tab/>14</text:a></text:p>
          <text:p text:style-name="P29"><text:a xlink:type="simple" xlink:href="#__RefHeading__84_2083115462">3.20 Task deleted on Client and updated on Server – Server more up to date – Synchronize – upload<text:tab/>14</text:a></text:p>
          <text:p text:style-name="P29"><text:a xlink:type="simple" xlink:href="#__RefHeading__86_2083115462">3.21 Contact deleted on Client und already on Server – Synchronize – Contact deleted from local folder<text:tab/>15</text:a></text:p>
          <text:p text:style-name="P29"><text:a xlink:type="simple" xlink:href="#__RefHeading__88_2083115462">3.22 Calendar Entry deleted on Client und already on Server – Synchronize – Calendar Entry deleted from local folder<text:tab/>15</text:a></text:p>
          <text:p text:style-name="P29"><text:a xlink:type="simple" xlink:href="#__RefHeading__90_2083115462">3.23 Task deleted on Client und already on Server – Synchronize – Task deleted from local folder<text:tab/>15</text:a></text:p>
          <text:p text:style-name="P29"><text:a xlink:type="simple" xlink:href="#__RefHeading__92_2083115462">3.24 Verify language support of SyncKolab Tool<text:tab/>15</text:a></text:p>
          <text:p text:style-name="P27"><text:a xlink:type="simple" xlink:href="#__RefHeading__94_2083115462">4 Configuration Tests<text:tab/>16</text:a></text:p>
          <text:p text:style-name="P26"><text:a xlink:type="simple" xlink:href="#__RefHeading__96_2083115462">4.1.1 Create new Config<text:tab/>16</text:a></text:p>
          <text:p text:style-name="P26"><text:a xlink:type="simple" xlink:href="#__RefHeading__98_2083115462">4.1.2 Delete existing Config<text:tab/>16</text:a></text:p>
          <text:p text:style-name="P29"><text:a xlink:type="simple" xlink:href="#__RefHeading__100_2083115462">4.2 Contact Configuration Tests<text:tab/>16</text:a></text:p>
          <text:p text:style-name="P26"><text:a xlink:type="simple" xlink:href="#__RefHeading__102_2083115462">4.2.1 Update configured Adressbook and sync Contacts<text:tab/>16</text:a></text:p>
          <text:p text:style-name="P26"><text:a xlink:type="simple" xlink:href="#__RefHeading__104_2083115462">4.2.2 Update configured Folder and sync Contacts<text:tab/>17</text:a></text:p>
          <text:p text:style-name="P26"><text:a xlink:type="simple" xlink:href="#__RefHeading__106_2083115462">4.2.3 Update „write to imap account“ and sync Contacts<text:tab/>17</text:a></text:p>
          <text:p text:style-name="P26"><text:a xlink:type="simple" xlink:href="#__RefHeading__108_2083115462">4.2.4 Update „synchronize“ checkbox and sync Contacts<text:tab/>17</text:a></text:p>
          <text:p text:style-name="P26"><text:a xlink:type="simple" xlink:href="#__RefHeading__110_2083115462">4.2.5 Update format and sync Contacts<text:tab/>18</text:a></text:p>
          <text:p text:style-name="P29"><text:a xlink:type="simple" xlink:href="#__RefHeading__112_2083115462">4.3 Calendar Configuration Tests<text:tab/>18</text:a></text:p>
          <text:p text:style-name="P26"><text:a xlink:type="simple" xlink:href="#__RefHeading__114_2083115462">4.3.1 Update configured Calendar and sync Calendar Entries<text:tab/>18</text:a></text:p>
          <text:p text:style-name="P26"><text:a xlink:type="simple" xlink:href="#__RefHeading__116_2083115462">4.3.2 Update configured Folder and sync Calendar Entries<text:tab/>18</text:a></text:p>
          <text:p text:style-name="P26"><text:a xlink:type="simple" xlink:href="#__RefHeading__118_2083115462">4.3.3 Update „write to imap account“ and sync Calendar Entries<text:tab/>19</text:a></text:p>
          <text:p text:style-name="P26"><text:a xlink:type="simple" xlink:href="#__RefHeading__120_2083115462">4.3.4 Update „synchronize“ checkbox and sync Calendar Entries<text:tab/>19</text:a></text:p>
          <text:p text:style-name="P26"><text:a xlink:type="simple" xlink:href="#__RefHeading__122_2083115462">4.3.5 Update format and sync Calendar Entries<text:tab/>19</text:a></text:p>
          <text:p text:style-name="P29"><text:a xlink:type="simple" xlink:href="#__RefHeading__124_2083115462">4.4 Task Configuration Tests<text:tab/>20</text:a></text:p>
          <text:p text:style-name="P26"><text:a xlink:type="simple" xlink:href="#__RefHeading__126_2083115462">4.4.1 Update configured Task list and sync Task’s<text:tab/>20</text:a></text:p>
          <text:p text:style-name="P26"><text:a xlink:type="simple" xlink:href="#__RefHeading__128_2083115462">4.4.2 Update configured Folder and sync Task’s<text:tab/>20</text:a></text:p>
          <text:p text:style-name="P26"><text:a xlink:type="simple" xlink:href="#__RefHeading__130_2083115462">4.4.3 Update „write to imap account“ and sync Task’s<text:tab/>21</text:a></text:p>
          <text:p text:style-name="P26"><text:a xlink:type="simple" xlink:href="#__RefHeading__132_2083115462">4.4.4 Update „synchronize“ checkbox and sync Task’s<text:tab/>21</text:a></text:p>
          <text:p text:style-name="P26"><text:a xlink:type="simple" xlink:href="#__RefHeading__134_2083115462">4.4.5 Update format and sync Task’s<text:tab/>21</text:a></text:p>
          <text:p text:style-name="P29"><text:a xlink:type="simple" xlink:href="#__RefHeading__136_2083115462">4.5 General Configurations<text:tab/>22</text:a></text:p>
          <text:p text:style-name="P26"><text:a xlink:type="simple" xlink:href="#__RefHeading__138_2083115462">4.5.1 Update „Statuswindow“ Checkbox and sync folder<text:tab/>22</text:a></text:p>
          <text:p text:style-name="P26"><text:a xlink:type="simple" xlink:href="#__RefHeading__140_2083115462">4.5.2 Update Sync-Intervall and wait for sync<text:tab/>22</text:a></text:p>
          <text:p text:style-name="P27"><text:a xlink:type="simple" xlink:href="#__RefHeading__142_2083115462">5 Contact fields<text:tab/>23</text:a></text:p>
          <text:p text:style-name="P29"><text:a xlink:type="simple" xlink:href="#__RefHeading__144_2083115462">5.1 Test Data<text:tab/>23</text:a></text:p>
          <text:p text:style-name="P29"><text:soft-page-break/><text:a xlink:type="simple" xlink:href="#__RefHeading__146_2083115462">5.2 Field Verification for Contact format VCard<text:tab/>24</text:a></text:p>
          <text:p text:style-name="P29"><text:a xlink:type="simple" xlink:href="#__RefHeading__148_2083115462">5.3 Field Verification for Contact format XML<text:tab/>25</text:a></text:p>
          <text:p text:style-name="P27"><text:a xlink:type="simple" xlink:href="#__RefHeading__150_2083115462">6 Calendar Fields<text:tab/>25</text:a></text:p>
          <text:p text:style-name="P29"><text:a xlink:type="simple" xlink:href="#__RefHeading__152_2083115462">6.1 Test Data<text:tab/>25</text:a></text:p>
          <text:p text:style-name="P29"><text:a xlink:type="simple" xlink:href="#__RefHeading__154_2083115462">6.2 Field Verification for Calendar format ICal<text:tab/>26</text:a></text:p>
          <text:p text:style-name="P29"><text:a xlink:type="simple" xlink:href="#__RefHeading__156_2083115462">6.3 Field Verification for Calendar format XML<text:tab/>27</text:a></text:p>
          <text:p text:style-name="P27"><text:a xlink:type="simple" xlink:href="#__RefHeading__158_2083115462">7 Task Fields<text:tab/>28</text:a></text:p>
          <text:p text:style-name="P29"><text:a xlink:type="simple" xlink:href="#__RefHeading__160_2083115462">7.1 Test Data<text:tab/>28</text:a></text:p>
          <text:p text:style-name="P29"><text:a xlink:type="simple" xlink:href="#__RefHeading__162_2083115462">7.2 Field Verification for Task format ICal<text:tab/>29</text:a></text:p>
          <text:p text:style-name="P29"><text:a xlink:type="simple" xlink:href="#__RefHeading__164_2083115462">7.3 Field Verification for Task format XML<text:tab/>29</text:a></text:p>
        </text:index-body>
      </text:table-of-content>
      <text:p text:style-name="P1"><text:bookmark-end text:name="OLE_LINK5"/></text:p>
      <text:p text:style-name="P18"/>
      <text:h text:style-name="Heading_20_1" text:outline-level="1"><text:bookmark text:name="__RefHeading__10_2083115462"/><text:span text:style-name="T1">Test</text:span><text:span text:style-name="T2"> </text:span><text:span text:style-name="T1">Pre-Conditions</text:span><text:bookmark-end text:name="__RefHeading__10_2083115462"/></text:h>
      <text:p text:style-name="Standard"><text:span text:style-name="T8">The</text:span><text:span text:style-name="T9"> </text:span><text:span text:style-name="T8">following</text:span><text:span text:style-name="T9"> </text:span><text:span text:style-name="T8">Pre</text:span><text:span text:style-name="T9"> </text:span><text:span text:style-name="T8">Conditions</text:span><text:span text:style-name="T9"> </text:span><text:span text:style-name="T8">needs</text:span><text:span text:style-name="T9"> </text:span><text:span text:style-name="T8">to</text:span><text:span text:style-name="T9"> </text:span><text:span text:style-name="T8">be</text:span><text:span text:style-name="T9"> </text:span><text:span text:style-name="T8">fulfilled</text:span><text:span text:style-name="T9"> </text:span><text:span text:style-name="T8">in</text:span><text:span text:style-name="T9"> </text:span><text:span text:style-name="T8">order</text:span><text:span text:style-name="T9"> </text:span><text:span text:style-name="T8">to</text:span><text:span text:style-name="T9"> </text:span><text:span text:style-name="T8">be</text:span><text:span text:style-name="T9"> </text:span><text:span text:style-name="T8">able</text:span><text:span text:style-name="T9"> </text:span><text:span text:style-name="T8">to</text:span><text:span text:style-name="T9"> </text:span><text:span text:style-name="T8">test</text:span><text:span text:style-name="T9"> </text:span><text:span text:style-name="T8">the</text:span><text:span text:style-name="T9"> </text:span><text:span text:style-name="T8">SyncKolab</text:span><text:span text:style-name="T9"> </text:span><text:span text:style-name="T8">Thunderbird</text:span><text:span text:style-name="T9"> </text:span><text:span text:style-name="T8">Add</text:span><text:span text:style-name="T9"> </text:span><text:span text:style-name="T8">On:</text:span></text:p>
      <text:list xml:id="list122244828" text:style-name="WW8Num5">
        <text:list-item>
          <text:p text:style-name="P12"><text:span text:style-name="T8">The</text:span><text:span text:style-name="T9"> </text:span><text:span text:style-name="T8">Email</text:span><text:span text:style-name="T9"> </text:span><text:span text:style-name="T8">Client</text:span><text:span text:style-name="T9"> </text:span><text:span text:style-name="T8">Thunderbird</text:span><text:span text:style-name="T9"> </text:span><text:span text:style-name="T8">must</text:span><text:span text:style-name="T9"> </text:span><text:span text:style-name="T8">be</text:span><text:span text:style-name="T9"> </text:span><text:span text:style-name="T8">installed</text:span><text:span text:style-name="T9"> </text:span><text:span text:style-name="T8">on</text:span><text:span text:style-name="T9"> </text:span><text:span text:style-name="T8">two</text:span><text:span text:style-name="T9"> </text:span><text:span text:style-name="T8">clients</text:span><text:span text:style-name="T9"> </text:span><text:span text:style-name="T8">(</text:span><text:a xlink:type="simple" xlink:href="http://www.mozilla.com/"><text:span text:style-name="Internet_20_link"><text:span text:style-name="T8">http://www.mozilla.com</text:span></text:span></text:a><text:span text:style-name="T9"> </text:span><text:span text:style-name="T8">-&gt;</text:span><text:span text:style-name="T9"> </text:span><text:span text:style-name="T8">Thunderbird</text:span><text:span text:style-name="T9"> </text:span><text:span text:style-name="T8">2)</text:span></text:p>
        </text:list-item>
        <text:list-item>
          <text:p text:style-name="P12"><text:span text:style-name="T8">Lightning</text:span><text:span text:style-name="T9"> </text:span><text:span text:style-name="T8">Thunderbird</text:span><text:span text:style-name="T9"> </text:span><text:span text:style-name="T8">Add</text:span><text:span text:style-name="T9"> </text:span><text:span text:style-name="T8">On</text:span><text:span text:style-name="T9"> </text:span><text:span text:style-name="T8">für</text:span><text:span text:style-name="T9"> </text:span><text:span text:style-name="T8">needs</text:span><text:span text:style-name="T9"> </text:span><text:span text:style-name="T8">to</text:span><text:span text:style-name="T9"> </text:span><text:span text:style-name="T8">be</text:span><text:span text:style-name="T9"> </text:span><text:span text:style-name="T8">installed</text:span><text:span text:style-name="T9"> </text:span><text:span text:style-name="T8">on</text:span><text:span text:style-name="T9"> </text:span><text:span text:style-name="T8">these</text:span><text:span text:style-name="T9"> </text:span><text:span text:style-name="T8">two</text:span><text:span text:style-name="T9"> </text:span><text:span text:style-name="T8">clients</text:span><text:span text:style-name="T9"> </text:span><text:span text:style-name="T8">as</text:span><text:span text:style-name="T9"> </text:span><text:span text:style-name="T8">well</text:span><text:span text:style-name="T9"> </text:span><text:span text:style-name="T8">(</text:span><text:a xlink:type="simple" xlink:href="http://www.mozilla.org/projects/calendar/lightning/download.html"><text:span text:style-name="Internet_20_link"><text:span text:style-name="T8">http://www.mozilla.org/projects/calendar/lightning/download.html</text:span></text:span></text:a><text:span text:style-name="T9"> </text:span><text:span text:style-name="T8">)</text:span></text:p>
        </text:list-item>
        <text:list-item>
          <text:p text:style-name="P12"><text:span text:style-name="T8">Latest</text:span><text:span text:style-name="T9"> </text:span><text:span text:style-name="T8">SyncKolab</text:span><text:span text:style-name="T9"> </text:span><text:span text:style-name="T8">Thunderbird</text:span><text:span text:style-name="T9"> </text:span><text:span text:style-name="T8">Add</text:span><text:span text:style-name="T9"> </text:span><text:span text:style-name="T8">On</text:span><text:span text:style-name="T9"> </text:span><text:span text:style-name="T8">needs</text:span><text:span text:style-name="T9"> </text:span><text:span text:style-name="T8">to</text:span><text:span text:style-name="T9"> </text:span><text:span text:style-name="T8">be</text:span><text:span text:style-name="T9"> </text:span><text:span text:style-name="T8">installed</text:span><text:span text:style-name="T9"> </text:span><text:span text:style-name="T8">(</text:span><text:a xlink:type="simple" xlink:href="http://www.gargan.org/extensions/synckolab.html"><text:span text:style-name="Internet_20_link"><text:span text:style-name="T8">http://www.gargan.org/extensions/synckolab.html</text:span></text:span></text:a><text:span text:style-name="T8">)</text:span></text:p>
        </text:list-item>
        <text:list-item>
          <text:p text:style-name="P12"><text:span text:style-name="T8">An</text:span><text:span text:style-name="T9"> </text:span><text:span text:style-name="T8">IMAP/Kolab</text:span><text:span text:style-name="T9"> </text:span><text:span text:style-name="T8">Test</text:span><text:span text:style-name="T9"> </text:span><text:span text:style-name="T8">account</text:span><text:span text:style-name="T9"> </text:span><text:span text:style-name="T8">needs</text:span><text:span text:style-name="T9"> </text:span><text:span text:style-name="T8">to</text:span><text:span text:style-name="T9"> </text:span><text:span text:style-name="T8">be</text:span><text:span text:style-name="T9"> </text:span><text:span text:style-name="T8">available</text:span><text:span text:style-name="T9"> </text:span><text:span text:style-name="T8">and</text:span><text:span text:style-name="T9"> </text:span><text:span text:style-name="T8">configured</text:span></text:p>
        </text:list-item>
        <text:list-item>
          <text:p text:style-name="P8">Two<text:span text:style-name="T26"> </text:span>Clients<text:span text:style-name="T26"> </text:span>are<text:span text:style-name="T26"> </text:span>neccessary<text:span text:style-name="T26"> </text:span>for<text:span text:style-name="T26"> </text:span>testing<text:span text:style-name="T26"> </text:span></text:p>
        </text:list-item>
      </text:list>
      <text:p text:style-name="P7"/>
      <text:h text:style-name="Heading_20_1" text:outline-level="1"><text:bookmark text:name="__RefHeading__12_2083115462"/><text:span text:style-name="T20">Baseline</text:span><text:span text:style-name="T21"> </text:span><text:span text:style-name="T1">Test</text:span><text:span text:style-name="T2"> </text:span><text:span text:style-name="T1">Szenarios</text:span><text:bookmark-end text:name="__RefHeading__12_2083115462"/></text:h>
      <text:h text:style-name="Heading_20_2" text:outline-level="2"><text:bookmark text:name="__RefHeading__14_2083115462"/><text:bookmark text:name="OLE_LINK3"/><text:bookmark text:name="OLE_LINK2"/><text:bookmark text:name="OLE_LINK1"/><text:span text:style-name="T22">Create</text:span><text:span text:style-name="T23"> </text:span><text:span text:style-name="T22">new</text:span><text:span text:style-name="T23"> </text:span><text:span text:style-name="T22">Contact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14_208311546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eps</text:p>
          </table:table-cell>
          <table:table-cell table:style-name="Table1.B1" office:value-type="string">
            <text:p text:style-name="P2">Expected<text:span text:style-name="T26"> </text:span>Outcome</text:p>
          </table:table-cell>
        </table:table-row>
        <table:table-row table:style-name="Table1.1">
          <table:table-cell table:style-name="Table1.A2" office:value-type="string">
            <text:p text:style-name="P10">Create<text:span text:style-name="T26"> </text:span>new<text:span text:style-name="T26"> </text:span>Contact<text:span text:style-name="T26"> </text:span>in<text:span text:style-name="T26"> </text:span>Thunderbird</text:p>
          </table:table-cell>
          <table:table-cell table:style-name="Table1.B2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is</text:span><text:span text:style-name="T15"> </text:span><text:span text:style-name="T14">available</text:span><text:span text:style-name="T15"> </text:span><text:span text:style-name="T14">in</text:span><text:span text:style-name="T15"> </text:span><text:span text:style-name="T14">the</text:span><text:span text:style-name="T15"> </text:span><text:span text:style-name="T14">Adressbook</text:span></text:p>
          </table:table-cell>
        </table:table-row>
        <table:table-row table:style-name="Table1.1">
          <table:table-cell table:style-name="Table1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ame</text:span><text:span text:style-name="T15"> </text:span><text:span text:style-name="T14">Client</text:span></text:p>
          </table:table-cell>
          <table:table-cell table:style-name="Table1.B3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1.1">
          <table:table-cell table:style-name="Table1.A4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econd</text:span><text:span text:style-name="T15"> </text:span><text:span text:style-name="T14">Client</text:span></text:p>
          </table:table-cell>
          <table:table-cell table:style-name="Table1.B4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</table:table>
      <text:p text:style-name="Standard"/>
      <text:h text:style-name="Heading_20_2" text:outline-level="2"><text:bookmark text:name="__RefHeading__16_2083115462"/><text:span text:style-name="T22">Create</text:span><text:span text:style-name="T23"> </text:span><text:span text:style-name="T22">new</text:span><text:span text:style-name="T23"> </text:span><text:span text:style-name="T22">Calendar</text:span><text:span text:style-name="T23"> </text:span><text:span text:style-name="T22">Entry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16_2083115462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Steps</text:p>
          </table:table-cell>
          <table:table-cell table:style-name="Table2.B1" office:value-type="string">
            <text:p text:style-name="P2">Expected<text:span text:style-name="T26"> </text:span>Outcome</text:p>
          </table:table-cell>
        </table:table-row>
        <table:table-row table:style-name="Table2.1">
          <table:table-cell table:style-name="Table2.A2" office:value-type="string">
            <text:p text:style-name="P10">Create<text:span text:style-name="T26"> </text:span>new<text:span text:style-name="T26"> </text:span>Calendar<text:span text:style-name="T26"> </text:span>Entry<text:span text:style-name="T26"> </text:span>in<text:span text:style-name="T26"> </text:span>Thunderbird</text:p>
          </table:table-cell>
          <table:table-cell table:style-name="Table2.B2" office:value-type="string">
            <text:p text:style-name="P10">New<text:span text:style-name="T26"> </text:span>Calendar<text:span text:style-name="T26"> </text:span>Entry<text:span text:style-name="T26"> </text:span>is<text:span text:style-name="T26"> </text:span>available</text:p>
          </table:table-cell>
        </table:table-row>
        <table:table-row table:style-name="Table2.1">
          <table:table-cell table:style-name="Table2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ame</text:span><text:span text:style-name="T15"> </text:span><text:span text:style-name="T14">Client</text:span></text:p>
          </table:table-cell>
          <table:table-cell table:style-name="Table2.B3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2.1">
          <table:table-cell table:style-name="Table2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2.B4" office:value-type="string">
            <text:p text:style-name="P10">New<text:span text:style-name="T26"> </text:span>Calendar<text:span text:style-name="T26"> </text:span>Entry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</table:table>
      <text:p text:style-name="P15"/>
      <text:h text:style-name="Heading_20_2" text:outline-level="2"><text:bookmark text:name="__RefHeading__18_2083115462"/><text:span text:style-name="T22">Create</text:span><text:span text:style-name="T23"> </text:span><text:span text:style-name="T22">new</text:span><text:span text:style-name="T23"> </text:span><text:span text:style-name="T22">Task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18_2083115462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Steps</text:p>
          </table:table-cell>
          <table:table-cell table:style-name="Table3.B1" office:value-type="string">
            <text:p text:style-name="P2">Expected<text:span text:style-name="T26"> </text:span>Outcome</text:p>
          </table:table-cell>
        </table:table-row>
        <table:table-row table:style-name="Table3.1">
          <table:table-cell table:style-name="Table3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Task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3.B2" office:value-type="string">
            <text:p text:style-name="P13"><text:span text:style-name="T12">New</text:span><text:span text:style-name="T13"> </text:span><text:span text:style-name="T12">Task</text:span><text:span text:style-name="T13"> </text:span><text:span text:style-name="T12">is</text:span><text:span text:style-name="T13"> </text:span><text:span text:style-name="T12">available</text:span></text:p>
          </table:table-cell>
        </table:table-row>
        <text:soft-page-break/>
        <table:table-row table:style-name="Table3.1">
          <table:table-cell table:style-name="Table3.A3" office:value-type="string">
            <text:p text:style-name="P13"><text:span text:style-name="T14">Sta</text:span><text:span text:style-name="T14">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ame</text:span><text:span text:style-name="T15"> </text:span><text:span text:style-name="T14">Client</text:span></text:p>
          </table:table-cell>
          <table:table-cell table:style-name="Table3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IMAP</text:span><text:span text:style-name="T15"> <text:s/></text:span><text:span text:style-name="T14">Folder</text:span></text:p>
          </table:table-cell>
        </table:table-row>
        <table:table-row table:style-name="Table3.1">
          <table:table-cell table:style-name="Table3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3.B4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20_2083115462"/><text:span text:style-name="T22">Update</text:span><text:span text:style-name="T23"> </text:span><text:span text:style-name="T22">Contact</text:span><text:span text:style-name="T23"> – </text:span><text:span text:style-name="T22">Synchronize</text:span><text:span text:style-name="T23"> – </text:span><text:span text:style-name="T22">Update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20_2083115462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Steps</text:p>
          </table:table-cell>
          <table:table-cell table:style-name="Table4.B1" office:value-type="string">
            <text:p text:style-name="P2">Expected<text:span text:style-name="T26"> </text:span>Outcome</text:p>
          </table:table-cell>
        </table:table-row>
        <table:table-row table:style-name="Table4.1">
          <table:table-cell table:style-name="Table4.A2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both</text:span><text:span text:style-name="T15"> </text:span><text:span text:style-name="T14">Clients</text:span><text:span text:style-name="T15"> </text:span><text:span text:style-name="T14">to</text:span><text:span text:style-name="T15"> </text:span><text:span text:style-name="T14">make</text:span><text:span text:style-name="T15"> </text:span><text:span text:style-name="T14">sure</text:span><text:span text:style-name="T15"> </text:span><text:span text:style-name="T14">they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.</text:span></text:p>
          </table:table-cell>
          <table:table-cell table:style-name="Table4.B2" office:value-type="string">
            <text:p text:style-name="P10">Successful<text:span text:style-name="T26"> </text:span>synchronized</text:p>
          </table:table-cell>
        </table:table-row>
        <table:table-row table:style-name="Table4.1">
          <table:table-cell table:style-name="Table4.A3" office:value-type="string">
            <text:p text:style-name="P13"><text:span text:style-name="T14">Update</text:span><text:span text:style-name="T15"> </text:span><text:span text:style-name="T14">an</text:span><text:span text:style-name="T15"> </text:span><text:span text:style-name="T14">existing</text:span><text:span text:style-name="T15"> </text:span><text:span text:style-name="T14">Contact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4.B3" office:value-type="string">
            <text:p text:style-name="P4">Updated<text:span text:style-name="T26"> </text:span>Contact<text:span text:style-name="T26"> </text:span>is<text:span text:style-name="T26"> </text:span>available</text:p>
          </table:table-cell>
        </table:table-row>
        <table:table-row table:style-name="Table4.1">
          <table:table-cell table:style-name="Table4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4.B4" office:value-type="string">
            <text:p text:style-name="P13"><text:span text:style-name="T14">Contact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in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4.1">
          <table:table-cell table:style-name="Table4.A5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4.B5" office:value-type="string">
            <text:p text:style-name="P4">Contact<text:span text:style-name="T26"> </text:span>was<text:span text:style-name="T26"> </text:span>updated<text:span text:style-name="T26"> </text:span>correct</text:p>
          </table:table-cell>
        </table:table-row>
      </table:table>
      <text:p text:style-name="P16"/>
      <text:h text:style-name="Heading_20_2" text:outline-level="2"><text:bookmark text:name="__RefHeading__22_2083115462"/><text:span text:style-name="T22">Update</text:span><text:span text:style-name="T23"> </text:span><text:span text:style-name="T22">Calendar</text:span><text:span text:style-name="T23"> </text:span><text:span text:style-name="T22">Entry</text:span><text:span text:style-name="T23"> – </text:span><text:span text:style-name="T22">Synchronize</text:span><text:span text:style-name="T23"> – </text:span><text:span text:style-name="T22">Update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22_2083115462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Steps</text:p>
          </table:table-cell>
          <table:table-cell table:style-name="Table5.B1" office:value-type="string">
            <text:p text:style-name="P2">Expected<text:span text:style-name="T26"> </text:span>Outcome</text:p>
          </table:table-cell>
        </table:table-row>
        <table:table-row table:style-name="Table5.1">
          <table:table-cell table:style-name="Table5.A2" office:value-type="string">
            <text:p text:style-name="P10">Start<text:span text:style-name="T26"> </text:span>Kolab<text:span text:style-name="T26"> </text:span>Sync<text:span text:style-name="T26"> </text:span>on<text:span text:style-name="T26"> </text:span>both<text:span text:style-name="T26"> </text:span>Clients<text:span text:style-name="T26"> </text:span>to<text:span text:style-name="T26"> </text:span>make<text:span text:style-name="T26"> </text:span>sure<text:span text:style-name="T26"> </text:span>they<text:span text:style-name="T26"> </text:span>are<text:span text:style-name="T26"> </text:span>in<text:span text:style-name="T26"> </text:span>sync.</text:p>
          </table:table-cell>
          <table:table-cell table:style-name="Table5.B2" office:value-type="string">
            <text:p text:style-name="P10">Successful<text:span text:style-name="T26"> </text:span>synchronized</text:p>
          </table:table-cell>
        </table:table-row>
        <table:table-row table:style-name="Table5.1">
          <table:table-cell table:style-name="Table5.A3" office:value-type="string">
            <text:p text:style-name="P13"><text:span text:style-name="T14">Update</text:span><text:span text:style-name="T15"> </text:span><text:span text:style-name="T14">an</text:span><text:span text:style-name="T15"> </text:span><text:span text:style-name="T14">existing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5.B3" office:value-type="string">
            <text:p text:style-name="P13"><text:span text:style-name="T14">Updated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s</text:span><text:span text:style-name="T15"> </text:span><text:span text:style-name="T14">available</text:span></text:p>
          </table:table-cell>
        </table:table-row>
        <table:table-row table:style-name="Table5.1">
          <table:table-cell table:style-name="Table5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5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in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5.1">
          <table:table-cell table:style-name="Table5.A5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5.B5" office:value-type="string">
            <text:p text:style-name="P10">Calendar<text:span text:style-name="T26"> </text:span>Entry<text:span text:style-name="T26"> </text:span>was<text:span text:style-name="T26"> </text:span>updated<text:span text:style-name="T26"> </text:span>correct</text:p>
          </table:table-cell>
        </table:table-row>
      </table:table>
      <text:p text:style-name="P15"/>
      <text:h text:style-name="Heading_20_2" text:outline-level="2"><text:bookmark text:name="__RefHeading__24_2083115462"/><text:span text:style-name="T22">Update</text:span><text:span text:style-name="T23"> </text:span><text:span text:style-name="T22">Task</text:span><text:span text:style-name="T23"> – </text:span><text:span text:style-name="T22">Synchronize</text:span><text:span text:style-name="T23"> – </text:span><text:span text:style-name="T22">Update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24_2083115462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Steps</text:p>
          </table:table-cell>
          <table:table-cell table:style-name="Table6.B1" office:value-type="string">
            <text:p text:style-name="P2">Expected<text:span text:style-name="T26"> </text:span>Outcome</text:p>
          </table:table-cell>
        </table:table-row>
        <table:table-row table:style-name="Table6.1">
          <table:table-cell table:style-name="Table6.A2" office:value-type="string">
            <text:p text:style-name="P10">Start<text:span text:style-name="T26"> </text:span>Kolab<text:span text:style-name="T26"> </text:span>Sync<text:span text:style-name="T26"> </text:span>on<text:span text:style-name="T26"> </text:span>both<text:span text:style-name="T26"> </text:span>Clients<text:span text:style-name="T26"> </text:span>to<text:span text:style-name="T26"> </text:span>make<text:span text:style-name="T26"> </text:span>sure<text:span text:style-name="T26"> </text:span>they<text:span text:style-name="T26"> </text:span>are<text:span text:style-name="T26"> </text:span>in<text:span text:style-name="T26"> </text:span>sync.</text:p>
          </table:table-cell>
          <table:table-cell table:style-name="Table6.B2" office:value-type="string">
            <text:p text:style-name="P10">Successful<text:span text:style-name="T26"> </text:span>synchronized</text:p>
          </table:table-cell>
        </table:table-row>
        <table:table-row table:style-name="Table6.1">
          <table:table-cell table:style-name="Table6.A3" office:value-type="string">
            <text:p text:style-name="P13"><text:span text:style-name="T14">Update</text:span><text:span text:style-name="T15"> </text:span><text:span text:style-name="T14">an</text:span><text:span text:style-name="T15"> </text:span><text:span text:style-name="T14">existing</text:span><text:span text:style-name="T15"> </text:span><text:span text:style-name="T14">Task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6.B3" office:value-type="string">
            <text:p text:style-name="P13"><text:span text:style-name="T12">Updated</text:span><text:span text:style-name="T13"> </text:span><text:span text:style-name="T12">Task</text:span><text:span text:style-name="T13"> </text:span><text:span text:style-name="T12">is</text:span><text:span text:style-name="T13"> </text:span><text:span text:style-name="T12">available</text:span></text:p>
          </table:table-cell>
        </table:table-row>
        <table:table-row table:style-name="Table6.1">
          <table:table-cell table:style-name="Table6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6.B4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in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6.1">
          <table:table-cell table:style-name="Table6.A5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6.B5" office:value-type="string">
            <text:p text:style-name="P13"><text:span text:style-name="T12">Task</text:span><text:span text:style-name="T13"> </text:span><text:span text:style-name="T12">was</text:span><text:span text:style-name="T13"> </text:span><text:span text:style-name="T12">updated</text:span><text:span text:style-name="T13"> </text:span><text:span text:style-name="T12">correct</text:span></text:p>
          </table:table-cell>
        </table:table-row>
      </table:table>
      <text:p text:style-name="P16"/>
      <text:h text:style-name="Heading_20_2" text:outline-level="2"><text:bookmark text:name="__RefHeading__26_2083115462"/><text:soft-page-break/><text:span text:style-name="T22">Delete</text:span><text:span text:style-name="T23"> </text:span><text:span text:style-name="T22">Contact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on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26_2083115462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Steps</text:p>
          </table:table-cell>
          <table:table-cell table:style-name="Table7.B1" office:value-type="string">
            <text:p text:style-name="P11">Expected<text:span text:style-name="T26"> </text:span>Outcome</text:p>
          </table:table-cell>
        </table:table-row>
        <table:table-row table:style-name="Table7.1">
          <table:table-cell table:style-name="Table7.A2" office:value-type="string">
            <text:p text:style-name="P10">Start<text:span text:style-name="T26"> </text:span>Kolab<text:span text:style-name="T26"> </text:span>Sync<text:span text:style-name="T26"> </text:span>on<text:span text:style-name="T26"> </text:span>both<text:span text:style-name="T26"> </text:span>Clients<text:span text:style-name="T26"> </text:span>to<text:span text:style-name="T26"> </text:span>make<text:span text:style-name="T26"> </text:span>sure<text:span text:style-name="T26"> </text:span>they<text:span text:style-name="T26"> </text:span>are<text:span text:style-name="T26"> </text:span>in<text:span text:style-name="T26"> </text:span>sync.</text:p>
          </table:table-cell>
          <table:table-cell table:style-name="Table7.B2" office:value-type="string">
            <text:p text:style-name="P10">Successful<text:span text:style-name="T26"> </text:span>synchronized</text:p>
          </table:table-cell>
        </table:table-row>
        <table:table-row table:style-name="Table7.1">
          <table:table-cell table:style-name="Table7.A3" office:value-type="string">
            <text:p text:style-name="P13"><text:span text:style-name="T14">Delete</text:span><text:span text:style-name="T15"> </text:span><text:span text:style-name="T14">an</text:span><text:span text:style-name="T15"> </text:span><text:span text:style-name="T14">existing</text:span><text:span text:style-name="T15"> </text:span><text:span text:style-name="T14">Contact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7.B3" office:value-type="string">
            <text:p text:style-name="P10">Contact<text:span text:style-name="T26"> </text:span>is<text:span text:style-name="T26"> </text:span>not<text:span text:style-name="T26"> </text:span>available<text:span text:style-name="T26"> </text:span>in<text:span text:style-name="T26"> </text:span>the<text:span text:style-name="T26"> </text:span>Adressbook<text:span text:style-name="T26"> </text:span>anymore</text:p>
          </table:table-cell>
        </table:table-row>
        <table:table-row table:style-name="Table7.1">
          <table:table-cell table:style-name="Table7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7.B4" office:value-type="string">
            <text:p text:style-name="P13"><text:span text:style-name="T14">Contact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7.1">
          <table:table-cell table:style-name="Table7.A5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7.B5" office:value-type="string">
            <text:p text:style-name="P4">Contact<text:span text:style-name="T26"> </text:span>was<text:span text:style-name="T26"> </text:span>deleted</text:p>
          </table:table-cell>
        </table:table-row>
      </table:table>
      <text:p text:style-name="P16"/>
      <text:h text:style-name="Heading_20_2" text:outline-level="2"><text:bookmark text:name="__RefHeading__28_2083115462"/><text:span text:style-name="T22">Delete</text:span><text:span text:style-name="T23"> </text:span><text:span text:style-name="T22">Calendar</text:span><text:span text:style-name="T23"> </text:span><text:span text:style-name="T22">Entry</text:span><text:span text:style-name="T23"> – </text:span><text:span text:style-name="T22">Synchronize</text:span><text:span text:style-name="T23"> </text:span><text:span text:style-name="T22">-</text:span><text:span text:style-name="T23"> </text:span><text:span text:style-name="T22">Delete</text:span><text:span text:style-name="T23"> </text:span><text:span text:style-name="T22">on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28_2083115462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Steps</text:p>
          </table:table-cell>
          <table:table-cell table:style-name="Table8.B1" office:value-type="string">
            <text:p text:style-name="P2">Expected<text:span text:style-name="T26"> </text:span>Outcome</text:p>
          </table:table-cell>
        </table:table-row>
        <table:table-row table:style-name="Table8.1">
          <table:table-cell table:style-name="Table8.A2" office:value-type="string">
            <text:p text:style-name="P10">Start<text:span text:style-name="T26"> </text:span>Kolab<text:span text:style-name="T26"> </text:span>Sync<text:span text:style-name="T26"> </text:span>on<text:span text:style-name="T26"> </text:span>both<text:span text:style-name="T26"> </text:span>Clients<text:span text:style-name="T26"> </text:span>to<text:span text:style-name="T26"> </text:span>make<text:span text:style-name="T26"> </text:span>sure<text:span text:style-name="T26"> </text:span>they<text:span text:style-name="T26"> </text:span>are<text:span text:style-name="T26"> </text:span>in<text:span text:style-name="T26"> </text:span>sync.</text:p>
          </table:table-cell>
          <table:table-cell table:style-name="Table8.B2" office:value-type="string">
            <text:p text:style-name="P10">Successful<text:span text:style-name="T26"> </text:span>synchronized</text:p>
          </table:table-cell>
        </table:table-row>
        <table:table-row table:style-name="Table8.1">
          <table:table-cell table:style-name="Table8.A3" office:value-type="string">
            <text:p text:style-name="P10">Delete<text:span text:style-name="T26"> </text:span>an<text:span text:style-name="T26"> </text:span>existing<text:span text:style-name="T26"> </text:span>Calendar<text:span text:style-name="T26"> </text:span>Entry<text:span text:style-name="T26"> </text:span>in<text:span text:style-name="T26"> </text:span>Thunderbird</text:p>
          </table:table-cell>
          <table:table-cell table:style-name="Table8.B3" office:value-type="string">
            <text:p text:style-name="P13"><text:span text:style-name="T14">Calenda</text:span><text:span text:style-name="T14">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not</text:span><text:span text:style-name="T15"> </text:span><text:span text:style-name="T14">available</text:span><text:span text:style-name="T15"> </text:span><text:span text:style-name="T14">anymore</text:span></text:p>
          </table:table-cell>
        </table:table-row>
        <table:table-row table:style-name="Table8.1">
          <table:table-cell table:style-name="Table8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8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8.1">
          <table:table-cell table:style-name="Table8.A5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8.B5" office:value-type="string">
            <text:p text:style-name="P4">Calendar<text:span text:style-name="T26"> </text:span>Entry<text:span text:style-name="T26"> </text:span>was<text:span text:style-name="T26"> </text:span>deleted</text:p>
          </table:table-cell>
        </table:table-row>
      </table:table>
      <text:p text:style-name="P16"/>
      <text:h text:style-name="Heading_20_2" text:outline-level="2"><text:bookmark text:name="__RefHeading__30_2083115462"/><text:span text:style-name="T22">Delete</text:span><text:span text:style-name="T23"> </text:span><text:span text:style-name="T22">Task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on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30_2083115462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Steps</text:p>
          </table:table-cell>
          <table:table-cell table:style-name="Table9.B1" office:value-type="string">
            <text:p text:style-name="P2">Expected<text:span text:style-name="T26"> </text:span>Outcome</text:p>
          </table:table-cell>
        </table:table-row>
        <table:table-row table:style-name="Table9.1">
          <table:table-cell table:style-name="Table9.A2" office:value-type="string">
            <text:p text:style-name="P10">Start<text:span text:style-name="T26"> </text:span>Kolab<text:span text:style-name="T26"> </text:span>Sync<text:span text:style-name="T26"> </text:span>on<text:span text:style-name="T26"> </text:span>both<text:span text:style-name="T26"> </text:span>Clients<text:span text:style-name="T26"> </text:span>to<text:span text:style-name="T26"> </text:span>make<text:span text:style-name="T26"> </text:span>sure<text:span text:style-name="T26"> </text:span>they<text:span text:style-name="T26"> </text:span>are<text:span text:style-name="T26"> </text:span>in<text:span text:style-name="T26"> </text:span>sync.</text:p>
          </table:table-cell>
          <table:table-cell table:style-name="Table9.B2" office:value-type="string">
            <text:p text:style-name="P10">Successful<text:span text:style-name="T26"> </text:span>synchronized</text:p>
          </table:table-cell>
        </table:table-row>
        <table:table-row table:style-name="Table9.1">
          <table:table-cell table:style-name="Table9.A3" office:value-type="string">
            <text:p text:style-name="P13"><text:span text:style-name="T14">Delete</text:span><text:span text:style-name="T15"> </text:span><text:span text:style-name="T14">an</text:span><text:span text:style-name="T15"> </text:span><text:span text:style-name="T14">existing</text:span><text:span text:style-name="T15"> </text:span><text:span text:style-name="T14">Task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9.B3" office:value-type="string">
            <text:p text:style-name="P13"><text:span text:style-name="T14">Task</text:span><text:span text:style-name="T15"> </text:span><text:span text:style-name="T14">is</text:span><text:span text:style-name="T15"> </text:span><text:span text:style-name="T14">not</text:span><text:span text:style-name="T15"> </text:span><text:span text:style-name="T14">available</text:span><text:span text:style-name="T15"> </text:span><text:span text:style-name="T14">anymore</text:span></text:p>
          </table:table-cell>
        </table:table-row>
        <table:table-row table:style-name="Table9.1">
          <table:table-cell table:style-name="Table9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9.B4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IMAP</text:span><text:span text:style-name="T15"> </text:span><text:span text:style-name="T14">folder</text:span></text:p>
          </table:table-cell>
        </table:table-row>
        <table:table-row table:style-name="Table9.1">
          <table:table-cell table:style-name="Table9.A5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9.B5" office:value-type="string">
            <text:p text:style-name="P13"><text:span text:style-name="T12">Task</text:span><text:span text:style-name="T13"> </text:span><text:span text:style-name="T12">was</text:span><text:span text:style-name="T13"> </text:span><text:span text:style-name="T12">deleted</text:span></text:p>
          </table:table-cell>
        </table:table-row>
      </table:table>
      <text:p text:style-name="P16"/>
      <text:h text:style-name="Heading_20_2" text:outline-level="2"><text:bookmark text:name="__RefHeading__32_2083115462"/><text:span text:style-name="T22">Sync</text:span><text:span text:style-name="T22">hronize</text:span><text:span text:style-name="T23"> – </text:span><text:span text:style-name="T22">New</text:span><text:span text:style-name="T23"> </text:span><text:span text:style-name="T22">Contact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Contact</text:span><text:span text:style-name="T23"> </text:span><text:span text:style-name="T22">is</text:span><text:span text:style-name="T23"> </text:span><text:span text:style-name="T22">loaded</text:span><text:span text:style-name="T23"> </text:span><text:span text:style-name="T22">from</text:span><text:span text:style-name="T23"> </text:span><text:span text:style-name="T22">Server</text:span><text:bookmark-end text:name="__RefHeading__32_2083115462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Steps</text:p>
          </table:table-cell>
          <table:table-cell table:style-name="Table10.B1" office:value-type="string">
            <text:p text:style-name="P2">Expected<text:span text:style-name="T26"> </text:span>Outcome</text:p>
          </table:table-cell>
        </table:table-row>
        <table:table-row table:style-name="Table10.1">
          <table:table-cell table:style-name="Table10.A2" office:value-type="string">
            <text:p text:style-name="P10">Create<text:span text:style-name="T26"> </text:span>new<text:span text:style-name="T26"> </text:span>Contact<text:span text:style-name="T26"> </text:span>in<text:span text:style-name="T26"> </text:span>Thunderbird</text:p>
          </table:table-cell>
          <table:table-cell table:style-name="Table10.B2" office:value-type="string">
            <text:p text:style-name="P4">New<text:span text:style-name="T26"> </text:span>Contact<text:span text:style-name="T26"> </text:span>is<text:span text:style-name="T26"> </text:span>available</text:p>
          </table:table-cell>
        </table:table-row>
        <text:soft-page-break/>
        <table:table-row table:style-name="Table10.1">
          <table:table-cell table:style-name="Table10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different</text:span><text:span text:style-name="T15"> </text:span><text:span text:style-name="T14">Client</text:span></text:p>
          </table:table-cell>
          <table:table-cell table:style-name="Table10.B3" office:value-type="string">
            <text:p text:style-name="P10">New<text:span text:style-name="T26"> </text:span>Contact<text:span text:style-name="T26"> </text:span>was<text:span text:style-name="T26"> </text:span>NOT<text:span text:style-name="T26"> </text:span>added<text:span text:style-name="T26"> </text:span>to<text:span text:style-name="T26"> </text:span>local<text:span text:style-name="T26"> </text:span>folder</text:p>
          </table:table-cell>
        </table:table-row>
        <table:table-row table:style-name="Table10.1">
          <table:table-cell table:style-name="Table10.A4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first</text:span><text:span text:style-name="T15"> </text:span><text:span text:style-name="T14">used</text:span><text:span text:style-name="T15"> </text:span><text:span text:style-name="T14">Client</text:span></text:p>
          </table:table-cell>
          <table:table-cell table:style-name="Table10.B4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IMAP</text:span><text:span text:style-name="T15"> </text:span><text:span text:style-name="T14">folder.</text:span></text:p>
          </table:table-cell>
        </table:table-row>
        <table:table-row table:style-name="Table10.1">
          <table:table-cell table:style-name="Table10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ce</text:span><text:span text:style-name="T15"> </text:span><text:span text:style-name="T14">again</text:span><text:span text:style-name="T15"> </text:span><text:span text:style-name="T14">on</text:span><text:span text:style-name="T15"> </text:span><text:span text:style-name="T14">different</text:span><text:span text:style-name="T15"> </text:span><text:span text:style-name="T14">Client</text:span></text:p>
          </table:table-cell>
          <table:table-cell table:style-name="Table10.B5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local<text:span text:style-name="T26"> </text:span>folder<text:span text:style-name="T26"> </text:span>now</text:p>
          </table:table-cell>
        </table:table-row>
      </table:table>
      <text:p text:style-name="P15"/>
      <text:h text:style-name="Heading_20_2" text:outline-level="2"><text:bookmark text:name="__RefHeading__34_2083115462"/><text:span text:style-name="T22">Synchronize</text:span><text:span text:style-name="T23"> – </text:span><text:span text:style-name="T22">New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Calendar</text:span><text:span text:style-name="T23"> </text:span><text:span text:style-name="T22">Entry</text:span><text:span text:style-name="T23"> </text:span><text:span text:style-name="T22">is</text:span><text:span text:style-name="T23"> </text:span><text:span text:style-name="T22">loaded</text:span><text:span text:style-name="T23"> </text:span><text:span text:style-name="T22">from</text:span><text:span text:style-name="T23"> </text:span><text:span text:style-name="T22">Server</text:span><text:bookmark-end text:name="__RefHeading__34_2083115462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Steps</text:p>
          </table:table-cell>
          <table:table-cell table:style-name="Table11.B1" office:value-type="string">
            <text:p text:style-name="P2">Expected<text:span text:style-name="T26"> </text:span>Outcome</text:p>
          </table:table-cell>
        </table:table-row>
        <table:table-row table:style-name="Table11.1">
          <table:table-cell table:style-name="Table11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alende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11.B2" office:value-type="string">
            <text:p text:style-name="P10">New<text:span text:style-name="T26"> </text:span>Calender<text:span text:style-name="T26"> </text:span>Entry<text:span text:style-name="T26"> </text:span>is<text:span text:style-name="T26"> </text:span>available</text:p>
          </table:table-cell>
        </table:table-row>
        <table:table-row table:style-name="Table11.1">
          <table:table-cell table:style-name="Table11.A3" office:value-type="string">
            <text:p text:style-name="P10">Start<text:span text:style-name="T26"> </text:span>Kolab<text:span text:style-name="T26"> </text:span>Sync<text:span text:style-name="T26"> </text:span>on<text:span text:style-name="T26"> </text:span>different<text:span text:style-name="T26"> </text:span>Client</text:p>
          </table:table-cell>
          <table:table-cell table:style-name="Table11.B3" office:value-type="string">
            <text:p text:style-name="P13"><text:span text:style-name="T14">New</text:span><text:span text:style-name="T15"> </text:span><text:span text:style-name="T14">Calende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11.1">
          <table:table-cell table:style-name="Table11.A4" office:value-type="string">
            <text:p text:style-name="P10">Start<text:span text:style-name="T26"> </text:span>Kolab<text:span text:style-name="T26"> </text:span>Sync<text:span text:style-name="T26"> </text:span>on<text:span text:style-name="T26"> </text:span>first<text:span text:style-name="T26"> </text:span>used<text:span text:style-name="T26"> </text:span>Client</text:p>
          </table:table-cell>
          <table:table-cell table:style-name="Table11.B4" office:value-type="string">
            <text:p text:style-name="P13"><text:span text:style-name="T14">New</text:span><text:span text:style-name="T15"> </text:span><text:span text:style-name="T14">Calende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IMAP</text:span><text:span text:style-name="T15"> </text:span><text:span text:style-name="T14">folder.</text:span></text:p>
          </table:table-cell>
        </table:table-row>
        <table:table-row table:style-name="Table11.1">
          <table:table-cell table:style-name="Table11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different<text:span text:style-name="T26"> </text:span>Client</text:p>
          </table:table-cell>
          <table:table-cell table:style-name="Table11.B5" office:value-type="string">
            <text:p text:style-name="P13"><text:span text:style-name="T14">New</text:span><text:span text:style-name="T15"> </text:span><text:span text:style-name="T14">Calende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text:span text:style-name="T15"> </text:span><text:span text:style-name="T14">now</text:span></text:p>
          </table:table-cell>
        </table:table-row>
      </table:table>
      <text:p text:style-name="P15"/>
      <text:h text:style-name="Heading_20_2" text:outline-level="2"><text:bookmark text:name="__RefHeading__36_2083115462"/><text:span text:style-name="T22">Synchronize</text:span><text:span text:style-name="T23"> – </text:span><text:span text:style-name="T22">New</text:span><text:span text:style-name="T23"> </text:span><text:span text:style-name="T22">Task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Task</text:span><text:span text:style-name="T23"> </text:span><text:span text:style-name="T22">is</text:span><text:span text:style-name="T23"> </text:span><text:span text:style-name="T22">loaded</text:span><text:span text:style-name="T23"> </text:span><text:span text:style-name="T22">from</text:span><text:span text:style-name="T23"> </text:span><text:span text:style-name="T22">Server</text:span><text:bookmark-end text:name="__RefHeading__36_2083115462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">Steps</text:p>
          </table:table-cell>
          <table:table-cell table:style-name="Table12.B1" office:value-type="string">
            <text:p text:style-name="P2">Expected<text:span text:style-name="T26"> </text:span>Outcome</text:p>
          </table:table-cell>
        </table:table-row>
        <table:table-row table:style-name="Table12.1">
          <table:table-cell table:style-name="Table12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Task</text:span><text:span text:style-name="T15"> </text:span><text:span text:style-name="T14">in</text:span><text:span text:style-name="T15"> </text:span><text:span text:style-name="T14">Thunderbird</text:span></text:p>
          </table:table-cell>
          <table:table-cell table:style-name="Table12.B2" office:value-type="string">
            <text:p text:style-name="P13"><text:span text:style-name="T12">New</text:span><text:span text:style-name="T13"> </text:span><text:span text:style-name="T12">Task</text:span><text:span text:style-name="T13"> </text:span><text:span text:style-name="T12">is</text:span><text:span text:style-name="T13"> </text:span><text:span text:style-name="T12">available</text:span></text:p>
          </table:table-cell>
        </table:table-row>
        <table:table-row table:style-name="Table12.1">
          <table:table-cell table:style-name="Table12.A3" office:value-type="string">
            <text:p text:style-name="P10">Start<text:span text:style-name="T26"> </text:span>Kolab<text:span text:style-name="T26"> </text:span>Sync<text:span text:style-name="T26"> </text:span>on<text:span text:style-name="T26"> </text:span>different<text:span text:style-name="T26"> </text:span>Client</text:p>
          </table:table-cell>
          <table:table-cell table:style-name="Table12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12.1">
          <table:table-cell table:style-name="Table12.A4" office:value-type="string">
            <text:p text:style-name="P10">Start<text:span text:style-name="T26"> </text:span>Kolab<text:span text:style-name="T26"> </text:span>Sync<text:span text:style-name="T26"> </text:span>on<text:span text:style-name="T26"> </text:span>first<text:span text:style-name="T26"> </text:span>used<text:span text:style-name="T26"> </text:span>Client</text:p>
          </table:table-cell>
          <table:table-cell table:style-name="Table12.B4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IMAP</text:span><text:span text:style-name="T15"> </text:span><text:span text:style-name="T14">folder.</text:span></text:p>
          </table:table-cell>
        </table:table-row>
        <table:table-row table:style-name="Table12.1">
          <table:table-cell table:style-name="Table12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different<text:span text:style-name="T26"> </text:span>Client</text:p>
          </table:table-cell>
          <table:table-cell table:style-name="Table12.B5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text:span text:style-name="T15"> </text:span><text:span text:style-name="T14">now</text:span></text:p>
          </table:table-cell>
        </table:table-row>
      </table:table>
      <text:p text:style-name="P15"/>
      <text:h text:style-name="Heading_20_2" text:outline-level="2"><text:bookmark text:name="__RefHeading__38_2083115462"/><text:span text:style-name="T22">Contact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Contact</text:span><text:span text:style-name="T23"> </text:span><text:span text:style-name="T22">on</text:span><text:span text:style-name="T23"> </text:span><text:span text:style-name="T22">local</text:span><text:span text:style-name="T23"> </text:span><text:span text:style-name="T22">Folder</text:span><text:bookmark-end text:name="__RefHeading__38_2083115462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Steps</text:p>
          </table:table-cell>
          <table:table-cell table:style-name="Table13.B1" office:value-type="string">
            <text:p text:style-name="P2">Expected<text:span text:style-name="T26"> </text:span>Outcome</text:p>
          </table:table-cell>
        </table:table-row>
        <table:table-row table:style-name="Table13.1">
          <table:table-cell table:style-name="Table13.A2" office:value-type="string">
            <text:p text:style-name="P13"><text:span text:style-name="T12">Delete</text:span><text:span text:style-name="T13"> </text:span><text:span text:style-name="T12">Contact</text:span><text:span text:style-name="T13"> </text:span><text:span text:style-name="T12">in</text:span><text:span text:style-name="T13"> </text:span><text:span text:style-name="T12">Thunderbird</text:span></text:p>
          </table:table-cell>
          <table:table-cell table:style-name="Table13.B2" office:value-type="string">
            <text:p text:style-name="P13"><text:span text:style-name="T12">Contact</text:span><text:span text:style-name="T13"> </text:span><text:span text:style-name="T12">was</text:span><text:span text:style-name="T13"> </text:span><text:span text:style-name="T12">deleted</text:span><text:span text:style-name="T13"> </text:span><text:span text:style-name="T14">successfully</text:span><text:span text:style-name="T15"> </text:span></text:p>
          </table:table-cell>
        </table:table-row>
        <table:table-row table:style-name="Table13.1">
          <table:table-cell table:style-name="Table13.A3" office:value-type="string">
            <text:p text:style-name="P10">Start<text:span text:style-name="T26"> </text:span>Kolab<text:span text:style-name="T26"> </text:span>Sync<text:span text:style-name="T26"> </text:span>on<text:span text:style-name="T26"> </text:span>different<text:span text:style-name="T26"> </text:span>Client</text:p>
          </table:table-cell>
          <table:table-cell table:style-name="Table13.B3" office:value-type="string">
            <text:p text:style-name="P4">Contact<text:span text:style-name="T26"> </text:span>was<text:span text:style-name="T26"> </text:span>NOT<text:span text:style-name="T26"> </text:span>deleted</text:p>
          </table:table-cell>
        </table:table-row>
        <table:table-row table:style-name="Table13.1">
          <table:table-cell table:style-name="Table13.A4" office:value-type="string">
            <text:p text:style-name="P10">Start<text:span text:style-name="T26"> </text:span>Kolab<text:span text:style-name="T26"> </text:span>Sync<text:span text:style-name="T26"> </text:span>on<text:span text:style-name="T26"> </text:span>first<text:span text:style-name="T26"> </text:span>used<text:span text:style-name="T26"> </text:span>Client</text:p>
          </table:table-cell>
          <table:table-cell table:style-name="Table13.B4" office:value-type="string">
            <text:p text:style-name="P10">Contact<text:span text:style-name="T26"> </text:span>was<text:span text:style-name="T26"> </text:span>deleted<text:span text:style-name="T26"> </text:span>on<text:span text:style-name="T26"> </text:span>Server<text:span text:style-name="T26"> </text:span>and<text:span text:style-name="T26"> </text:span>local<text:span text:style-name="T26"> </text:span>folder</text:p>
          </table:table-cell>
        </table:table-row>
        <table:table-row table:style-name="Table13.1">
          <table:table-cell table:style-name="Table13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different<text:span text:style-name="T26"> </text:span>Client</text:p>
          </table:table-cell>
          <table:table-cell table:style-name="Table13.B5" office:value-type="string">
            <text:p text:style-name="P10">Contact<text:span text:style-name="T26"> </text:span>was<text:span text:style-name="T26"> </text:span>deleted<text:span text:style-name="T26"> </text:span>on<text:span text:style-name="T26"> </text:span>local<text:span text:style-name="T26"> </text:span>folder</text:p>
          </table:table-cell>
        </table:table-row>
      </table:table>
      <text:p text:style-name="P15"/>
      <text:h text:style-name="Heading_20_2" text:outline-level="2"><text:bookmark text:name="__RefHeading__40_2083115462"/><text:span text:style-name="T22">Calendar</text:span><text:span text:style-name="T23"> </text:span><text:span text:style-name="T22">Entry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on</text:span><text:span text:style-name="T23"> </text:span><text:span text:style-name="T22">local</text:span><text:span text:style-name="T23"> </text:span><text:span text:style-name="T22">Folder</text:span><text:bookmark-end text:name="__RefHeading__40_2083115462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">Steps</text:p>
          </table:table-cell>
          <table:table-cell table:style-name="Table14.B1" office:value-type="string">
            <text:p text:style-name="P2">Expected<text:span text:style-name="T26"> </text:span>Outcome</text:p>
          </table:table-cell>
        </table:table-row>
        <text:soft-page-break/>
        <table:table-row table:style-name="Table14.1">
          <table:table-cell table:style-name="Table14.A2" office:value-type="string">
            <text:p text:style-name="P10">Delete<text:span text:style-name="T26"> </text:span>Calendar<text:span text:style-name="T26"> </text:span>Entry<text:span text:style-name="T26"> </text:span>in<text:span text:style-name="T26"> </text:span>Thunderbird</text:p>
          </table:table-cell>
          <table:table-cell table:style-name="Table14.B2" office:value-type="string">
            <text:p text:style-name="P10">Calendar<text:span text:style-name="T26"> </text:span>Entry<text:span text:style-name="T26"> </text:span>was<text:span text:style-name="T26"> </text:span>deleted<text:span text:style-name="T26"> </text:span>successfully<text:span text:style-name="T26"> </text:span></text:p>
          </table:table-cell>
        </table:table-row>
        <table:table-row table:style-name="Table14.1">
          <table:table-cell table:style-name="Table14.A3" office:value-type="string">
            <text:p text:style-name="P10">Start<text:span text:style-name="T26"> </text:span>Kolab<text:span text:style-name="T26"> </text:span>Sync<text:span text:style-name="T26"> </text:span>on<text:span text:style-name="T26"> </text:span>different<text:span text:style-name="T26"> </text:span>Client</text:p>
          </table:table-cell>
          <table:table-cell table:style-name="Table14.B3" office:value-type="string">
            <text:p text:style-name="P10">Calendar<text:span text:style-name="T26"> </text:span>Entry<text:span text:style-name="T26"> </text:span>was<text:span text:style-name="T26"> </text:span>NOT<text:span text:style-name="T26"> </text:span>deleted</text:p>
          </table:table-cell>
        </table:table-row>
        <table:table-row table:style-name="Table14.1">
          <table:table-cell table:style-name="Table14.A4" office:value-type="string">
            <text:p text:style-name="P10">Start<text:span text:style-name="T26"> </text:span>Kolab<text:span text:style-name="T26"> </text:span>Sync<text:span text:style-name="T26"> </text:span>on<text:span text:style-name="T26"> </text:span>first<text:span text:style-name="T26"> </text:span>used<text:span text:style-name="T26"> </text:span>Client</text:p>
          </table:table-cell>
          <table:table-cell table:style-name="Table14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text:span text:style-name="T15"> </text:span><text:span text:style-name="T14">and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14.1">
          <table:table-cell table:style-name="Table14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different<text:span text:style-name="T26"> </text:span>Client</text:p>
          </table:table-cell>
          <table:table-cell table:style-name="Table14.B5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42_2083115462"/><text:span text:style-name="T22">Task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Task</text:span><text:span text:style-name="T23"> </text:span><text:span text:style-name="T22">on</text:span><text:span text:style-name="T23"> </text:span><text:span text:style-name="T22">local</text:span><text:span text:style-name="T23"> </text:span><text:span text:style-name="T22">Folder</text:span><text:bookmark-end text:name="__RefHeading__42_2083115462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Steps</text:p>
          </table:table-cell>
          <table:table-cell table:style-name="Table15.B1" office:value-type="string">
            <text:p text:style-name="P2">Expected<text:span text:style-name="T26"> </text:span>Outcome</text:p>
          </table:table-cell>
        </table:table-row>
        <table:table-row table:style-name="Table15.1">
          <table:table-cell table:style-name="Table15.A2" office:value-type="string">
            <text:p text:style-name="P13"><text:span text:style-name="T12">Delete</text:span><text:span text:style-name="T13"> </text:span><text:span text:style-name="T12">Task</text:span><text:span text:style-name="T13"> </text:span><text:span text:style-name="T12">in</text:span><text:span text:style-name="T13"> </text:span><text:span text:style-name="T12">Thunderbird</text:span></text:p>
          </table:table-cell>
          <table:table-cell table:style-name="Table15.B2" office:value-type="string">
            <text:p text:style-name="P13"><text:span text:style-name="T12">Task</text:span><text:span text:style-name="T13"> </text:span><text:span text:style-name="T12">was</text:span><text:span text:style-name="T13"> </text:span><text:span text:style-name="T12">deleted</text:span><text:span text:style-name="T13"> </text:span><text:span text:style-name="T14">successfully</text:span><text:span text:style-name="T15"> </text:span></text:p>
          </table:table-cell>
        </table:table-row>
        <table:table-row table:style-name="Table15.1">
          <table:table-cell table:style-name="Table15.A3" office:value-type="string">
            <text:p text:style-name="P10">Start<text:span text:style-name="T26"> </text:span>Kolab<text:span text:style-name="T26"> </text:span>Sync<text:span text:style-name="T26"> </text:span>on<text:span text:style-name="T26"> </text:span>different<text:span text:style-name="T26"> </text:span>Client</text:p>
          </table:table-cell>
          <table:table-cell table:style-name="Table15.B3" office:value-type="string">
            <text:p text:style-name="P13"><text:span text:style-name="T12">Task</text:span><text:span text:style-name="T13"> </text:span><text:span text:style-name="T12">was</text:span><text:span text:style-name="T13"> </text:span><text:span text:style-name="T12">NOT</text:span><text:span text:style-name="T13"> </text:span><text:span text:style-name="T12">deleted</text:span></text:p>
          </table:table-cell>
        </table:table-row>
        <table:table-row table:style-name="Table15.1">
          <table:table-cell table:style-name="Table15.A4" office:value-type="string">
            <text:p text:style-name="P10">Start<text:span text:style-name="T26"> </text:span>Kolab<text:span text:style-name="T26"> </text:span>Sync<text:span text:style-name="T26"> </text:span>on<text:span text:style-name="T26"> </text:span>first<text:span text:style-name="T26"> </text:span>used<text:span text:style-name="T26"> </text:span>Client</text:p>
          </table:table-cell>
          <table:table-cell table:style-name="Table15.B4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text:span text:style-name="T15"> </text:span><text:span text:style-name="T14">and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15.1">
          <table:table-cell table:style-name="Table15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different<text:span text:style-name="T26"> </text:span>Client</text:p>
          </table:table-cell>
          <table:table-cell table:style-name="Table15.B5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p text:style-name="P20"/>
      <text:h text:style-name="P21" text:outline-level="1"><text:bookmark text:name="__RefHeading__44_2083115462"/>Advanced<text:span text:style-name="T7"> </text:span>Test<text:span text:style-name="T7"> </text:span>Szenarios<text:bookmark-end text:name="__RefHeading__44_2083115462"/></text:h>
      <text:h text:style-name="Heading_20_2" text:outline-level="2"><text:bookmark text:name="__RefHeading__46_2083115462"/><text:bookmark-start text:name="OLE_LINK4"/><text:span text:style-name="T22">Create</text:span><text:span text:style-name="T23"> </text:span><text:span text:style-name="T22">new</text:span><text:span text:style-name="T23"> </text:span><text:span text:style-name="T22">Contact,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&amp;</text:span><text:span text:style-name="T23"> </text:span><text:span text:style-name="T22">Task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all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46_2083115462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">Steps</text:p>
          </table:table-cell>
          <table:table-cell table:style-name="Table16.B1" office:value-type="string">
            <text:p text:style-name="P2">Expected<text:span text:style-name="T26"> </text:span>Outcome</text:p>
          </table:table-cell>
        </table:table-row>
        <table:table-row table:style-name="Table16.1">
          <table:table-cell table:style-name="Table16.A2" office:value-type="string">
            <text:p text:style-name="P4">Create<text:span text:style-name="T26"> </text:span>the<text:span text:style-name="T26"> </text:span>following<text:span text:style-name="T26"> </text:span>Elements</text:p>
            <text:list xml:id="list881448839" text:style-name="WW8Num15">
              <text:list-item>
                <text:p text:style-name="P5">Contact</text:p>
              </text:list-item>
              <text:list-item>
                <text:p text:style-name="P5">Calendar<text:span text:style-name="T26"> </text:span>Entry</text:p>
              </text:list-item>
              <text:list-item>
                <text:p text:style-name="P5">Task</text:p>
              </text:list-item>
            </text:list>
            <text:p text:style-name="Standard"><text:span text:style-name="T12">in</text:span><text:span text:style-name="T13"> </text:span><text:span text:style-name="T12">Thunderbird</text:span></text:p>
          </table:table-cell>
          <table:table-cell table:style-name="Table16.B2" office:value-type="string">
            <text:p text:style-name="P10">New<text:span text:style-name="T26"> </text:span>Elements<text:span text:style-name="T26"> </text:span>are<text:span text:style-name="T26"> </text:span>created<text:span text:style-name="T26"> </text:span>successful</text:p>
          </table:table-cell>
        </table:table-row>
        <table:table-row table:style-name="Table16.1">
          <table:table-cell table:style-name="Table16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ame</text:span><text:span text:style-name="T15"> </text:span><text:span text:style-name="T14">Client</text:span></text:p>
          </table:table-cell>
          <table:table-cell table:style-name="Table16.B3" office:value-type="string">
            <text:p text:style-name="P10">New<text:span text:style-name="T26"> </text:span>Elements<text:span text:style-name="T26"> </text:span>were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16.1">
          <table:table-cell table:style-name="Table16.A4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econd</text:span><text:span text:style-name="T15"> </text:span><text:span text:style-name="T14">Client</text:span></text:p>
          </table:table-cell>
          <table:table-cell table:style-name="Table16.B4" office:value-type="string">
            <text:p text:style-name="P13"><text:span text:style-name="T14">New</text:span><text:span text:style-name="T15"> </text:span><text:span text:style-name="T14">Elements</text:span><text:span text:style-name="T15"> </text:span><text:span text:style-name="T14">were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48_2083115462"/><text:span text:style-name="T22">Update</text:span><text:span text:style-name="T23"> </text:span><text:span text:style-name="T22">Contact,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&amp;</text:span><text:span text:style-name="T23"> </text:span><text:span text:style-name="T22">Task</text:span><text:span text:style-name="T23"> – </text:span><text:span text:style-name="T22">Synchronize</text:span><text:span text:style-name="T23"> – </text:span><text:span text:style-name="T22">Update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48_2083115462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">Steps</text:p>
          </table:table-cell>
          <table:table-cell table:style-name="Table17.B1" office:value-type="string">
            <text:p text:style-name="P2">Expected<text:span text:style-name="T26"> </text:span>Outcome</text:p>
          </table:table-cell>
        </table:table-row>
        <table:table-row table:style-name="Table17.1">
          <table:table-cell table:style-name="Table17.A2" office:value-type="string">
            <text:p text:style-name="P13"><text:span text:style-name="T12">Update</text:span><text:span text:style-name="T13"> </text:span><text:span text:style-name="T12">the</text:span><text:span text:style-name="T13"> </text:span><text:span text:style-name="T12">following</text:span><text:span text:style-name="T13"> </text:span><text:span text:style-name="T12">Elements</text:span></text:p>
            <text:list xml:id="list1656016050" text:continue-numbering="true" text:style-name="WW8Num15">
              <text:list-item>
                <text:p text:style-name="P5">Contact</text:p>
              </text:list-item>
              <text:list-item>
                <text:p text:style-name="P5">Calendar<text:span text:style-name="T26"> </text:span>Entry</text:p>
              </text:list-item>
              <text:list-item>
                <text:p text:style-name="P5">Task</text:p>
              </text:list-item>
            </text:list>
            <text:p text:style-name="P3">in<text:span text:style-name="T26"> </text:span>Thunderbird</text:p>
          </table:table-cell>
          <table:table-cell table:style-name="Table17.B2" office:value-type="string">
            <text:p text:style-name="P4">Updated<text:span text:style-name="T26"> </text:span>elements<text:span text:style-name="T26"> </text:span>are<text:span text:style-name="T26"> </text:span>available</text:p>
          </table:table-cell>
        </table:table-row>
        <table:table-row table:style-name="Table17.1">
          <table:table-cell table:style-name="Table17.A3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17.B3" office:value-type="string">
            <text:p text:style-name="P13"><text:span text:style-name="T14">Elements</text:span><text:span text:style-name="T15"> </text:span><text:span text:style-name="T14">were</text:span><text:span text:style-name="T15"> </text:span><text:span text:style-name="T14">updat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17.1">
          <table:table-cell table:style-name="Table17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17.B4" office:value-type="string">
            <text:p text:style-name="P13"><text:span text:style-name="T14">Elements</text:span><text:span text:style-name="T15"> </text:span><text:span text:style-name="T14">were</text:span><text:span text:style-name="T15"> </text:span><text:span text:style-name="T14">updat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50_2083115462"/><text:span text:style-name="T22">Delete</text:span><text:span text:style-name="T23"> </text:span><text:span text:style-name="T22">Contact,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&amp;</text:span><text:span text:style-name="T23"> </text:span><text:span text:style-name="T22">Task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on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local</text:span><text:span text:style-name="T23"> </text:span><text:span text:style-name="T22">folder</text:span><text:bookmark-end text:name="__RefHeading__50_2083115462"/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">Steps</text:p>
          </table:table-cell>
          <table:table-cell table:style-name="Table18.B1" office:value-type="string">
            <text:p text:style-name="P2">Expected<text:span text:style-name="T26"> </text:span>Outcome</text:p>
          </table:table-cell>
        </table:table-row>
        <table:table-row table:style-name="Table18.1">
          <table:table-cell table:style-name="Table18.A2" office:value-type="string">
            <text:p text:style-name="P4">Delete<text:span text:style-name="T26"> </text:span>the<text:span text:style-name="T26"> </text:span>following<text:span text:style-name="T26"> </text:span>Elements</text:p>
            <text:list xml:id="list1350952399" text:continue-numbering="true" text:style-name="WW8Num15">
              <text:list-item>
                <text:p text:style-name="P5">Contact</text:p>
              </text:list-item>
              <text:list-item>
                <text:p text:style-name="P5">Calendar<text:span text:style-name="T26"> </text:span>Entry</text:p>
              </text:list-item>
              <text:list-item>
                <text:p text:style-name="P5"><text:soft-page-break/>Task</text:p>
              </text:list-item>
            </text:list>
            <text:p text:style-name="P3">in<text:span text:style-name="T26"> </text:span>Thunderbird</text:p>
          </table:table-cell>
          <table:table-cell table:style-name="Table18.B2" office:value-type="string">
            <text:p text:style-name="P4">Elements<text:span text:style-name="T26"> </text:span>were<text:span text:style-name="T26"> </text:span>deleted<text:span text:style-name="T26"> </text:span>successful</text:p>
          </table:table-cell>
        </table:table-row>
        <table:table-row table:style-name="Table18.1">
          <table:table-cell table:style-name="Table18.A3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18.B3" office:value-type="string">
            <text:p text:style-name="P10">Elements<text:span text:style-name="T26"> </text:span>were<text:span text:style-name="T26"> </text:span>deleted<text:span text:style-name="T26"> </text:span>from<text:span text:style-name="T26"> </text:span>the<text:span text:style-name="T26"> </text:span>local<text:span text:style-name="T26"> </text:span>folder.</text:p>
          </table:table-cell>
        </table:table-row>
        <table:table-row table:style-name="Table18.1">
          <table:table-cell table:style-name="Table18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18.B4" office:value-type="string">
            <text:p text:style-name="P4">Elements<text:span text:style-name="T26"> </text:span>were<text:span text:style-name="T26"> </text:span>deleted</text:p>
          </table:table-cell>
        </table:table-row>
      </table:table>
      <text:p text:style-name="P16"/>
      <text:h text:style-name="Heading_20_2" text:outline-level="2"><text:bookmark text:name="__RefHeading__52_2083115462"/><text:span text:style-name="T22">Sync</text:span><text:span text:style-name="T22">hronize</text:span><text:span text:style-name="T23"> – </text:span><text:span text:style-name="T22">New</text:span><text:span text:style-name="T23"> </text:span><text:span text:style-name="T22">Contact,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&amp;</text:span><text:span text:style-name="T23"> </text:span><text:span text:style-name="T22">Task</text:span><text:span text:style-name="T23"> </text:span><text:span text:style-name="T22">available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downloaded</text:span><text:span text:style-name="T23"> </text:span><text:span text:style-name="T22">from</text:span><text:span text:style-name="T23"> </text:span><text:span text:style-name="T22">Server</text:span><text:bookmark-end text:name="__RefHeading__52_2083115462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">Steps</text:p>
          </table:table-cell>
          <table:table-cell table:style-name="Table19.B1" office:value-type="string">
            <text:p text:style-name="P2">Expected<text:span text:style-name="T26"> </text:span>Outcome</text:p>
          </table:table-cell>
        </table:table-row>
        <table:table-row table:style-name="Table19.1">
          <table:table-cell table:style-name="Table19.A2" office:value-type="string">
            <text:p text:style-name="P13"><text:span text:style-name="T14">Create</text:span><text:span text:style-name="T13"> </text:span><text:span text:style-name="T12">the</text:span><text:span text:style-name="T13"> </text:span><text:span text:style-name="T14">following</text:span><text:span text:style-name="T15"> </text:span><text:span text:style-name="T12">Elements</text:span></text:p>
            <text:list xml:id="list984535509" text:continue-numbering="true" text:style-name="WW8Num15">
              <text:list-item>
                <text:p text:style-name="P5">Contact</text:p>
              </text:list-item>
              <text:list-item>
                <text:p text:style-name="P17"><text:span text:style-name="T14">Calendar</text:span><text:span text:style-name="T13"> </text:span><text:span text:style-name="T12">Entry</text:span></text:p>
              </text:list-item>
              <text:list-item>
                <text:p text:style-name="P5">Task</text:p>
              </text:list-item>
            </text:list>
            <text:p text:style-name="P3">in<text:span text:style-name="T26"> </text:span>Thunderbird</text:p>
          </table:table-cell>
          <table:table-cell table:style-name="Table19.B2" office:value-type="string">
            <text:p text:style-name="P10">New<text:span text:style-name="T26"> </text:span>Elements<text:span text:style-name="T26"> </text:span>are<text:span text:style-name="T26"> </text:span>created<text:span text:style-name="T26"> </text:span>successful</text:p>
          </table:table-cell>
        </table:table-row>
        <table:table-row table:style-name="Table19.1">
          <table:table-cell table:style-name="Table19.A3" office:value-type="string">
            <text:p text:style-name="P10">Start<text:span text:style-name="T26"> </text:span>Kolab<text:span text:style-name="T26"> </text:span>Sync<text:span text:style-name="T26"> </text:span>on<text:span text:style-name="T26"> </text:span>a<text:span text:style-name="T26"> </text:span>second<text:span text:style-name="T26"> </text:span>Client</text:p>
          </table:table-cell>
          <table:table-cell table:style-name="Table19.B3" office:value-type="string">
            <text:p text:style-name="P13"><text:span text:style-name="T14">New</text:span><text:span text:style-name="T15"> </text:span><text:span text:style-name="T14">Elements</text:span><text:span text:style-name="T15"> </text:span><text:span text:style-name="T14">were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19.1">
          <table:table-cell table:style-name="Table19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first<text:span text:style-name="T26"> </text:span>Client</text:p>
          </table:table-cell>
          <table:table-cell table:style-name="Table19.B4" office:value-type="string">
            <text:p text:style-name="P10">New<text:span text:style-name="T26"> </text:span>Elements<text:span text:style-name="T26"> </text:span>were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19.1">
          <table:table-cell table:style-name="Table19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19.B5" office:value-type="string">
            <text:p text:style-name="P10">New<text:span text:style-name="T26"> </text:span>Elements<text:span text:style-name="T26"> </text:span>were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</table:table>
      <text:p text:style-name="P15"/>
      <text:h text:style-name="Heading_20_2" text:outline-level="2"><text:bookmark text:name="__RefHeading__54_2083115462"/><text:span text:style-name="T22">Contact,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&amp;</text:span><text:span text:style-name="T23"> </text:span><text:span text:style-name="T22">Task</text:span><text:span text:style-name="T23"> </text:span><text:span text:style-name="T22">Deleted</text:span><text:span text:style-name="T23"> </text:span><text:span text:style-name="T22">from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delete</text:span><text:span text:style-name="T23"> </text:span><text:span text:style-name="T22">on</text:span><text:span text:style-name="T23"> </text:span><text:span text:style-name="T22">Client</text:span><text:bookmark-end text:name="__RefHeading__54_2083115462"/>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">Steps</text:p>
          </table:table-cell>
          <table:table-cell table:style-name="Table20.B1" office:value-type="string">
            <text:p text:style-name="P2">Expected<text:span text:style-name="T26"> </text:span>Outcome</text:p>
          </table:table-cell>
        </table:table-row>
        <table:table-row table:style-name="Table20.1">
          <table:table-cell table:style-name="Table20.A2" office:value-type="string">
            <text:p text:style-name="P4">Delete<text:span text:style-name="T26"> </text:span>the<text:span text:style-name="T26"> </text:span>following<text:span text:style-name="T26"> </text:span>Elements</text:p>
            <text:list xml:id="list2124047569" text:continue-numbering="true" text:style-name="WW8Num15">
              <text:list-item>
                <text:p text:style-name="P5">Contact</text:p>
              </text:list-item>
              <text:list-item>
                <text:p text:style-name="P5">Calendar<text:span text:style-name="T26"> </text:span>Entry</text:p>
              </text:list-item>
              <text:list-item>
                <text:p text:style-name="P5">Task</text:p>
              </text:list-item>
            </text:list>
          </table:table-cell>
          <table:table-cell table:style-name="Table20.B2" office:value-type="string">
            <text:p text:style-name="P4">Elements<text:span text:style-name="T26"> </text:span>were<text:span text:style-name="T26"> </text:span>deleted<text:span text:style-name="T26"> </text:span>successful.</text:p>
          </table:table-cell>
        </table:table-row>
        <table:table-row table:style-name="Table20.1">
          <table:table-cell table:style-name="Table20.A3" office:value-type="string">
            <text:p text:style-name="P10">Start<text:span text:style-name="T26"> </text:span>Kolab<text:span text:style-name="T26"> </text:span>Sync<text:span text:style-name="T26"> </text:span>on<text:span text:style-name="T26"> </text:span>a<text:span text:style-name="T26"> </text:span>second<text:span text:style-name="T26"> </text:span>Client</text:p>
          </table:table-cell>
          <table:table-cell table:style-name="Table20.B3" office:value-type="string">
            <text:p text:style-name="P13"><text:span text:style-name="T14">Elements</text:span><text:span text:style-name="T15"> </text:span><text:span text:style-name="T14">were</text:span><text:span text:style-name="T15"> </text:span><text:span text:style-name="T14">NOT</text:span><text:span text:style-name="T15"> </text:span><text:span text:style-name="T14">delet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0.1">
          <table:table-cell table:style-name="Table20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first<text:span text:style-name="T26"> </text:span>Client</text:p>
          </table:table-cell>
          <table:table-cell table:style-name="Table20.B4" office:value-type="string">
            <text:p text:style-name="P13"><text:span text:style-name="T14">Elements</text:span><text:span text:style-name="T15"> </text:span><text:span text:style-name="T14">were</text:span><text:span text:style-name="T15"> </text:span><text:span text:style-name="T14">delet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0.1">
          <table:table-cell table:style-name="Table20.A5" office:value-type="string">
            <text:p text:style-name="P10">Start<text:span text:style-name="T26"> </text:span>Kolab<text:span text:style-name="T26"> </text:span>Sync<text:span text:style-name="T26"> </text:span>once<text:span text:style-name="T26"> </text:span>again<text:span text:style-name="T26"> </text:span>on<text:span text:style-name="T26"> </text:span>the<text:span text:style-name="T26"> </text:span>second<text:span text:style-name="T26"> </text:span>Client</text:p>
          </table:table-cell>
          <table:table-cell table:style-name="Table20.B5" office:value-type="string">
            <text:p text:style-name="P13"><text:span text:style-name="T14">Elements</text:span><text:span text:style-name="T15"> </text:span><text:span text:style-name="T14">were</text:span><text:span text:style-name="T15"> </text:span><text:span text:style-name="T14">delet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56_2083115462"/><text:span text:style-name="T22">New</text:span><text:span text:style-name="T23"> </text:span><text:span text:style-name="T22">Contact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one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two</text:span><text:span text:style-name="T23"> </text:span><text:span text:style-name="T22">on</text:span><text:span text:style-name="T23"> </text:span><text:span text:style-name="T22">Client</text:span><text:bookmark-end text:name="__RefHeading__56_2083115462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">Steps</text:p>
          </table:table-cell>
          <table:table-cell table:style-name="Table21.B1" office:value-type="string">
            <text:p text:style-name="P2">Expected<text:span text:style-name="T26"> </text:span>Outcome</text:p>
          </table:table-cell>
        </table:table-row>
        <text:soft-page-break/>
        <table:table-row table:style-name="Table21.1">
          <table:table-cell table:style-name="Table21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tac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1.B2" office:value-type="string">
            <text:p text:style-name="P4">Contact<text:span text:style-name="T26"> </text:span>successful<text:span text:style-name="T26"> </text:span>created</text:p>
          </table:table-cell>
        </table:table-row>
        <table:table-row table:style-name="Table21.1">
          <table:table-cell table:style-name="Table21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1.B3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local<text:span text:style-name="T26"> </text:span>folder</text:p>
          </table:table-cell>
        </table:table-row>
        <table:table-row table:style-name="Table21.1">
          <table:table-cell table:style-name="Table21.A4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tak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1.B4" office:value-type="string">
            <text:p text:style-name="P4">Contact<text:span text:style-name="T26"> </text:span>successful<text:span text:style-name="T26"> </text:span>created</text:p>
          </table:table-cell>
        </table:table-row>
        <table:table-row table:style-name="Table21.1">
          <table:table-cell table:style-name="Table21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1.B5" office:value-type="string">
            <text:p text:style-name="P10">Two<text:span text:style-name="T26"> </text:span>Contacts<text:span text:style-name="T26"> </text:span>were<text:span text:style-name="T26"> </text:span>added<text:span text:style-name="T26"> </text:span>to<text:span text:style-name="T26"> </text:span>local<text:span text:style-name="T26"> </text:span>folder</text:p>
          </table:table-cell>
        </table:table-row>
        <table:table-row table:style-name="Table21.1">
          <table:table-cell table:style-name="Table21.A6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1.B6" office:value-type="string">
            <text:p text:style-name="P10">One<text:span text:style-name="T26"> </text:span>Contact<text:span text:style-name="T26"> </text:span>was<text:span text:style-name="T26"> </text:span>added<text:span text:style-name="T26"> </text:span>to<text:span text:style-name="T26"> </text:span>local<text:span text:style-name="T26"> </text:span>folder</text:p>
          </table:table-cell>
        </table:table-row>
      </table:table>
      <text:p text:style-name="P15"/>
      <text:h text:style-name="Heading_20_2" text:outline-level="2"><text:bookmark text:name="__RefHeading__58_2083115462"/><text:span text:style-name="T22">New</text:span><text:span text:style-name="T23"> </text:span><text:span text:style-name="T22">Calendar</text:span><text:span text:style-name="T23"> </text:span><text:span text:style-name="T22">Entry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one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two</text:span><text:span text:style-name="T23"> </text:span><text:span text:style-name="T22">on</text:span><text:span text:style-name="T23"> </text:span><text:span text:style-name="T22">Client</text:span><text:bookmark-end text:name="__RefHeading__58_2083115462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">Steps</text:p>
          </table:table-cell>
          <table:table-cell table:style-name="Table22.B1" office:value-type="string">
            <text:p text:style-name="P2">Expected<text:span text:style-name="T26"> </text:span>Outcome</text:p>
          </table:table-cell>
        </table:table-row>
        <table:table-row table:style-name="Table22.1">
          <table:table-cell table:style-name="Table22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2.B2" office:value-type="string">
            <text:p text:style-name="P4">Calendar<text:span text:style-name="T26"> </text:span>Entry<text:span text:style-name="T26"> </text:span>successful<text:span text:style-name="T26"> </text:span>created</text:p>
          </table:table-cell>
        </table:table-row>
        <table:table-row table:style-name="Table22.1">
          <table:table-cell table:style-name="Table22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2.B3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2.1">
          <table:table-cell table:style-name="Table22.A4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tak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2.B4" office:value-type="string">
            <text:p text:style-name="P4">Calendar<text:span text:style-name="T26"> </text:span>Entry<text:span text:style-name="T26"> </text:span>successful<text:span text:style-name="T26"> </text:span>created</text:p>
          </table:table-cell>
        </table:table-row>
        <table:table-row table:style-name="Table22.1">
          <table:table-cell table:style-name="Table22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22.B5" office:value-type="string">
            <text:p text:style-name="P13"><text:span text:style-name="T14">Two</text:span><text:span text:style-name="T15"> </text:span><text:span text:style-name="T14">Calendar</text:span><text:span text:style-name="T15"> </text:span><text:span text:style-name="T14">Entries</text:span><text:span text:style-name="T15"> </text:span><text:span text:style-name="T14">were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2.1">
          <table:table-cell table:style-name="Table22.A6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2.B6" office:value-type="string">
            <text:p text:style-name="P13"><text:span text:style-name="T14">On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60_2083115462"/><text:span text:style-name="T22">New</text:span><text:span text:style-name="T23"> </text:span><text:span text:style-name="T22">Task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Add</text:span><text:span text:style-name="T23"> </text:span><text:span text:style-name="T22">one</text:span><text:span text:style-name="T23"> </text:span><text:span text:style-name="T22">to</text:span><text:span text:style-name="T23"> </text:span><text:span text:style-name="T22">Server</text:span><text:span text:style-name="T23"> </text:span><text:span text:style-name="T22">and</text:span><text:span text:style-name="T23"> </text:span><text:span text:style-name="T22">two</text:span><text:span text:style-name="T23"> </text:span><text:span text:style-name="T22">on</text:span><text:span text:style-name="T23"> </text:span><text:span text:style-name="T22">Client</text:span><text:bookmark-end text:name="__RefHeading__60_2083115462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">Steps</text:p>
          </table:table-cell>
          <table:table-cell table:style-name="Table23.B1" office:value-type="string">
            <text:p text:style-name="P2">Expected<text:span text:style-name="T26"> </text:span>Outcome</text:p>
          </table:table-cell>
        </table:table-row>
        <table:table-row table:style-name="Table23.1">
          <table:table-cell table:style-name="Table23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Task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3.B2" office:value-type="string">
            <text:p text:style-name="P13"><text:span text:style-name="T12">Task</text:span><text:span text:style-name="T13"> </text:span><text:span text:style-name="T12">successful</text:span><text:span text:style-name="T13"> </text:span><text:span text:style-name="T12">created</text:span></text:p>
          </table:table-cell>
        </table:table-row>
        <table:table-row table:style-name="Table23.1">
          <table:table-cell table:style-name="Table23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3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3.1">
          <table:table-cell table:style-name="Table23.A4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tak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3.B4" office:value-type="string">
            <text:p text:style-name="P13"><text:span text:style-name="T12">Task</text:span><text:span text:style-name="T13"> </text:span><text:span text:style-name="T12">successful</text:span><text:span text:style-name="T13"> </text:span><text:span text:style-name="T12">created</text:span></text:p>
          </table:table-cell>
        </table:table-row>
        <table:table-row table:style-name="Table23.1">
          <table:table-cell table:style-name="Table23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23.B5" office:value-type="string">
            <text:p text:style-name="P13"><text:span text:style-name="T14">Two</text:span><text:span text:style-name="T15"> </text:span><text:span text:style-name="T14">Task</text:span><text:span text:style-name="T15">’</text:span><text:span text:style-name="T14">s</text:span><text:span text:style-name="T15"> </text:span><text:span text:style-name="T14">were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3.1">
          <table:table-cell table:style-name="Table23.A6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3.B6" office:value-type="string">
            <text:p text:style-name="P13"><text:span text:style-name="T14">One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62_2083115462"/><text:span text:style-name="T22">Contact</text:span><text:span text:style-name="T23"> – </text:span><text:span text:style-name="T22">new</text:span><text:span text:style-name="T23"> </text:span><text:span text:style-name="T22">version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– </text:span><text:span text:style-name="T22">Server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</text:span><text:span text:style-name="T22">Server</text:span><text:span text:style-name="T23"> </text:span><text:span text:style-name="T22">to</text:span><text:span text:style-name="T23"> </text:span><text:span text:style-name="T22">Client</text:span><text:bookmark-end text:name="__RefHeading__62_2083115462"/></text:h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">Steps</text:p>
          </table:table-cell>
          <table:table-cell table:style-name="Table24.B1" office:value-type="string">
            <text:p text:style-name="P2">Expected<text:span text:style-name="T26"> </text:span>Outcome</text:p>
          </table:table-cell>
        </table:table-row>
        <table:table-row table:style-name="Table24.1">
          <table:table-cell table:style-name="Table24.A2" office:value-type="string">
            <text:p text:style-name="P13"><text:span text:style-name="T14">Upda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4.B2" office:value-type="string">
            <text:p text:style-name="P13"><text:span text:style-name="T12">Contact</text:span><text:span text:style-name="T13"> </text:span><text:span text:style-name="T12">A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24.1">
          <table:table-cell table:style-name="Table24.A3" office:value-type="string">
            <text:p text:style-name="P13"><text:span text:style-name="T14">Upda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4.B3" office:value-type="string">
            <text:p text:style-name="P13"><text:span text:style-name="T12">Contact</text:span><text:span text:style-name="T13"> </text:span><text:span text:style-name="T12">A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24.1">
          <table:table-cell table:style-name="Table24.A4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4.B4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24.1">
          <table:table-cell table:style-name="Table24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4.B5" office:value-type="string">
            <text:p text:style-name="P13"><text:span text:style-name="T14">Contact</text:span><text:span text:style-name="T15"> </text:span><text:span text:style-name="T14">A</text:span><text:span text:style-name="T15"> </text:span><text:span text:style-name="T14">was</text:span><text:span text:style-name="T15"> </text:span><text:span text:style-name="T14">download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Server.</text:span><text:span text:style-name="T15"> </text:span><text:span text:style-name="T14">Last</text:span><text:span text:style-name="T15"> </text:span><text:span text:style-name="T14">Changes</text:span><text:span text:style-name="T15"> </text:span><text:soft-page-break/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re</text:span><text:span text:style-name="T15"> </text:span><text:span text:style-name="T14">lost.</text:span></text:p>
          </table:table-cell>
        </table:table-row>
      </table:table>
      <text:p text:style-name="P15"/>
      <text:h text:style-name="Heading_20_2" text:outline-level="2"><text:bookmark text:name="__RefHeading__64_2083115462"/><text:span text:style-name="T22">Calendar</text:span><text:span text:style-name="T23"> </text:span><text:span text:style-name="T22">Entry</text:span><text:span text:style-name="T23"> – </text:span><text:span text:style-name="T22">new</text:span><text:span text:style-name="T23"> </text:span><text:span text:style-name="T22">version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– </text:span><text:span text:style-name="T22">Server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</text:span><text:span text:style-name="T22">Server</text:span><text:span text:style-name="T23"> </text:span><text:span text:style-name="T22">to</text:span><text:span text:style-name="T23"> </text:span><text:span text:style-name="T22">Client</text:span><text:bookmark-end text:name="__RefHeading__64_2083115462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">Steps</text:p>
          </table:table-cell>
          <table:table-cell table:style-name="Table25.B1" office:value-type="string">
            <text:p text:style-name="P2">Expected<text:span text:style-name="T26"> </text:span>Outcome</text:p>
          </table:table-cell>
        </table:table-row>
        <table:table-row table:style-name="Table25.1">
          <table:table-cell table:style-name="Table25.A2" office:value-type="string">
            <text:p text:style-name="P13"><text:span text:style-name="T14">Upd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5.B2" office:value-type="string">
            <text:p text:style-name="P10">Calendar<text:span text:style-name="T26"> </text:span>Entry<text:span text:style-name="T26"> </text:span>A<text:span text:style-name="T26"> </text:span>updated<text:span text:style-name="T26"> </text:span>successful</text:p>
          </table:table-cell>
        </table:table-row>
        <table:table-row table:style-name="Table25.1">
          <table:table-cell table:style-name="Table25.A3" office:value-type="string">
            <text:p text:style-name="P13"><text:span text:style-name="T14">Upd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5.B3" office:value-type="string">
            <text:p text:style-name="P10">Calendar<text:span text:style-name="T26"> </text:span>Entry<text:span text:style-name="T26"> </text:span>A<text:span text:style-name="T26"> </text:span>updated<text:span text:style-name="T26"> </text:span>successful</text:p>
          </table:table-cell>
        </table:table-row>
        <table:table-row table:style-name="Table25.1">
          <table:table-cell table:style-name="Table25.A4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25.B4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5.1">
          <table:table-cell table:style-name="Table25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5.B5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was</text:span><text:span text:style-name="T15"> </text:span><text:span text:style-name="T14">download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Server.</text:span><text:span text:style-name="T15"> </text:span><text:span text:style-name="T14">Last</text:span><text:span text:style-name="T15"> </text:span><text:span text:style-name="T14">Change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re</text:span><text:span text:style-name="T15"> </text:span><text:span text:style-name="T14">lost.</text:span></text:p>
          </table:table-cell>
        </table:table-row>
      </table:table>
      <text:p text:style-name="P15"/>
      <text:h text:style-name="Heading_20_2" text:outline-level="2"><text:bookmark text:name="__RefHeading__66_2083115462"/><text:span text:style-name="T22">Task</text:span><text:span text:style-name="T23"> – </text:span><text:span text:style-name="T22">new</text:span><text:span text:style-name="T23"> </text:span><text:span text:style-name="T22">version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– </text:span><text:span text:style-name="T22">Server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</text:span><text:span text:style-name="T22">Server</text:span><text:span text:style-name="T23"> </text:span><text:span text:style-name="T22">to</text:span><text:span text:style-name="T23"> </text:span><text:span text:style-name="T22">Client</text:span><text:bookmark-end text:name="__RefHeading__66_2083115462"/>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">Steps</text:p>
          </table:table-cell>
          <table:table-cell table:style-name="Table26.B1" office:value-type="string">
            <text:p text:style-name="P2">Expected<text:span text:style-name="T26"> </text:span>Outcome</text:p>
          </table:table-cell>
        </table:table-row>
        <table:table-row table:style-name="Table26.1">
          <table:table-cell table:style-name="Table26.A2" office:value-type="string">
            <text:p text:style-name="P13"><text:span text:style-name="T14">Upda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6.B2" office:value-type="string">
            <text:p text:style-name="P13"><text:span text:style-name="T12">Task</text:span><text:span text:style-name="T13"> </text:span><text:span text:style-name="T12">A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26.1">
          <table:table-cell table:style-name="Table26.A3" office:value-type="string">
            <text:p text:style-name="P13"><text:span text:style-name="T14">Upda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6.B3" office:value-type="string">
            <text:p text:style-name="P13"><text:span text:style-name="T12">Task</text:span><text:span text:style-name="T13"> </text:span><text:span text:style-name="T12">A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26.1">
          <table:table-cell table:style-name="Table26.A4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26.B4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6.1">
          <table:table-cell table:style-name="Table26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6.B5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was</text:span><text:span text:style-name="T15"> </text:span><text:span text:style-name="T14">downloade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Server.</text:span><text:span text:style-name="T15"> </text:span><text:span text:style-name="T14">Last</text:span><text:span text:style-name="T15"> </text:span><text:span text:style-name="T14">Change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re</text:span><text:span text:style-name="T15"> </text:span><text:span text:style-name="T14">lost.</text:span></text:p>
          </table:table-cell>
        </table:table-row>
      </table:table>
      <text:p text:style-name="P15"/>
      <text:h text:style-name="Heading_20_2" text:outline-level="2"><text:bookmark text:name="__RefHeading__68_2083115462"/><text:span text:style-name="T22">Contact</text:span><text:span text:style-name="T23"> </text:span><text:span text:style-name="T22">-</text:span><text:span text:style-name="T23"> – </text:span><text:span text:style-name="T22">New</text:span><text:span text:style-name="T23"> </text:span><text:span text:style-name="T22">version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 – </text:span><text:span text:style-name="T22">Client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</text:span><text:span text:style-name="T22">Client</text:span><text:span text:style-name="T23"> </text:span><text:span text:style-name="T22">to</text:span><text:span text:style-name="T23"> </text:span><text:span text:style-name="T22">Server</text:span><text:bookmark-end text:name="__RefHeading__68_2083115462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">Steps</text:p>
          </table:table-cell>
          <table:table-cell table:style-name="Table27.B1" office:value-type="string">
            <text:p text:style-name="P2">Expected<text:span text:style-name="T26"> </text:span>Outcome</text:p>
          </table:table-cell>
        </table:table-row>
        <table:table-row table:style-name="Table27.1">
          <table:table-cell table:style-name="Table27.A2" office:value-type="string">
            <text:p text:style-name="P13"><text:span text:style-name="T14">Upda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7.B2" office:value-type="string">
            <text:p text:style-name="P4">Contact<text:span text:style-name="T26"> </text:span>A<text:span text:style-name="T26"> </text:span>updated<text:span text:style-name="T26"> </text:span>successful</text:p>
          </table:table-cell>
        </table:table-row>
        <table:table-row table:style-name="Table27.1">
          <table:table-cell table:style-name="Table27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7.B3" office:value-type="string">
            <text:p text:style-name="P10">Contact<text:span text:style-name="T26"> </text:span>was<text:span text:style-name="T26"> </text:span>updated<text:span text:style-name="T26"> </text:span>in<text:span text:style-name="T26"> </text:span>local<text:span text:style-name="T26"> </text:span>Folder</text:p>
          </table:table-cell>
        </table:table-row>
        <table:table-row table:style-name="Table27.1">
          <table:table-cell table:style-name="Table27.A4" office:value-type="string">
            <text:p text:style-name="P13"><text:span text:style-name="T14">Upda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7.B4" office:value-type="string">
            <text:p text:style-name="P4">Contact<text:span text:style-name="T26"> </text:span>A<text:span text:style-name="T26"> </text:span>updated<text:span text:style-name="T26"> </text:span>successful</text:p>
          </table:table-cell>
        </table:table-row>
        <table:table-row table:style-name="Table27.1">
          <table:table-cell table:style-name="Table27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7.B5" office:value-type="string">
            <text:p text:style-name="P13"><text:span text:style-name="T14">Contact</text:span><text:span text:style-name="T15"> </text:span><text:span text:style-name="T14">A</text:span><text:span text:style-name="T15"> </text:span><text:span text:style-name="T14">was</text:span><text:span text:style-name="T15"> </text:span><text:span text:style-name="T14">loaded</text:span><text:span text:style-name="T15"> </text:span><text:span text:style-name="T14">on</text:span><text:span text:style-name="T15"> </text:span><text:span text:style-name="T14">Server</text:span><text:span text:style-name="T15"> </text:span><text:span text:style-name="T14">and</text:span><text:span text:style-name="T15"> </text:span><text:span text:style-name="T14">overwrites</text:span><text:span text:style-name="T15"> </text:span><text:span text:style-name="T14">the</text:span><text:span text:style-name="T15"> </text:span><text:span text:style-name="T14">changes</text:span><text:span text:style-name="T15"> </text:span><text:span text:style-name="T14">from</text:span><text:span text:style-name="T15"> </text:span><text:span text:style-name="T14">Client</text:span><text:span text:style-name="T15"> </text:span><text:span text:style-name="T14">A</text:span></text:p>
          </table:table-cell>
        </table:table-row>
      </table:table>
      <text:p text:style-name="P15"/>
      <text:h text:style-name="Heading_20_2" text:outline-level="2"><text:bookmark text:name="__RefHeading__70_2083115462"/><text:soft-page-break/><text:span text:style-name="T22">Calendar</text:span><text:span text:style-name="T23"> </text:span><text:span text:style-name="T22">Entry</text:span><text:span text:style-name="T23"> </text:span><text:span text:style-name="T22">-</text:span><text:span text:style-name="T23"> – </text:span><text:span text:style-name="T22">New</text:span><text:span text:style-name="T23"> </text:span><text:span text:style-name="T22">version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 – </text:span><text:span text:style-name="T22">Client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</text:span><text:span text:style-name="T22">Client</text:span><text:span text:style-name="T23"> </text:span><text:span text:style-name="T22">to</text:span><text:span text:style-name="T23"> </text:span><text:span text:style-name="T22">Server</text:span><text:bookmark-end text:name="__RefHeading__70_2083115462"/></text:h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">Steps</text:p>
          </table:table-cell>
          <table:table-cell table:style-name="Table28.B1" office:value-type="string">
            <text:p text:style-name="P2">Expected<text:span text:style-name="T26"> </text:span>Outcome</text:p>
          </table:table-cell>
        </table:table-row>
        <table:table-row table:style-name="Table28.1">
          <table:table-cell table:style-name="Table28.A2" office:value-type="string">
            <text:p text:style-name="P13"><text:span text:style-name="T14">Upd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8.B2" office:value-type="string">
            <text:p text:style-name="P10">Calendar<text:span text:style-name="T26"> </text:span>Entry<text:span text:style-name="T26"> </text:span>A<text:span text:style-name="T26"> </text:span>updated<text:span text:style-name="T26"> </text:span>successful</text:p>
          </table:table-cell>
        </table:table-row>
        <table:table-row table:style-name="Table28.1">
          <table:table-cell table:style-name="Table28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8.B3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in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8.1">
          <table:table-cell table:style-name="Table28.A4" office:value-type="string">
            <text:p text:style-name="P13"><text:span text:style-name="T14">Upd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8.B4" office:value-type="string">
            <text:p text:style-name="P10">Calendar<text:span text:style-name="T26"> </text:span>Entry<text:span text:style-name="T26"> </text:span>A<text:span text:style-name="T26"> </text:span>updated<text:span text:style-name="T26"> </text:span>successful</text:p>
          </table:table-cell>
        </table:table-row>
        <table:table-row table:style-name="Table28.1">
          <table:table-cell table:style-name="Table28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28.B5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was</text:span><text:span text:style-name="T15"> </text:span><text:span text:style-name="T14">loaded</text:span><text:span text:style-name="T15"> </text:span><text:span text:style-name="T14">on</text:span><text:span text:style-name="T15"> </text:span><text:span text:style-name="T14">Server</text:span><text:span text:style-name="T15"> </text:span><text:span text:style-name="T14">and</text:span><text:span text:style-name="T15"> </text:span><text:span text:style-name="T14">overwrites</text:span><text:span text:style-name="T15"> </text:span><text:span text:style-name="T14">the</text:span><text:span text:style-name="T15"> </text:span><text:span text:style-name="T14">changes</text:span><text:span text:style-name="T15"> </text:span><text:span text:style-name="T14">from</text:span><text:span text:style-name="T15"> </text:span><text:span text:style-name="T14">Client</text:span><text:span text:style-name="T15"> </text:span><text:span text:style-name="T14">A</text:span></text:p>
          </table:table-cell>
        </table:table-row>
      </table:table>
      <text:p text:style-name="P15"/>
      <text:h text:style-name="Heading_20_2" text:outline-level="2"><text:bookmark text:name="__RefHeading__72_2083115462"/><text:span text:style-name="T22">Task</text:span><text:span text:style-name="T23"> </text:span><text:span text:style-name="T22">-</text:span><text:span text:style-name="T23"> – </text:span><text:span text:style-name="T22">New</text:span><text:span text:style-name="T23"> </text:span><text:span text:style-name="T22">version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Server</text:span><text:span text:style-name="T23"> – </text:span><text:span text:style-name="T22">Client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</text:span><text:span text:style-name="T22">Client</text:span><text:span text:style-name="T23"> </text:span><text:span text:style-name="T22">to</text:span><text:span text:style-name="T23"> </text:span><text:span text:style-name="T22">Server</text:span><text:bookmark-end text:name="__RefHeading__72_2083115462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">Steps</text:p>
          </table:table-cell>
          <table:table-cell table:style-name="Table29.B1" office:value-type="string">
            <text:p text:style-name="P2">Expected<text:span text:style-name="T26"> </text:span>Outcome</text:p>
          </table:table-cell>
        </table:table-row>
        <table:table-row table:style-name="Table29.1">
          <table:table-cell table:style-name="Table29.A2" office:value-type="string">
            <text:p text:style-name="P13"><text:span text:style-name="T14">Upda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9.B2" office:value-type="string">
            <text:p text:style-name="P13"><text:span text:style-name="T12">Task</text:span><text:span text:style-name="T13"> </text:span><text:span text:style-name="T12">A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29.1">
          <table:table-cell table:style-name="Table29.A3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29.B3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in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29.1">
          <table:table-cell table:style-name="Table29.A4" office:value-type="string">
            <text:p text:style-name="P13"><text:span text:style-name="T14">Upda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29.B4" office:value-type="string">
            <text:p text:style-name="P13"><text:span text:style-name="T12">Task</text:span><text:span text:style-name="T13"> </text:span><text:span text:style-name="T12">A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29.1">
          <table:table-cell table:style-name="Table29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29.B5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was</text:span><text:span text:style-name="T15"> </text:span><text:span text:style-name="T14">loaded</text:span><text:span text:style-name="T15"> </text:span><text:span text:style-name="T14">on</text:span><text:span text:style-name="T15"> </text:span><text:span text:style-name="T14">Server</text:span><text:span text:style-name="T15"> </text:span><text:span text:style-name="T14">and</text:span><text:span text:style-name="T15"> </text:span><text:span text:style-name="T14">overwrites</text:span><text:span text:style-name="T15"> </text:span><text:span text:style-name="T14">the</text:span><text:span text:style-name="T15"> </text:span><text:span text:style-name="T14">changes</text:span><text:span text:style-name="T15"> </text:span><text:span text:style-name="T14">from</text:span><text:span text:style-name="T15"> </text:span><text:span text:style-name="T14">Client</text:span><text:span text:style-name="T15"> </text:span><text:span text:style-name="T14">A</text:span></text:p>
          </table:table-cell>
        </table:table-row>
      </table:table>
      <text:p text:style-name="P15"/>
      <text:h text:style-name="Heading_20_2" text:outline-level="2"><text:bookmark text:name="__RefHeading__74_2083115462"/><text:span text:style-name="T22">Contact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upda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Client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– </text:span><text:span text:style-name="T22">is</text:span><text:span text:style-name="T23"> </text:span><text:span text:style-name="T22">going</text:span><text:span text:style-name="T23"> </text:span><text:span text:style-name="T22">to</text:span><text:span text:style-name="T23"> </text:span><text:span text:style-name="T22">be</text:span><text:span text:style-name="T23"> </text:span><text:span text:style-name="T22">deleted</text:span><text:bookmark-end text:name="__RefHeading__74_2083115462"/></text:h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">Steps</text:p>
          </table:table-cell>
          <table:table-cell table:style-name="Table30.B1" office:value-type="string">
            <text:p text:style-name="P2">Expected<text:span text:style-name="T26"> </text:span>Outcome</text:p>
          </table:table-cell>
        </table:table-row>
        <table:table-row table:style-name="Table30.1">
          <table:table-cell table:style-name="Table30.A2" office:value-type="string">
            <text:p text:style-name="P10">Contact<text:span text:style-name="T26"> </text:span>A<text:span text:style-name="T26"> </text:span>must<text:span text:style-name="T26"> </text:span>be<text:span text:style-name="T26"> </text:span>available<text:span text:style-name="T26"> </text:span>on<text:span text:style-name="T26"> </text:span>Client<text:span text:style-name="T26"> </text:span>A<text:span text:style-name="T26"> </text:span>and<text:span text:style-name="T26"> </text:span>B</text:p>
          </table:table-cell>
          <table:table-cell table:style-name="Table30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0.1">
          <table:table-cell table:style-name="Table30.A3" office:value-type="string">
            <text:p text:style-name="P13"><text:span text:style-name="T14">Upda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0.B3" office:value-type="string">
            <text:p text:style-name="P10">Updated<text:span text:style-name="T26"> </text:span>Contact<text:span text:style-name="T26"> </text:span>is<text:span text:style-name="T26"> </text:span>written<text:span text:style-name="T26"> </text:span>to<text:span text:style-name="T26"> </text:span>local<text:span text:style-name="T26"> </text:span>folder</text:p>
          </table:table-cell>
        </table:table-row>
        <table:table-row table:style-name="Table30.1">
          <table:table-cell table:style-name="Table30.A4" office:value-type="string">
            <text:p text:style-name="P13"><text:span text:style-name="T14">Dele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0.B4" office:value-type="string">
            <text:p text:style-name="P13"><text:span text:style-name="T14">Contact</text:span><text:span text:style-name="T15"> </text:span><text:span text:style-name="T14">A</text:span><text:span text:style-name="T15"> </text:span><text:span text:style-name="T14">is</text:span><text:span text:style-name="T15"> </text:span><text:span text:style-name="T14">going</text:span><text:span text:style-name="T15"> </text:span><text:span text:style-name="T14">to</text:span><text:span text:style-name="T15"> </text:span><text:span text:style-name="T14">be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 text:name="__RefHeading__76_2083115462"/><text:span text:style-name="T22">Calendar</text:span><text:span text:style-name="T23"> </text:span><text:span text:style-name="T22">Entry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upda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Client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– </text:span><text:span text:style-name="T22">is</text:span><text:span text:style-name="T23"> </text:span><text:span text:style-name="T22">going</text:span><text:span text:style-name="T23"> </text:span><text:span text:style-name="T22">to</text:span><text:span text:style-name="T23"> </text:span><text:span text:style-name="T22">be</text:span><text:span text:style-name="T23"> </text:span><text:span text:style-name="T22">deleted</text:span><text:bookmark-end text:name="__RefHeading__76_2083115462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2">Steps</text:p>
          </table:table-cell>
          <table:table-cell table:style-name="Table31.B1" office:value-type="string">
            <text:p text:style-name="P2">Expected<text:span text:style-name="T26"> </text:span>Outcome</text:p>
          </table:table-cell>
        </table:table-row>
        <table:table-row table:style-name="Table31.1">
          <table:table-cell table:style-name="Table31.A2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must</text:span><text:span text:style-name="T15"> </text:span><text:span text:style-name="T14">be</text:span><text:span text:style-name="T15"> </text:span><text:span text:style-name="T14">available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B</text:span></text:p>
          </table:table-cell>
          <table:table-cell table:style-name="Table31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1.1">
          <table:table-cell table:style-name="Table31.A3" office:value-type="string">
            <text:p text:style-name="P13"><text:span text:style-name="T14">Upd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1.B3" office:value-type="string">
            <text:p text:style-name="P13"><text:span text:style-name="T14">Updated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s</text:span><text:span text:style-name="T15"> </text:span><text:span text:style-name="T14">written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ext:soft-page-break/>
        <table:table-row table:style-name="Table31.1">
          <table:table-cell table:style-name="Table31.A4" office:value-type="string">
            <text:p text:style-name="P13"><text:span text:style-name="T14">Dele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1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is</text:span><text:span text:style-name="T15"> </text:span><text:span text:style-name="T14">going</text:span><text:span text:style-name="T15"> </text:span><text:span text:style-name="T14">to</text:span><text:span text:style-name="T15"> </text:span><text:span text:style-name="T14">be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 text:name="__RefHeading__78_2083115462"/><text:span text:style-name="T22">Task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upda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Client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– </text:span><text:span text:style-name="T22">is</text:span><text:span text:style-name="T23"> </text:span><text:span text:style-name="T22">going</text:span><text:span text:style-name="T23"> </text:span><text:span text:style-name="T22">to</text:span><text:span text:style-name="T23"> </text:span><text:span text:style-name="T22">be</text:span><text:span text:style-name="T23"> </text:span><text:span text:style-name="T22">deleted</text:span><text:bookmark-end text:name="__RefHeading__78_2083115462"/></text:h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">Steps</text:p>
          </table:table-cell>
          <table:table-cell table:style-name="Table32.B1" office:value-type="string">
            <text:p text:style-name="P2">Expected<text:span text:style-name="T26"> </text:span>Outcome</text:p>
          </table:table-cell>
        </table:table-row>
        <table:table-row table:style-name="Table32.1">
          <table:table-cell table:style-name="Table32.A2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must</text:span><text:span text:style-name="T15"> </text:span><text:span text:style-name="T14">be</text:span><text:span text:style-name="T15"> </text:span><text:span text:style-name="T14">available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B</text:span></text:p>
          </table:table-cell>
          <table:table-cell table:style-name="Table32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2.1">
          <table:table-cell table:style-name="Table32.A3" office:value-type="string">
            <text:p text:style-name="P13"><text:span text:style-name="T14">Upda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2.B3" office:value-type="string">
            <text:p text:style-name="P13"><text:span text:style-name="T14">Updated</text:span><text:span text:style-name="T15"> </text:span><text:span text:style-name="T14">Task</text:span><text:span text:style-name="T15"> </text:span><text:span text:style-name="T14">is</text:span><text:span text:style-name="T15"> </text:span><text:span text:style-name="T14">written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32.1">
          <table:table-cell table:style-name="Table32.A4" office:value-type="string">
            <text:p text:style-name="P13"><text:span text:style-name="T14">Dele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2.B4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is</text:span><text:span text:style-name="T15"> </text:span><text:span text:style-name="T14">going</text:span><text:span text:style-name="T15"> </text:span><text:span text:style-name="T14">to</text:span><text:span text:style-name="T15"> </text:span><text:span text:style-name="T14">be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 text:name="__RefHeading__80_2083115462"/><text:span text:style-name="T22">Contact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upda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erver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– </text:span><text:span text:style-name="T22">upload</text:span><text:span text:style-name="T23"> </text:span><text:bookmark-end text:name="__RefHeading__80_2083115462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2">Steps</text:p>
          </table:table-cell>
          <table:table-cell table:style-name="Table33.B1" office:value-type="string">
            <text:p text:style-name="P2">Expected<text:span text:style-name="T26"> </text:span>Outcome</text:p>
          </table:table-cell>
        </table:table-row>
        <table:table-row table:style-name="Table33.1">
          <table:table-cell table:style-name="Table33.A2" office:value-type="string">
            <text:p text:style-name="P10">Contact<text:span text:style-name="T26"> </text:span>A<text:span text:style-name="T26"> </text:span>must<text:span text:style-name="T26"> </text:span>be<text:span text:style-name="T26"> </text:span>available<text:span text:style-name="T26"> </text:span>on<text:span text:style-name="T26"> </text:span>Client<text:span text:style-name="T26"> </text:span>A<text:span text:style-name="T26"> </text:span>and<text:span text:style-name="T26"> </text:span>B</text:p>
          </table:table-cell>
          <table:table-cell table:style-name="Table33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3.1">
          <table:table-cell table:style-name="Table33.A3" office:value-type="string">
            <text:p text:style-name="P13"><text:span text:style-name="T14">Dele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3.B3" office:value-type="string">
            <text:p text:style-name="P10">Updated<text:span text:style-name="T26"> </text:span>Contact<text:span text:style-name="T26"> </text:span>is<text:span text:style-name="T26"> </text:span>written<text:span text:style-name="T26"> </text:span>to<text:span text:style-name="T26"> </text:span>local<text:span text:style-name="T26"> </text:span>folder</text:p>
          </table:table-cell>
        </table:table-row>
        <table:table-row table:style-name="Table33.1">
          <table:table-cell table:style-name="Table33.A4" office:value-type="string">
            <text:p text:style-name="P13"><text:span text:style-name="T14">Upda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3.B4" office:value-type="string">
            <text:p text:style-name="P13"><text:span text:style-name="T14">Contact</text:span><text:span text:style-name="T15"> </text:span><text:span text:style-name="T14">A</text:span><text:span text:style-name="T15"> </text:span><text:span text:style-name="T14">is</text:span><text:span text:style-name="T15"> </text:span><text:span text:style-name="T14">going</text:span><text:span text:style-name="T15"> </text:span><text:span text:style-name="T14">to</text:span><text:span text:style-name="T15"> </text:span><text:span text:style-name="T14">be</text:span><text:span text:style-name="T15"> </text:span><text:span text:style-name="T14">uploaded</text:span><text:span text:style-name="T15"> </text:span><text:span text:style-name="T14">to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 text:name="__RefHeading__82_2083115462"/><text:span text:style-name="T22">Calendar</text:span><text:span text:style-name="T23"> </text:span><text:span text:style-name="T22">Entry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upda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erver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– </text:span><text:span text:style-name="T22">upload</text:span><text:bookmark-end text:name="__RefHeading__82_2083115462"/></text:h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">Steps</text:p>
          </table:table-cell>
          <table:table-cell table:style-name="Table34.B1" office:value-type="string">
            <text:p text:style-name="P2">Expected<text:span text:style-name="T26"> </text:span>Outcome</text:p>
          </table:table-cell>
        </table:table-row>
        <table:table-row table:style-name="Table34.1">
          <table:table-cell table:style-name="Table34.A2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must</text:span><text:span text:style-name="T15"> </text:span><text:span text:style-name="T14">be</text:span><text:span text:style-name="T15"> </text:span><text:span text:style-name="T14">available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B</text:span></text:p>
          </table:table-cell>
          <table:table-cell table:style-name="Table34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4.1">
          <table:table-cell table:style-name="Table34.A3" office:value-type="string">
            <text:p text:style-name="P13"><text:span text:style-name="T14">Dele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4.B3" office:value-type="string">
            <text:p text:style-name="P13"><text:span text:style-name="T14">Updated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s</text:span><text:span text:style-name="T15"> </text:span><text:span text:style-name="T14">written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34.1">
          <table:table-cell table:style-name="Table34.A4" office:value-type="string">
            <text:p text:style-name="P13"><text:span text:style-name="T14">Upd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4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is</text:span><text:span text:style-name="T15"> </text:span><text:span text:style-name="T14">going</text:span><text:span text:style-name="T15"> </text:span><text:span text:style-name="T14">to</text:span><text:span text:style-name="T15"> </text:span><text:span text:style-name="T14">be</text:span><text:span text:style-name="T15"> </text:span><text:span text:style-name="T14">uploaded</text:span><text:span text:style-name="T15"> </text:span><text:span text:style-name="T14">to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 text:name="__RefHeading__84_2083115462"/><text:span text:style-name="T22">Task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and</text:span><text:span text:style-name="T23"> </text:span><text:span text:style-name="T22">updated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erver</text:span><text:span text:style-name="T23"> </text:span><text:span text:style-name="T22">more</text:span><text:span text:style-name="T23"> </text:span><text:span text:style-name="T22">up</text:span><text:span text:style-name="T23"> </text:span><text:span text:style-name="T22">to</text:span><text:span text:style-name="T23"> </text:span><text:span text:style-name="T22">date</text:span><text:span text:style-name="T23"> – </text:span><text:span text:style-name="T22">Synchronize</text:span><text:span text:style-name="T23"> – </text:span><text:span text:style-name="T22">upload</text:span><text:bookmark-end text:name="__RefHeading__84_2083115462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2">Steps</text:p>
          </table:table-cell>
          <table:table-cell table:style-name="Table35.B1" office:value-type="string">
            <text:p text:style-name="P2">Expected<text:span text:style-name="T26"> </text:span>Outcome</text:p>
          </table:table-cell>
        </table:table-row>
        <table:table-row table:style-name="Table35.1">
          <table:table-cell table:style-name="Table35.A2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must</text:span><text:span text:style-name="T15"> </text:span><text:span text:style-name="T14">be</text:span><text:span text:style-name="T15"> </text:span><text:span text:style-name="T14">available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B</text:span></text:p>
          </table:table-cell>
          <table:table-cell table:style-name="Table35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5.1">
          <table:table-cell table:style-name="Table35.A3" office:value-type="string">
            <text:p text:style-name="P13"><text:span text:style-name="T14">Dele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5.B3" office:value-type="string">
            <text:p text:style-name="P13"><text:span text:style-name="T14">Updated</text:span><text:span text:style-name="T15"> </text:span><text:span text:style-name="T14">Task</text:span><text:span text:style-name="T15"> </text:span><text:span text:style-name="T14">is</text:span><text:span text:style-name="T15"> </text:span><text:span text:style-name="T14">written</text:span><text:span text:style-name="T15"> </text:span><text:span text:style-name="T14">to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35.1">
          <table:table-cell table:style-name="Table35.A4" office:value-type="string">
            <text:p text:style-name="P13"><text:span text:style-name="T14">Upda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5.B4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is</text:span><text:span text:style-name="T15"> </text:span><text:span text:style-name="T14">going</text:span><text:span text:style-name="T15"> </text:span><text:span text:style-name="T14">to</text:span><text:span text:style-name="T15"> </text:span><text:span text:style-name="T14">be</text:span><text:span text:style-name="T15"> </text:span><text:span text:style-name="T14">uploaded</text:span><text:span text:style-name="T15"> </text:span><text:span text:style-name="T14">to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 text:name="__RefHeading__86_2083115462"/><text:soft-page-break/><text:span text:style-name="T22">Contact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und</text:span><text:span text:style-name="T23"> </text:span><text:span text:style-name="T22">already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Contact</text:span><text:span text:style-name="T23"> </text:span><text:span text:style-name="T22">deleted</text:span><text:span text:style-name="T23"> </text:span><text:span text:style-name="T22">from</text:span><text:span text:style-name="T23"> </text:span><text:span text:style-name="T22">local</text:span><text:span text:style-name="T23"> </text:span><text:span text:style-name="T22">folder</text:span><text:bookmark-end text:name="__RefHeading__86_2083115462"/></text:h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2">Steps</text:p>
          </table:table-cell>
          <table:table-cell table:style-name="Table36.B1" office:value-type="string">
            <text:p text:style-name="P2">Expected<text:span text:style-name="T26"> </text:span>Outcome</text:p>
          </table:table-cell>
        </table:table-row>
        <table:table-row table:style-name="Table36.1">
          <table:table-cell table:style-name="Table36.A2" office:value-type="string">
            <text:p text:style-name="P10">Contact<text:span text:style-name="T26"> </text:span>A<text:span text:style-name="T26"> </text:span>must<text:span text:style-name="T26"> </text:span>be<text:span text:style-name="T26"> </text:span>available<text:span text:style-name="T26"> </text:span>on<text:span text:style-name="T26"> </text:span>Client<text:span text:style-name="T26"> </text:span>A<text:span text:style-name="T26"> </text:span>and<text:span text:style-name="T26"> </text:span>B</text:p>
          </table:table-cell>
          <table:table-cell table:style-name="Table36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6.1">
          <table:table-cell table:style-name="Table36.A3" office:value-type="string">
            <text:p text:style-name="P13"><text:span text:style-name="T14">Dele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6.B3" office:value-type="string">
            <text:p text:style-name="P13"><text:span text:style-name="T14">Contact</text:span><text:span text:style-name="T15"> </text:span><text:span text:style-name="T14">is</text:span><text:span text:style-name="T15"> </text:span><text:span text:style-name="T14">removed</text:span><text:span text:style-name="T15"> </text:span><text:span text:style-name="T14">from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36.1">
          <table:table-cell table:style-name="Table36.A4" office:value-type="string">
            <text:p text:style-name="P13"><text:span text:style-name="T14">Delete</text:span><text:span text:style-name="T15"> </text:span><text:span text:style-name="T14">Contact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6.B4" office:value-type="string">
            <text:p text:style-name="P10">Contact<text:span text:style-name="T26"> </text:span>is<text:span text:style-name="T26"> </text:span>deleted<text:span text:style-name="T26"> </text:span>on<text:span text:style-name="T26"> </text:span>Server</text:p>
          </table:table-cell>
        </table:table-row>
      </table:table>
      <text:p text:style-name="P15"/>
      <text:h text:style-name="Heading_20_2" text:outline-level="2"><text:bookmark text:name="__RefHeading__88_2083115462"/><text:span text:style-name="T22">Calendar</text:span><text:span text:style-name="T23"> </text:span><text:span text:style-name="T22">Entry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und</text:span><text:span text:style-name="T23"> </text:span><text:span text:style-name="T22">already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Calendar</text:span><text:span text:style-name="T23"> </text:span><text:span text:style-name="T22">Entry</text:span><text:span text:style-name="T23"> </text:span><text:span text:style-name="T22">deleted</text:span><text:span text:style-name="T23"> </text:span><text:span text:style-name="T22">from</text:span><text:span text:style-name="T23"> </text:span><text:span text:style-name="T22">local</text:span><text:span text:style-name="T23"> </text:span><text:span text:style-name="T22">folder</text:span><text:bookmark-end text:name="__RefHeading__88_2083115462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2">Steps</text:p>
          </table:table-cell>
          <table:table-cell table:style-name="Table37.B1" office:value-type="string">
            <text:p text:style-name="P2">Expected<text:span text:style-name="T26"> </text:span>Outcome</text:p>
          </table:table-cell>
        </table:table-row>
        <table:table-row table:style-name="Table37.1">
          <table:table-cell table:style-name="Table37.A2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must</text:span><text:span text:style-name="T15"> </text:span><text:span text:style-name="T14">be</text:span><text:span text:style-name="T15"> </text:span><text:span text:style-name="T14">available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B</text:span></text:p>
          </table:table-cell>
          <table:table-cell table:style-name="Table37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7.1">
          <table:table-cell table:style-name="Table37.A3" office:value-type="string">
            <text:p text:style-name="P13"><text:span text:style-name="T14">Dele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7.B3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is</text:span><text:span text:style-name="T15"> </text:span><text:span text:style-name="T14">removed</text:span><text:span text:style-name="T15"> </text:span><text:span text:style-name="T14">from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37.1">
          <table:table-cell table:style-name="Table37.A4" office:value-type="string">
            <text:p text:style-name="P13"><text:span text:style-name="T14">Dele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7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is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/text:p>
          </table:table-cell>
        </table:table-row>
      </table:table>
      <text:p text:style-name="P15"/>
      <text:h text:style-name="Heading_20_2" text:outline-level="2"><text:bookmark-end text:name="OLE_LINK4"/><text:bookmark text:name="__RefHeading__90_2083115462"/><text:span text:style-name="T22">Task</text:span><text:span text:style-name="T23"> </text:span><text:span text:style-name="T22">deleted</text:span><text:span text:style-name="T23"> </text:span><text:span text:style-name="T22">on</text:span><text:span text:style-name="T23"> </text:span><text:span text:style-name="T22">Client</text:span><text:span text:style-name="T23"> </text:span><text:span text:style-name="T22">und</text:span><text:span text:style-name="T23"> </text:span><text:span text:style-name="T22">already</text:span><text:span text:style-name="T23"> </text:span><text:span text:style-name="T22">on</text:span><text:span text:style-name="T23"> </text:span><text:span text:style-name="T22">Server</text:span><text:span text:style-name="T23"> – </text:span><text:span text:style-name="T22">Synchronize</text:span><text:span text:style-name="T23"> – </text:span><text:span text:style-name="T22">Task</text:span><text:span text:style-name="T23"> </text:span><text:span text:style-name="T22">deleted</text:span><text:span text:style-name="T23"> </text:span><text:span text:style-name="T22">from</text:span><text:span text:style-name="T23"> </text:span><text:span text:style-name="T22">local</text:span><text:span text:style-name="T23"> </text:span><text:span text:style-name="T22">folder</text:span><text:bookmark-end text:name="__RefHeading__90_2083115462"/></text:h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2">Steps</text:p>
          </table:table-cell>
          <table:table-cell table:style-name="Table38.B1" office:value-type="string">
            <text:p text:style-name="P2">Expected<text:span text:style-name="T26"> </text:span>Outcome</text:p>
          </table:table-cell>
        </table:table-row>
        <table:table-row table:style-name="Table38.1">
          <table:table-cell table:style-name="Table38.A2" office:value-type="string">
            <text:p text:style-name="P13"><text:span text:style-name="T14">Task</text:span><text:span text:style-name="T15"> </text:span><text:span text:style-name="T14">A</text:span><text:span text:style-name="T15"> </text:span><text:span text:style-name="T14">must</text:span><text:span text:style-name="T15"> </text:span><text:span text:style-name="T14">be</text:span><text:span text:style-name="T15"> </text:span><text:span text:style-name="T14">available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B</text:span></text:p>
          </table:table-cell>
          <table:table-cell table:style-name="Table38.B2" office:value-type="string">
            <text:p text:style-name="P13"><text:span text:style-name="T14">Both</text:span><text:span text:style-name="T15"> </text:span><text:span text:style-name="T14">Clients</text:span><text:span text:style-name="T15"> </text:span><text:span text:style-name="T14">are</text:span><text:span text:style-name="T15"> </text:span><text:span text:style-name="T14">in</text:span><text:span text:style-name="T15"> </text:span><text:span text:style-name="T14">sync</text:span></text:p>
          </table:table-cell>
        </table:table-row>
        <table:table-row table:style-name="Table38.1">
          <table:table-cell table:style-name="Table38.A3" office:value-type="string">
            <text:p text:style-name="P13"><text:span text:style-name="T14">Dele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8.B3" office:value-type="string">
            <text:p text:style-name="P13"><text:span text:style-name="T14">Task</text:span><text:span text:style-name="T15"> </text:span><text:span text:style-name="T14">is</text:span><text:span text:style-name="T15"> </text:span><text:span text:style-name="T14">removed</text:span><text:span text:style-name="T15"> </text:span><text:span text:style-name="T14">from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38.1">
          <table:table-cell table:style-name="Table38.A4" office:value-type="string">
            <text:p text:style-name="P13"><text:span text:style-name="T14">Delete</text:span><text:span text:style-name="T15"> </text:span><text:span text:style-name="T14">Task</text:span><text:span text:style-name="T15"> </text:span><text:span text:style-name="T14">A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text:span text:style-name="T15"> </text:span><text:span text:style-name="T14">and</text:span><text:span text:style-name="T15"> </text:span><text:span text:style-name="T14">Start</text:span><text:span text:style-name="T15"> </text:span><text:span text:style-name="T14">Kolab</text:span><text:span text:style-name="T15"> </text:span><text:span text:style-name="T14">Sync</text:span></text:p>
          </table:table-cell>
          <table:table-cell table:style-name="Table38.B4" office:value-type="string">
            <text:p text:style-name="P13"><text:span text:style-name="T14">Task</text:span><text:span text:style-name="T15"> </text:span><text:span text:style-name="T14">is</text:span><text:span text:style-name="T15"> </text:span><text:span text:style-name="T14">deleted</text:span><text:span text:style-name="T15"> </text:span><text:span text:style-name="T14">on</text:span><text:span text:style-name="T15"> </text:span><text:span text:style-name="T14">Server</text:span></text:p>
          </table:table-cell>
        </table:table-row>
      </table:table>
      <text:p text:style-name="P9"/>
      <text:h text:style-name="P23" text:outline-level="2"><text:bookmark text:name="__RefHeading__92_2083115462"/>Verify<text:span text:style-name="T7"> </text:span>language<text:span text:style-name="T7"> </text:span>support<text:span text:style-name="T7"> </text:span>of<text:span text:style-name="T7"> </text:span>SyncKolab<text:span text:style-name="T7"> </text:span>Tool<text:bookmark-end text:name="__RefHeading__92_2083115462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2">Steps</text:p>
          </table:table-cell>
          <table:table-cell table:style-name="Table39.B1" office:value-type="string">
            <text:p text:style-name="P2">Expected<text:span text:style-name="T26"> </text:span>Outcome</text:p>
          </table:table-cell>
        </table:table-row>
        <table:table-row table:style-name="Table39.1">
          <table:table-cell table:style-name="Table39.A2" office:value-type="string">
            <text:p text:style-name="P10">Install<text:span text:style-name="T26"> </text:span>Thunderbird<text:span text:style-name="T26"> </text:span>with<text:span text:style-name="T26"> </text:span>Language<text:span text:style-name="T26"> </text:span>English</text:p>
          </table:table-cell>
          <table:table-cell table:style-name="Table39.B2" office:value-type="string">
            <text:p text:style-name="P10">Successful</text:p>
          </table:table-cell>
        </table:table-row>
        <table:table-row table:style-name="Table39.1">
          <table:table-cell table:style-name="Table39.A3" office:value-type="string">
            <text:p text:style-name="P10">Open<text:span text:style-name="T26"> </text:span>SyncKolab<text:span text:style-name="T26"> </text:span>Configuration</text:p>
          </table:table-cell>
          <table:table-cell table:style-name="Table39.B3" office:value-type="string">
            <text:p text:style-name="P10">Menu<text:span text:style-name="T26"> </text:span>is<text:span text:style-name="T26"> </text:span>available<text:span text:style-name="T26"> </text:span>in<text:span text:style-name="T26"> </text:span>English</text:p>
          </table:table-cell>
        </table:table-row>
        <table:table-row table:style-name="Table39.1">
          <table:table-cell table:style-name="Table39.A4" office:value-type="string">
            <text:p text:style-name="P10">Install<text:span text:style-name="T26"> </text:span>Thunderbird<text:span text:style-name="T26"> </text:span>with<text:span text:style-name="T26"> </text:span>Language<text:span text:style-name="T26"> </text:span>German</text:p>
          </table:table-cell>
          <table:table-cell table:style-name="Table39.B4" office:value-type="string">
            <text:p text:style-name="P10">Successful</text:p>
          </table:table-cell>
        </table:table-row>
        <table:table-row table:style-name="Table39.1">
          <table:table-cell table:style-name="Table39.A5" office:value-type="string">
            <text:p text:style-name="P10">Open<text:span text:style-name="T26"> </text:span>SyncKolab<text:span text:style-name="T26"> </text:span>Configuration</text:p>
          </table:table-cell>
          <table:table-cell table:style-name="Table39.B5" office:value-type="string">
            <text:p text:style-name="P10">Menu<text:span text:style-name="T26"> </text:span>is<text:span text:style-name="T26"> </text:span>available<text:span text:style-name="T26"> </text:span>in<text:span text:style-name="T26"> </text:span>German</text:p>
          </table:table-cell>
        </table:table-row>
      </table:table>
      <text:p text:style-name="P9"/>
      <text:p text:style-name="P19"/>
      <text:h text:style-name="Heading_20_1" text:outline-level="1"><text:bookmark text:name="__RefHeading__94_2083115462"/><text:span text:style-name="T1">Configuration</text:span><text:span text:style-name="T2"> </text:span><text:span text:style-name="T1">Tests</text:span><text:bookmark-end text:name="__RefHeading__94_2083115462"/></text:h>
      <text:h text:style-name="Heading_20_3" text:outline-level="3"><text:bookmark text:name="__RefHeading__96_2083115462"/><text:span text:style-name="T24">Create</text:span><text:span text:style-name="T4"> </text:span><text:span text:style-name="T3">new</text:span><text:span text:style-name="T4"> </text:span><text:span text:style-name="T3">Config</text:span><text:bookmark-end text:name="__RefHeading__96_2083115462"/>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2">Steps</text:p>
          </table:table-cell>
          <table:table-cell table:style-name="Table40.B1" office:value-type="string">
            <text:p text:style-name="P2">Expected<text:span text:style-name="T26"> </text:span>Outcome</text:p>
          </table:table-cell>
        </table:table-row>
        <table:table-row table:style-name="Table40.1">
          <table:table-cell table:style-name="Table40.A2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fig</text:span><text:span text:style-name="T15"> </text:span><text:span text:style-name="T14">via</text:span><text:span text:style-name="T15"> </text:span><text:span text:style-name="T14">Wizard</text:span></text:p>
          </table:table-cell>
          <table:table-cell table:style-name="Table40.B2" office:value-type="string">
            <text:p text:style-name="P4">Successful</text:p>
          </table:table-cell>
        </table:table-row>
        <table:table-row table:style-name="Table40.1">
          <table:table-cell table:style-name="Table40.A3" office:value-type="string">
            <text:p text:style-name="P13"><text:span text:style-name="T12">Configure</text:span><text:span text:style-name="T13"> </text:span><text:span text:style-name="T12">Contact</text:span><text:span text:style-name="T13"> </text:span><text:span text:style-name="T12">properties</text:span></text:p>
          </table:table-cell>
          <table:table-cell table:style-name="Table40.B3" office:value-type="string">
            <text:p text:style-name="P4">Successful</text:p>
          </table:table-cell>
        </table:table-row>
        <table:table-row table:style-name="Table40.1">
          <table:table-cell table:style-name="Table40.A4" office:value-type="string">
            <text:p text:style-name="P13"><text:span text:style-name="T12">Configure</text:span><text:span text:style-name="T13"> </text:span><text:span text:style-name="T12">Calendar</text:span><text:span text:style-name="T13"> </text:span><text:span text:style-name="T12">properties</text:span></text:p>
          </table:table-cell>
          <table:table-cell table:style-name="Table40.B4" office:value-type="string">
            <text:p text:style-name="P4">Successful</text:p>
          </table:table-cell>
        </table:table-row>
        <table:table-row table:style-name="Table40.1">
          <table:table-cell table:style-name="Table40.A5" office:value-type="string">
            <text:p text:style-name="P13"><text:span text:style-name="T12">Configure</text:span><text:span text:style-name="T13"> </text:span><text:span text:style-name="T12">Task</text:span><text:span text:style-name="T13"> </text:span><text:span text:style-name="T12">properties</text:span></text:p>
          </table:table-cell>
          <table:table-cell table:style-name="Table40.B5" office:value-type="string">
            <text:p text:style-name="P4">Successful</text:p>
          </table:table-cell>
        </table:table-row>
        <table:table-row table:style-name="Table40.1">
          <table:table-cell table:style-name="Table40.A6" office:value-type="string">
            <text:p text:style-name="P10">Close<text:span text:style-name="T26"> </text:span>Configuration<text:span text:style-name="T26"> </text:span>and<text:span text:style-name="T26"> </text:span>reopen<text:span text:style-name="T26"> </text:span>again</text:p>
          </table:table-cell>
          <table:table-cell table:style-name="Table40.B6" office:value-type="string">
            <text:p text:style-name="P10">Created<text:span text:style-name="T26"> </text:span>Config<text:span text:style-name="T26"> </text:span>is<text:span text:style-name="T26"> </text:span>available<text:span text:style-name="T26"> </text:span>and<text:span text:style-name="T26"> </text:span>properties<text:span text:style-name="T26"> </text:span>are<text:span text:style-name="T26"> </text:span>correct</text:p>
          </table:table-cell>
        </table:table-row>
      </table:table>
      <text:p text:style-name="P15"/>
      <text:h text:style-name="P25" text:outline-level="3"><text:bookmark text:name="__RefHeading__98_2083115462"/>Delete<text:span text:style-name="T7"> </text:span>existing<text:span text:style-name="T7"> </text:span>Config<text:bookmark-end text:name="__RefHeading__98_2083115462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2">Steps</text:p>
          </table:table-cell>
          <table:table-cell table:style-name="Table41.B1" office:value-type="string">
            <text:p text:style-name="P2">Expected<text:span text:style-name="T26"> </text:span>Outcome</text:p>
          </table:table-cell>
        </table:table-row>
        <table:table-row table:style-name="Table41.1">
          <table:table-cell table:style-name="Table41.A2" office:value-type="string">
            <text:p text:style-name="P4">Delete<text:span text:style-name="T26"> </text:span>Configuration</text:p>
          </table:table-cell>
          <table:table-cell table:style-name="Table41.B2" office:value-type="string">
            <text:p text:style-name="P4">Successful</text:p>
          </table:table-cell>
        </table:table-row>
      </table:table>
      <text:p text:style-name="P16"/>
      <text:h text:style-name="Heading_20_2" text:outline-level="2"><text:bookmark text:name="__RefHeading__100_2083115462"/><text:span text:style-name="T5">Contact</text:span><text:span text:style-name="T6"> </text:span><text:span text:style-name="T5">Configuration</text:span><text:span text:style-name="T6"> </text:span><text:span text:style-name="T5">Tests</text:span><text:bookmark-end text:name="__RefHeading__100_2083115462"/></text:h>
      <text:h text:style-name="Heading_20_3" text:outline-level="3"><text:bookmark text:name="__RefHeading__102_2083115462"/><text:span text:style-name="T24">Update</text:span><text:span text:style-name="T25"> </text:span><text:span text:style-name="T24">configured</text:span><text:span text:style-name="T25"> </text:span><text:span text:style-name="T24">Adressbook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ontacts</text:span><text:bookmark-end text:name="__RefHeading__102_2083115462"/></text:h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2">Steps</text:p>
          </table:table-cell>
          <table:table-cell table:style-name="Table42.B1" office:value-type="string">
            <text:p text:style-name="P2">Expected<text:span text:style-name="T26"> </text:span>Outcome</text:p>
          </table:table-cell>
        </table:table-row>
        <table:table-row table:style-name="Table42.1">
          <table:table-cell table:style-name="Table42.A2" office:value-type="string">
            <text:p text:style-name="P13"><text:span text:style-name="T14">Create</text:span><text:span text:style-name="T15"> </text:span><text:span text:style-name="T14">Contact</text:span><text:span text:style-name="T15"> </text:span><text:span text:style-name="T14">in</text:span><text:span text:style-name="T15"> </text:span><text:span text:style-name="T14">configured</text:span><text:span text:style-name="T15"> </text:span><text:span text:style-name="T14">Adressbook</text:span></text:p>
          </table:table-cell>
          <table:table-cell table:style-name="Table42.B2" office:value-type="string">
            <text:p text:style-name="P4">Contact<text:span text:style-name="T26"> </text:span>created</text:p>
          </table:table-cell>
        </table:table-row>
        <table:table-row table:style-name="Table42.1">
          <table:table-cell table:style-name="Table42.A3" office:value-type="string">
            <text:p text:style-name="P4">Start<text:span text:style-name="T26"> </text:span>Kolab<text:span text:style-name="T26"> </text:span>Sync</text:p>
          </table:table-cell>
          <table:table-cell table:style-name="Table42.B3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42.1">
          <table:table-cell table:style-name="Table42.A4" office:value-type="string">
            <text:p text:style-name="P13"><text:span text:style-name="T12">Open</text:span><text:span text:style-name="T13"> </text:span><text:span text:style-name="T12">Contakt</text:span><text:span text:style-name="T13"> </text:span><text:span text:style-name="T12">Properties</text:span></text:p>
          </table:table-cell>
          <table:table-cell table:style-name="Table42.B4" office:value-type="string">
            <text:p text:style-name="P4"/>
          </table:table-cell>
        </table:table-row>
        <table:table-row table:style-name="Table42.1">
          <table:table-cell table:style-name="Table42.A5" office:value-type="string">
            <text:p text:style-name="P13"><text:span text:style-name="T12">configure</text:span><text:span text:style-name="T13"> </text:span><text:span text:style-name="T12">a</text:span><text:span text:style-name="T13"> </text:span><text:span text:style-name="T12">different</text:span><text:span text:style-name="T13"> </text:span><text:span text:style-name="T12">Adressbook</text:span></text:p>
          </table:table-cell>
          <table:table-cell table:style-name="Table42.B5" office:value-type="string">
            <text:p text:style-name="P4">Configuration<text:span text:style-name="T26"> </text:span>saved</text:p>
          </table:table-cell>
        </table:table-row>
        <table:table-row table:style-name="Table42.1">
          <table:table-cell table:style-name="Table42.A6" office:value-type="string">
            <text:p text:style-name="P13"><text:span text:style-name="T14">Create</text:span><text:span text:style-name="T15"> </text:span><text:span text:style-name="T14">Contact</text:span><text:span text:style-name="T15"> </text:span><text:span text:style-name="T14">in</text:span><text:span text:style-name="T15"> </text:span><text:span text:style-name="T14">new</text:span><text:span text:style-name="T15"> </text:span><text:span text:style-name="T14">configured</text:span><text:span text:style-name="T15"> </text:span><text:span text:style-name="T14">Adressbook</text:span></text:p>
          </table:table-cell>
          <table:table-cell table:style-name="Table42.B6" office:value-type="string">
            <text:p text:style-name="P4">Contact<text:span text:style-name="T26"> </text:span>created</text:p>
          </table:table-cell>
        </table:table-row>
        <table:table-row table:style-name="Table42.1">
          <table:table-cell table:style-name="Table42.A7" office:value-type="string">
            <text:p text:style-name="P4">Start<text:span text:style-name="T26"> </text:span>Kolab<text:span text:style-name="T26"> </text:span>Sync</text:p>
          </table:table-cell>
          <table:table-cell table:style-name="Table42.B7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</table:table>
      <text:p text:style-name="P15"/>
      <text:h text:style-name="Heading_20_3" text:outline-level="3"><text:bookmark text:name="__RefHeading__104_2083115462"/><text:soft-page-break/><text:span text:style-name="T24">Update</text:span><text:span text:style-name="T25"> </text:span><text:span text:style-name="T24">configured</text:span><text:span text:style-name="T25"> </text:span><text:span text:style-name="T24">Folder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ontacts</text:span><text:bookmark-end text:name="__RefHeading__104_2083115462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2">Steps</text:p>
          </table:table-cell>
          <table:table-cell table:style-name="Table43.B1" office:value-type="string">
            <text:p text:style-name="P2">Expected<text:span text:style-name="T26"> </text:span>Outcome</text:p>
          </table:table-cell>
        </table:table-row>
        <table:table-row table:style-name="Table43.1">
          <table:table-cell table:style-name="Table43.A2" office:value-type="string">
            <text:p text:style-name="P4">Create<text:span text:style-name="T26"> </text:span>Contact</text:p>
          </table:table-cell>
          <table:table-cell table:style-name="Table43.B2" office:value-type="string">
            <text:p text:style-name="P4">Contact<text:span text:style-name="T26"> </text:span>created</text:p>
          </table:table-cell>
        </table:table-row>
        <table:table-row table:style-name="Table43.1">
          <table:table-cell table:style-name="Table43.A3" office:value-type="string">
            <text:p text:style-name="P4">Start<text:span text:style-name="T26"> </text:span>Kolab<text:span text:style-name="T26"> </text:span>Sync</text:p>
          </table:table-cell>
          <table:table-cell table:style-name="Table43.B3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43.1">
          <table:table-cell table:style-name="Table43.A4" office:value-type="string">
            <text:p text:style-name="P13"><text:span text:style-name="T12">Open</text:span><text:span text:style-name="T13"> </text:span><text:span text:style-name="T12">Contact</text:span><text:span text:style-name="T13"> </text:span><text:span text:style-name="T12">Properties</text:span></text:p>
          </table:table-cell>
          <table:table-cell table:style-name="Table43.B4" office:value-type="string">
            <text:p text:style-name="P4"/>
          </table:table-cell>
        </table:table-row>
        <table:table-row table:style-name="Table43.1">
          <table:table-cell table:style-name="Table43.A5" office:value-type="string">
            <text:p text:style-name="P4">configure<text:span text:style-name="T26"> </text:span>a<text:span text:style-name="T26"> </text:span>different<text:span text:style-name="T26"> </text:span>folder</text:p>
          </table:table-cell>
          <table:table-cell table:style-name="Table43.B5" office:value-type="string">
            <text:p text:style-name="P4">Configuration<text:span text:style-name="T26"> </text:span>saved</text:p>
          </table:table-cell>
        </table:table-row>
        <table:table-row table:style-name="Table43.1">
          <table:table-cell table:style-name="Table43.A6" office:value-type="string">
            <text:p text:style-name="P4">Create<text:span text:style-name="T26"> </text:span>Contact</text:p>
          </table:table-cell>
          <table:table-cell table:style-name="Table43.B6" office:value-type="string">
            <text:p text:style-name="P4">Contact<text:span text:style-name="T26"> </text:span>created</text:p>
          </table:table-cell>
        </table:table-row>
        <table:table-row table:style-name="Table43.1">
          <table:table-cell table:style-name="Table43.A7" office:value-type="string">
            <text:p text:style-name="P4">Start<text:span text:style-name="T26"> </text:span>Kolab<text:span text:style-name="T26"> </text:span>Sync</text:p>
          </table:table-cell>
          <table:table-cell table:style-name="Table43.B7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new</text:span><text:span text:style-name="T15"> </text:span><text:span text:style-name="T14">configured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06_2083115462"/><text:span text:style-name="T24">Update</text:span><text:span text:style-name="T25"> „</text:span><text:span text:style-name="T24">write</text:span><text:span text:style-name="T25"> </text:span><text:span text:style-name="T24">to</text:span><text:span text:style-name="T25"> </text:span><text:span text:style-name="T24">imap</text:span><text:span text:style-name="T25"> </text:span><text:span text:style-name="T24">account</text:span><text:span text:style-name="T25">“ </text:span><text:span text:style-name="T24">and</text:span><text:span text:style-name="T25"> </text:span><text:span text:style-name="T24">sync</text:span><text:span text:style-name="T25"> </text:span><text:span text:style-name="T24">Contacts</text:span><text:bookmark-end text:name="__RefHeading__106_2083115462"/></text:h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2">Steps</text:p>
          </table:table-cell>
          <table:table-cell table:style-name="Table44.B1" office:value-type="string">
            <text:p text:style-name="P2">Expected<text:span text:style-name="T26"> </text:span>Outcome</text:p>
          </table:table-cell>
        </table:table-row>
        <table:table-row table:style-name="Table44.1">
          <table:table-cell table:style-name="Table44.A2" office:value-type="string">
            <text:p text:style-name="P4">Open<text:span text:style-name="T26"> </text:span>Contact<text:span text:style-name="T26"> </text:span>Properties</text:p>
          </table:table-cell>
          <table:table-cell table:style-name="Table44.B2" office:value-type="string">
            <text:p text:style-name="P4"/>
          </table:table-cell>
        </table:table-row>
        <table:table-row table:style-name="Table44.1">
          <table:table-cell table:style-name="Table44.A3" office:value-type="string">
            <text:p text:style-name="P13"><text:span text:style-name="T14">deactivate</text:span><text:span text:style-name="T15"> </text:span><text:span text:style-name="T14">the</text:span><text:span text:style-name="T15"> </text:span><text:span text:style-name="T14">checkbox</text:span><text:span text:style-name="T15"> „</text:span><text:span text:style-name="T14">write</text:span><text:span text:style-name="T15"> </text:span><text:span text:style-name="T14">to</text:span><text:span text:style-name="T15"> </text:span><text:span text:style-name="T14">imap</text:span><text:span text:style-name="T15"> </text:span><text:span text:style-name="T14">account</text:span><text:span text:style-name="T15">“</text:span></text:p>
          </table:table-cell>
          <table:table-cell table:style-name="Table44.B3" office:value-type="string">
            <text:p text:style-name="P4">Configuration<text:span text:style-name="T26"> </text:span>saved</text:p>
          </table:table-cell>
        </table:table-row>
        <table:table-row table:style-name="Table44.1">
          <table:table-cell table:style-name="Table44.A4" office:value-type="string">
            <text:p text:style-name="P10">Create<text:span text:style-name="T26"> </text:span>Contact<text:span text:style-name="T26"> </text:span>on<text:span text:style-name="T26"> </text:span>Client<text:span text:style-name="T26"> </text:span>A</text:p>
          </table:table-cell>
          <table:table-cell table:style-name="Table44.B4" office:value-type="string">
            <text:p text:style-name="P4">Contact<text:span text:style-name="T26"> </text:span>created</text:p>
          </table:table-cell>
        </table:table-row>
        <table:table-row table:style-name="Table44.1">
          <table:table-cell table:style-name="Table44.A5" office:value-type="string">
            <text:p text:style-name="P4">Start<text:span text:style-name="T26"> </text:span>Kolab<text:span text:style-name="T26"> </text:span>Sync</text:p>
          </table:table-cell>
          <table:table-cell table:style-name="Table44.B5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44.1">
          <table:table-cell table:style-name="Table44.A6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44.B6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was</text:span><text:span text:style-name="T15"> </text:span><text:span text:style-name="T14">not</text:span><text:span text:style-name="T15"> </text:span><text:span text:style-name="T14">downloaded</text:span><text:span text:style-name="T15"> </text:span><text:span text:style-name="T14">from</text:span><text:span text:style-name="T15"> </text:span><text:span text:style-name="T14">server</text:span></text:p>
          </table:table-cell>
        </table:table-row>
        <table:table-row table:style-name="Table44.1">
          <table:table-cell table:style-name="Table44.A7" office:value-type="string">
            <text:p text:style-name="P13"><text:span text:style-name="T14">change</text:span><text:span text:style-name="T15"> </text:span><text:span text:style-name="T14">configuration</text:span><text:span text:style-name="T15"> </text:span><text:span text:style-name="T14">for</text:span><text:span text:style-name="T15"> </text:span><text:span text:style-name="T14">IMAP</text:span><text:span text:style-name="T15"> </text:span><text:span text:style-name="T14">Accoun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44.B7" office:value-type="string">
            <text:p text:style-name="P4">Configuration<text:span text:style-name="T26"> </text:span>saved</text:p>
          </table:table-cell>
        </table:table-row>
        <table:table-row table:style-name="Table44.1">
          <table:table-cell table:style-name="Table44.A8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44.B8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text:span text:style-name="T15"> </text:span><text:span text:style-name="T14">and</text:span><text:span text:style-name="T15"> </text:span><text:span text:style-name="T14">imap</text:span><text:span text:style-name="T15"> </text:span><text:span text:style-name="T14">account</text:span></text:p>
          </table:table-cell>
        </table:table-row>
        <table:table-row table:style-name="Table44.1">
          <table:table-cell table:style-name="Table44.A9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44.B9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</table:table>
      <text:p text:style-name="P15"/>
      <text:h text:style-name="Heading_20_3" text:outline-level="3"><text:bookmark text:name="__RefHeading__108_2083115462"/><text:span text:style-name="T24">Update</text:span><text:span text:style-name="T25"> „</text:span><text:span text:style-name="T24">synchronize</text:span><text:span text:style-name="T25">“ </text:span><text:span text:style-name="T24">checkbox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ontacts</text:span><text:bookmark-end text:name="__RefHeading__108_2083115462"/>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2">Steps</text:p>
          </table:table-cell>
          <table:table-cell table:style-name="Table45.B1" office:value-type="string">
            <text:p text:style-name="P2">Expected<text:span text:style-name="T26"> </text:span>Outcome</text:p>
          </table:table-cell>
        </table:table-row>
        <table:table-row table:style-name="Table45.1">
          <table:table-cell table:style-name="Table45.A2" office:value-type="string">
            <text:p text:style-name="P4">Open<text:span text:style-name="T26"> </text:span>Contact<text:span text:style-name="T26"> </text:span>Properties</text:p>
          </table:table-cell>
          <table:table-cell table:style-name="Table45.B2" office:value-type="string">
            <text:p text:style-name="P4"/>
          </table:table-cell>
        </table:table-row>
        <table:table-row table:style-name="Table45.1">
          <table:table-cell table:style-name="Table45.A3" office:value-type="string">
            <text:p text:style-name="P4">deactivate<text:span text:style-name="T26"> </text:span>checkbox<text:span text:style-name="T26"> „</text:span>synchronize<text:span text:style-name="T26">“</text:span></text:p>
          </table:table-cell>
          <table:table-cell table:style-name="Table45.B3" office:value-type="string">
            <text:p text:style-name="P4">Configuration<text:span text:style-name="T26"> </text:span>saved</text:p>
          </table:table-cell>
        </table:table-row>
        <table:table-row table:style-name="Table45.1">
          <table:table-cell table:style-name="Table45.A4" office:value-type="string">
            <text:p text:style-name="P4">Create<text:span text:style-name="T26"> </text:span>Contact</text:p>
          </table:table-cell>
          <table:table-cell table:style-name="Table45.B4" office:value-type="string">
            <text:p text:style-name="P4">Contact<text:span text:style-name="T26"> </text:span>created</text:p>
          </table:table-cell>
        </table:table-row>
        <table:table-row table:style-name="Table45.1">
          <table:table-cell table:style-name="Table45.A5" office:value-type="string">
            <text:p text:style-name="P4">Start<text:span text:style-name="T26"> </text:span>Kolab<text:span text:style-name="T26"> </text:span>Sync</text:p>
          </table:table-cell>
          <table:table-cell table:style-name="Table45.B5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10_2083115462"/><text:soft-page-break/><text:span text:style-name="T3">Update</text:span><text:span text:style-name="T4"> </text:span><text:span text:style-name="T3">format</text:span><text:span text:style-name="T4"> </text:span><text:span text:style-name="T3">and</text:span><text:span text:style-name="T4"> </text:span><text:span text:style-name="T3">sync</text:span><text:span text:style-name="T4"> </text:span><text:span text:style-name="T3">Contacts</text:span><text:bookmark-end text:name="__RefHeading__110_2083115462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2">Steps</text:p>
          </table:table-cell>
          <table:table-cell table:style-name="Table46.B1" office:value-type="string">
            <text:p text:style-name="P2">Expected<text:span text:style-name="T26"> </text:span>Outcome</text:p>
          </table:table-cell>
        </table:table-row>
        <table:table-row table:style-name="Table46.1">
          <table:table-cell table:style-name="Table46.A2" office:value-type="string">
            <text:p text:style-name="P4">Open<text:span text:style-name="T26"> </text:span>Contact<text:span text:style-name="T26"> </text:span>Properties</text:p>
          </table:table-cell>
          <table:table-cell table:style-name="Table46.B2" office:value-type="string">
            <text:p text:style-name="P4"/>
          </table:table-cell>
        </table:table-row>
        <table:table-row table:style-name="Table46.1">
          <table:table-cell table:style-name="Table46.A3" office:value-type="string">
            <text:p text:style-name="P4">configure<text:span text:style-name="T26"> </text:span>format<text:span text:style-name="T26"> „</text:span>VCard<text:span text:style-name="T26">“</text:span></text:p>
          </table:table-cell>
          <table:table-cell table:style-name="Table46.B3" office:value-type="string">
            <text:p text:style-name="P4">Configuration<text:span text:style-name="T26"> </text:span>saved</text:p>
          </table:table-cell>
        </table:table-row>
        <table:table-row table:style-name="Table46.1">
          <table:table-cell table:style-name="Table46.A4" office:value-type="string">
            <text:p text:style-name="P4">Create<text:span text:style-name="T26"> </text:span>Contact</text:p>
          </table:table-cell>
          <table:table-cell table:style-name="Table46.B4" office:value-type="string">
            <text:p text:style-name="P4">New<text:span text:style-name="T26"> </text:span>Contact<text:span text:style-name="T26"> </text:span>created</text:p>
          </table:table-cell>
        </table:table-row>
        <table:table-row table:style-name="Table46.1">
          <table:table-cell table:style-name="Table46.A5" office:value-type="string">
            <text:p text:style-name="P4">Start<text:span text:style-name="T26"> </text:span>Kolab<text:span text:style-name="T26"> </text:span>Sync<text:span text:style-name="T26"> </text:span></text:p>
          </table:table-cell>
          <table:table-cell table:style-name="Table46.B5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in</text:span><text:span text:style-name="T15"> </text:span><text:span text:style-name="T14">Format</text:span><text:span text:style-name="T15"> </text:span><text:span text:style-name="T14">VCard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46.1">
          <table:table-cell table:style-name="Table46.A6" office:value-type="string">
            <text:p text:style-name="P4">configure<text:span text:style-name="T26"> </text:span>format<text:span text:style-name="T26"> „</text:span>XML<text:span text:style-name="T26">“</text:span></text:p>
          </table:table-cell>
          <table:table-cell table:style-name="Table46.B6" office:value-type="string">
            <text:p text:style-name="P4">Configuration<text:span text:style-name="T26"> </text:span>saved</text:p>
          </table:table-cell>
        </table:table-row>
        <table:table-row table:style-name="Table46.1">
          <table:table-cell table:style-name="Table46.A7" office:value-type="string">
            <text:p text:style-name="P4">Create<text:span text:style-name="T26"> </text:span>Contact</text:p>
          </table:table-cell>
          <table:table-cell table:style-name="Table46.B7" office:value-type="string">
            <text:p text:style-name="P4">New<text:span text:style-name="T26"> </text:span>Contact<text:span text:style-name="T26"> </text:span>created</text:p>
          </table:table-cell>
        </table:table-row>
        <table:table-row table:style-name="Table46.1">
          <table:table-cell table:style-name="Table46.A8" office:value-type="string">
            <text:p text:style-name="P4">Start<text:span text:style-name="T26"> </text:span>Kolab<text:span text:style-name="T26"> </text:span>Sync<text:span text:style-name="T26"> </text:span></text:p>
          </table:table-cell>
          <table:table-cell table:style-name="Table46.B8" office:value-type="string">
            <text:p text:style-name="P13"><text:span text:style-name="T14">New</text:span><text:span text:style-name="T15"> </text:span><text:span text:style-name="T14">Contact</text:span><text:span text:style-name="T15"> </text:span><text:span text:style-name="T14">in</text:span><text:span text:style-name="T15"> </text:span><text:span text:style-name="T14">Format</text:span><text:span text:style-name="T15"> </text:span><text:span text:style-name="T14">XML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112_2083115462"/><text:span text:style-name="T5">Calendar</text:span><text:span text:style-name="T6"> </text:span><text:span text:style-name="T5">Configuration</text:span><text:span text:style-name="T6"> </text:span><text:span text:style-name="T5">Tests</text:span><text:bookmark-end text:name="__RefHeading__112_2083115462"/></text:h>
      <text:h text:style-name="Heading_20_3" text:outline-level="3"><text:bookmark text:name="__RefHeading__114_2083115462"/><text:span text:style-name="T24">Update</text:span><text:span text:style-name="T25"> </text:span><text:span text:style-name="T24">configured</text:span><text:span text:style-name="T25"> </text:span><text:span text:style-name="T24">Calendar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alendar</text:span><text:span text:style-name="T25"> </text:span><text:span text:style-name="T24">Entries</text:span><text:bookmark-end text:name="__RefHeading__114_2083115462"/></text:h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2">Steps</text:p>
          </table:table-cell>
          <table:table-cell table:style-name="Table47.B1" office:value-type="string">
            <text:p text:style-name="P2">Expected<text:span text:style-name="T26"> </text:span>Outcome</text:p>
          </table:table-cell>
        </table:table-row>
        <table:table-row table:style-name="Table47.1">
          <table:table-cell table:style-name="Table47.A2" office:value-type="string">
            <text:p text:style-name="P13"><text:span text:style-name="T14">Cre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configured</text:span><text:span text:style-name="T15"> </text:span><text:span text:style-name="T14">Adressbook</text:span></text:p>
          </table:table-cell>
          <table:table-cell table:style-name="Table47.B2" office:value-type="string">
            <text:p text:style-name="P4">Calendar<text:span text:style-name="T26"> </text:span>Entry<text:span text:style-name="T26"> </text:span>created</text:p>
          </table:table-cell>
        </table:table-row>
        <table:table-row table:style-name="Table47.1">
          <table:table-cell table:style-name="Table47.A3" office:value-type="string">
            <text:p text:style-name="P4">Start<text:span text:style-name="T26"> </text:span>Kolab<text:span text:style-name="T26"> </text:span>Sync</text:p>
          </table:table-cell>
          <table:table-cell table:style-name="Table47.B3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47.1">
          <table:table-cell table:style-name="Table47.A4" office:value-type="string">
            <text:p text:style-name="P4">Open<text:span text:style-name="T26"> </text:span>Contakt<text:span text:style-name="T26"> </text:span>Properties</text:p>
          </table:table-cell>
          <table:table-cell table:style-name="Table47.B4" office:value-type="string">
            <text:p text:style-name="P4"/>
          </table:table-cell>
        </table:table-row>
        <table:table-row table:style-name="Table47.1">
          <table:table-cell table:style-name="Table47.A5" office:value-type="string">
            <text:p text:style-name="P4">configure<text:span text:style-name="T26"> </text:span>a<text:span text:style-name="T26"> </text:span>different<text:span text:style-name="T26"> </text:span>Adressbook</text:p>
          </table:table-cell>
          <table:table-cell table:style-name="Table47.B5" office:value-type="string">
            <text:p text:style-name="P4">Configuration<text:span text:style-name="T26"> </text:span>saved</text:p>
          </table:table-cell>
        </table:table-row>
        <table:table-row table:style-name="Table47.1">
          <table:table-cell table:style-name="Table47.A6" office:value-type="string">
            <text:p text:style-name="P13"><text:span text:style-name="T14">Cre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new</text:span><text:span text:style-name="T15"> </text:span><text:span text:style-name="T14">configured</text:span><text:span text:style-name="T15"> </text:span><text:span text:style-name="T14">Adressbook</text:span></text:p>
          </table:table-cell>
          <table:table-cell table:style-name="Table47.B6" office:value-type="string">
            <text:p text:style-name="P4">Calendar<text:span text:style-name="T26"> </text:span>Entry<text:span text:style-name="T26"> </text:span>created</text:p>
          </table:table-cell>
        </table:table-row>
        <table:table-row table:style-name="Table47.1">
          <table:table-cell table:style-name="Table47.A7" office:value-type="string">
            <text:p text:style-name="P4">Start<text:span text:style-name="T26"> </text:span>Kolab<text:span text:style-name="T26"> </text:span>Sync</text:p>
          </table:table-cell>
          <table:table-cell table:style-name="Table47.B7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16_2083115462"/><text:span text:style-name="T24">Update</text:span><text:span text:style-name="T25"> </text:span><text:span text:style-name="T24">configured</text:span><text:span text:style-name="T25"> </text:span><text:span text:style-name="T24">Folder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alendar</text:span><text:span text:style-name="T25"> </text:span><text:span text:style-name="T24">Entries</text:span><text:bookmark-end text:name="__RefHeading__116_2083115462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2">Steps</text:p>
          </table:table-cell>
          <table:table-cell table:style-name="Table48.B1" office:value-type="string">
            <text:p text:style-name="P2">Expected<text:span text:style-name="T26"> </text:span>Outcome</text:p>
          </table:table-cell>
        </table:table-row>
        <table:table-row table:style-name="Table48.1">
          <table:table-cell table:style-name="Table48.A2" office:value-type="string">
            <text:p text:style-name="P4">Create<text:span text:style-name="T26"> </text:span>Calendar<text:span text:style-name="T26"> </text:span>Entry</text:p>
          </table:table-cell>
          <table:table-cell table:style-name="Table48.B2" office:value-type="string">
            <text:p text:style-name="P4">Calendar<text:span text:style-name="T26"> </text:span>Entry<text:span text:style-name="T26"> </text:span>created</text:p>
          </table:table-cell>
        </table:table-row>
        <table:table-row table:style-name="Table48.1">
          <table:table-cell table:style-name="Table48.A3" office:value-type="string">
            <text:p text:style-name="P4">Start<text:span text:style-name="T26"> </text:span>Kolab<text:span text:style-name="T26"> </text:span>Sync</text:p>
          </table:table-cell>
          <table:table-cell table:style-name="Table48.B3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48.1">
          <table:table-cell table:style-name="Table48.A4" office:value-type="string">
            <text:p text:style-name="P4">Open<text:span text:style-name="T26"> </text:span>Calendar<text:span text:style-name="T26"> </text:span>Entry<text:span text:style-name="T26"> </text:span>Properties</text:p>
          </table:table-cell>
          <table:table-cell table:style-name="Table48.B4" office:value-type="string">
            <text:p text:style-name="P4"/>
          </table:table-cell>
        </table:table-row>
        <table:table-row table:style-name="Table48.1">
          <table:table-cell table:style-name="Table48.A5" office:value-type="string">
            <text:p text:style-name="P4">configure<text:span text:style-name="T26"> </text:span>a<text:span text:style-name="T26"> </text:span>different<text:span text:style-name="T26"> </text:span>folder</text:p>
          </table:table-cell>
          <table:table-cell table:style-name="Table48.B5" office:value-type="string">
            <text:p text:style-name="P4">Configuration<text:span text:style-name="T26"> </text:span>saved</text:p>
          </table:table-cell>
        </table:table-row>
        <text:soft-page-break/>
        <table:table-row table:style-name="Table48.1">
          <table:table-cell table:style-name="Table48.A6" office:value-type="string">
            <text:p text:style-name="P4">Create<text:span text:style-name="T26"> </text:span>Calendar<text:span text:style-name="T26"> </text:span>Entry</text:p>
          </table:table-cell>
          <table:table-cell table:style-name="Table48.B6" office:value-type="string">
            <text:p text:style-name="P4">Calendar<text:span text:style-name="T26"> </text:span>Entry<text:span text:style-name="T26"> </text:span>created</text:p>
          </table:table-cell>
        </table:table-row>
        <table:table-row table:style-name="Table48.1">
          <table:table-cell table:style-name="Table48.A7" office:value-type="string">
            <text:p text:style-name="P4">Start<text:span text:style-name="T26"> </text:span>Kolab<text:span text:style-name="T26"> </text:span>Sync</text:p>
          </table:table-cell>
          <table:table-cell table:style-name="Table48.B7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new</text:span><text:span text:style-name="T15"> </text:span><text:span text:style-name="T14">configured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18_2083115462"/><text:span text:style-name="T24">Update</text:span><text:span text:style-name="T25"> „</text:span><text:span text:style-name="T24">write</text:span><text:span text:style-name="T25"> </text:span><text:span text:style-name="T24">to</text:span><text:span text:style-name="T25"> </text:span><text:span text:style-name="T24">imap</text:span><text:span text:style-name="T25"> </text:span><text:span text:style-name="T24">account</text:span><text:span text:style-name="T25">“ </text:span><text:span text:style-name="T24">and</text:span><text:span text:style-name="T25"> </text:span><text:span text:style-name="T24">sync</text:span><text:span text:style-name="T25"> </text:span><text:span text:style-name="T24">Calendar</text:span><text:span text:style-name="T25"> </text:span><text:span text:style-name="T24">Entries</text:span><text:bookmark-end text:name="__RefHeading__118_2083115462"/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2">Steps</text:p>
          </table:table-cell>
          <table:table-cell table:style-name="Table49.B1" office:value-type="string">
            <text:p text:style-name="P2">Expected<text:span text:style-name="T26"> </text:span>Outcome</text:p>
          </table:table-cell>
        </table:table-row>
        <table:table-row table:style-name="Table49.1">
          <table:table-cell table:style-name="Table49.A2" office:value-type="string">
            <text:p text:style-name="P4">Open<text:span text:style-name="T26"> </text:span>Calendar<text:span text:style-name="T26"> </text:span>Entry<text:span text:style-name="T26"> </text:span>Properties</text:p>
          </table:table-cell>
          <table:table-cell table:style-name="Table49.B2" office:value-type="string">
            <text:p text:style-name="P4"/>
          </table:table-cell>
        </table:table-row>
        <table:table-row table:style-name="Table49.1">
          <table:table-cell table:style-name="Table49.A3" office:value-type="string">
            <text:p text:style-name="P13"><text:span text:style-name="T14">deactivate</text:span><text:span text:style-name="T15"> </text:span><text:span text:style-name="T14">the</text:span><text:span text:style-name="T15"> </text:span><text:span text:style-name="T14">checkbox</text:span><text:span text:style-name="T15"> „</text:span><text:span text:style-name="T14">write</text:span><text:span text:style-name="T15"> </text:span><text:span text:style-name="T14">to</text:span><text:span text:style-name="T15"> </text:span><text:span text:style-name="T14">imap</text:span><text:span text:style-name="T15"> </text:span><text:span text:style-name="T14">account</text:span><text:span text:style-name="T15">“</text:span></text:p>
          </table:table-cell>
          <table:table-cell table:style-name="Table49.B3" office:value-type="string">
            <text:p text:style-name="P4">Configuration<text:span text:style-name="T26"> </text:span>saved</text:p>
          </table:table-cell>
        </table:table-row>
        <table:table-row table:style-name="Table49.1">
          <table:table-cell table:style-name="Table49.A4" office:value-type="string">
            <text:p text:style-name="P13"><text:span text:style-name="T14">Create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49.B4" office:value-type="string">
            <text:p text:style-name="P4">Calendar<text:span text:style-name="T26"> </text:span>Entry<text:span text:style-name="T26"> </text:span>created</text:p>
          </table:table-cell>
        </table:table-row>
        <table:table-row table:style-name="Table49.1">
          <table:table-cell table:style-name="Table49.A5" office:value-type="string">
            <text:p text:style-name="P4">Start<text:span text:style-name="T26"> </text:span>Kolab<text:span text:style-name="T26"> </text:span>Sync</text:p>
          </table:table-cell>
          <table:table-cell table:style-name="Table49.B5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49.1">
          <table:table-cell table:style-name="Table49.A6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49.B6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not</text:span><text:span text:style-name="T15"> </text:span><text:span text:style-name="T14">downloaded</text:span><text:span text:style-name="T15"> </text:span><text:span text:style-name="T14">from</text:span><text:span text:style-name="T15"> </text:span><text:span text:style-name="T14">server</text:span></text:p>
          </table:table-cell>
        </table:table-row>
        <table:table-row table:style-name="Table49.1">
          <table:table-cell table:style-name="Table49.A7" office:value-type="string">
            <text:p text:style-name="P13"><text:span text:style-name="T14">change</text:span><text:span text:style-name="T15"> </text:span><text:span text:style-name="T14">configuration</text:span><text:span text:style-name="T15"> </text:span><text:span text:style-name="T14">for</text:span><text:span text:style-name="T15"> </text:span><text:span text:style-name="T14">IMAP</text:span><text:span text:style-name="T15"> </text:span><text:span text:style-name="T14">Accoun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49.B7" office:value-type="string">
            <text:p text:style-name="P4">Configuration<text:span text:style-name="T26"> </text:span>saved</text:p>
          </table:table-cell>
        </table:table-row>
        <table:table-row table:style-name="Table49.1">
          <table:table-cell table:style-name="Table49.A8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49.B8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text:span text:style-name="T15"> </text:span><text:span text:style-name="T14">and</text:span><text:span text:style-name="T15"> </text:span><text:span text:style-name="T14">imap</text:span><text:span text:style-name="T15"> </text:span><text:span text:style-name="T14">account</text:span></text:p>
          </table:table-cell>
        </table:table-row>
        <table:table-row table:style-name="Table49.1">
          <table:table-cell table:style-name="Table49.A9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49.B9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20_2083115462"/><text:span text:style-name="T24">Update</text:span><text:span text:style-name="T25"> „</text:span><text:span text:style-name="T24">synchronize</text:span><text:span text:style-name="T25">“ </text:span><text:span text:style-name="T24">checkbox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alendar</text:span><text:span text:style-name="T25"> </text:span><text:span text:style-name="T24">Entries</text:span><text:bookmark-end text:name="__RefHeading__120_2083115462"/></text:h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2">Steps</text:p>
          </table:table-cell>
          <table:table-cell table:style-name="Table50.B1" office:value-type="string">
            <text:p text:style-name="P2">Expected<text:span text:style-name="T26"> </text:span>Outcome</text:p>
          </table:table-cell>
        </table:table-row>
        <table:table-row table:style-name="Table50.1">
          <table:table-cell table:style-name="Table50.A2" office:value-type="string">
            <text:p text:style-name="P4">Open<text:span text:style-name="T26"> </text:span>Calendar<text:span text:style-name="T26"> </text:span>Entry<text:span text:style-name="T26"> </text:span>Properties</text:p>
          </table:table-cell>
          <table:table-cell table:style-name="Table50.B2" office:value-type="string">
            <text:p text:style-name="P4"/>
          </table:table-cell>
        </table:table-row>
        <table:table-row table:style-name="Table50.1">
          <table:table-cell table:style-name="Table50.A3" office:value-type="string">
            <text:p text:style-name="P4">deactivate<text:span text:style-name="T26"> </text:span>checkbox<text:span text:style-name="T26"> „</text:span>synchronize<text:span text:style-name="T26">“</text:span></text:p>
          </table:table-cell>
          <table:table-cell table:style-name="Table50.B3" office:value-type="string">
            <text:p text:style-name="P4">Configuration<text:span text:style-name="T26"> </text:span>saved</text:p>
          </table:table-cell>
        </table:table-row>
        <table:table-row table:style-name="Table50.1">
          <table:table-cell table:style-name="Table50.A4" office:value-type="string">
            <text:p text:style-name="P4">Create<text:span text:style-name="T26"> </text:span>Calendar<text:span text:style-name="T26"> </text:span>Entry</text:p>
          </table:table-cell>
          <table:table-cell table:style-name="Table50.B4" office:value-type="string">
            <text:p text:style-name="P4">Calendar<text:span text:style-name="T26"> </text:span>Entry<text:span text:style-name="T26"> </text:span>created</text:p>
          </table:table-cell>
        </table:table-row>
        <table:table-row table:style-name="Table50.1">
          <table:table-cell table:style-name="Table50.A5" office:value-type="string">
            <text:p text:style-name="P4">Start<text:span text:style-name="T26"> </text:span>Kolab<text:span text:style-name="T26"> </text:span>Sync</text:p>
          </table:table-cell>
          <table:table-cell table:style-name="Table50.B5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22_2083115462"/><text:span text:style-name="T24">Update</text:span><text:span text:style-name="T25"> </text:span><text:span text:style-name="T24">format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Calendar</text:span><text:span text:style-name="T25"> </text:span><text:span text:style-name="T24">Entries</text:span><text:bookmark-end text:name="__RefHeading__122_2083115462"/></text:h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2">Steps</text:p>
          </table:table-cell>
          <table:table-cell table:style-name="Table51.B1" office:value-type="string">
            <text:p text:style-name="P2">Expected<text:span text:style-name="T26"> </text:span>Outcome</text:p>
          </table:table-cell>
        </table:table-row>
        <table:table-row table:style-name="Table51.1">
          <table:table-cell table:style-name="Table51.A2" office:value-type="string">
            <text:p text:style-name="P4">Open<text:span text:style-name="T26"> </text:span>Calendar<text:span text:style-name="T26"> </text:span>Entry<text:span text:style-name="T26"> </text:span>Properties</text:p>
          </table:table-cell>
          <table:table-cell table:style-name="Table51.B2" office:value-type="string">
            <text:p text:style-name="P4"/>
          </table:table-cell>
        </table:table-row>
        <table:table-row table:style-name="Table51.1">
          <table:table-cell table:style-name="Table51.A3" office:value-type="string">
            <text:p text:style-name="P4">configure<text:span text:style-name="T26"> </text:span>format<text:span text:style-name="T26"> „</text:span>ical<text:span text:style-name="T26">“</text:span></text:p>
          </table:table-cell>
          <table:table-cell table:style-name="Table51.B3" office:value-type="string">
            <text:p text:style-name="P4">Configuration<text:span text:style-name="T26"> </text:span>saved</text:p>
          </table:table-cell>
        </table:table-row>
        <table:table-row table:style-name="Table51.1">
          <table:table-cell table:style-name="Table51.A4" office:value-type="string">
            <text:p text:style-name="P4">Create<text:span text:style-name="T26"> </text:span>Calendar<text:span text:style-name="T26"> </text:span>Entry</text:p>
          </table:table-cell>
          <table:table-cell table:style-name="Table51.B4" office:value-type="string">
            <text:p text:style-name="P4">New<text:span text:style-name="T26"> </text:span>Calendar<text:span text:style-name="T26"> </text:span>Entry<text:span text:style-name="T26"> </text:span>created</text:p>
          </table:table-cell>
        </table:table-row>
        <text:soft-page-break/>
        <table:table-row table:style-name="Table51.1">
          <table:table-cell table:style-name="Table51.A5" office:value-type="string">
            <text:p text:style-name="P4">Start<text:span text:style-name="T26"> </text:span>Kolab<text:span text:style-name="T26"> </text:span>Sync<text:span text:style-name="T26"> </text:span></text:p>
          </table:table-cell>
          <table:table-cell table:style-name="Table51.B5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Format</text:span><text:span text:style-name="T15"> </text:span><text:span text:style-name="T14">ical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51.1">
          <table:table-cell table:style-name="Table51.A6" office:value-type="string">
            <text:p text:style-name="P4">configure<text:span text:style-name="T26"> </text:span>format<text:span text:style-name="T26"> „</text:span>XML<text:span text:style-name="T26">“</text:span></text:p>
          </table:table-cell>
          <table:table-cell table:style-name="Table51.B6" office:value-type="string">
            <text:p text:style-name="P4">Configuration<text:span text:style-name="T26"> </text:span>saved</text:p>
          </table:table-cell>
        </table:table-row>
        <table:table-row table:style-name="Table51.1">
          <table:table-cell table:style-name="Table51.A7" office:value-type="string">
            <text:p text:style-name="P4">Create<text:span text:style-name="T26"> </text:span>Calendar<text:span text:style-name="T26"> </text:span>Entry</text:p>
          </table:table-cell>
          <table:table-cell table:style-name="Table51.B7" office:value-type="string">
            <text:p text:style-name="P4">New<text:span text:style-name="T26"> </text:span>Calendar<text:span text:style-name="T26"> </text:span>Entry<text:span text:style-name="T26"> </text:span>created</text:p>
          </table:table-cell>
        </table:table-row>
        <table:table-row table:style-name="Table51.1">
          <table:table-cell table:style-name="Table51.A8" office:value-type="string">
            <text:p text:style-name="P4">Start<text:span text:style-name="T26"> </text:span>Kolab<text:span text:style-name="T26"> </text:span>Sync<text:span text:style-name="T26"> </text:span></text:p>
          </table:table-cell>
          <table:table-cell table:style-name="Table51.B8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in</text:span><text:span text:style-name="T15"> </text:span><text:span text:style-name="T14">Format</text:span><text:span text:style-name="T15"> </text:span><text:span text:style-name="T14">XML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2" text:outline-level="2"><text:bookmark text:name="__RefHeading__124_2083115462"/><text:span text:style-name="T5">Task</text:span><text:span text:style-name="T6"> </text:span><text:span text:style-name="T5">Configuration</text:span><text:span text:style-name="T6"> </text:span><text:span text:style-name="T5">Tests</text:span><text:bookmark-end text:name="__RefHeading__124_2083115462"/></text:h>
      <text:h text:style-name="Heading_20_3" text:outline-level="3"><text:bookmark text:name="__RefHeading__126_2083115462"/><text:span text:style-name="T24">Update</text:span><text:span text:style-name="T25"> </text:span><text:span text:style-name="T24">configured</text:span><text:span text:style-name="T25"> </text:span><text:span text:style-name="T24">Task</text:span><text:span text:style-name="T25"> </text:span><text:span text:style-name="T24">list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Task</text:span><text:span text:style-name="T25">’</text:span><text:span text:style-name="T24">s</text:span><text:bookmark-end text:name="__RefHeading__126_2083115462"/></text:h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2">Steps</text:p>
          </table:table-cell>
          <table:table-cell table:style-name="Table52.B1" office:value-type="string">
            <text:p text:style-name="P2">Expected<text:span text:style-name="T26"> </text:span>Outcome</text:p>
          </table:table-cell>
        </table:table-row>
        <table:table-row table:style-name="Table52.1">
          <table:table-cell table:style-name="Table52.A2" office:value-type="string">
            <text:p text:style-name="P13"><text:span text:style-name="T14">Create</text:span><text:span text:style-name="T15"> </text:span><text:span text:style-name="T14">Task</text:span><text:span text:style-name="T15"> </text:span><text:span text:style-name="T14">in</text:span><text:span text:style-name="T15"> </text:span><text:span text:style-name="T14">configured</text:span><text:span text:style-name="T15"> </text:span><text:span text:style-name="T14">Adressbook</text:span></text:p>
          </table:table-cell>
          <table:table-cell table:style-name="Table52.B2" office:value-type="string">
            <text:p text:style-name="P13"><text:span text:style-name="T12">Task</text:span><text:span text:style-name="T13"> </text:span><text:span text:style-name="T12">created</text:span></text:p>
          </table:table-cell>
        </table:table-row>
        <table:table-row table:style-name="Table52.1">
          <table:table-cell table:style-name="Table52.A3" office:value-type="string">
            <text:p text:style-name="P4">Start<text:span text:style-name="T26"> </text:span>Kolab<text:span text:style-name="T26"> </text:span>Sync</text:p>
          </table:table-cell>
          <table:table-cell table:style-name="Table52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52.1">
          <table:table-cell table:style-name="Table52.A4" office:value-type="string">
            <text:p text:style-name="P4">Open<text:span text:style-name="T26"> </text:span>Contakt<text:span text:style-name="T26"> </text:span>Properties</text:p>
          </table:table-cell>
          <table:table-cell table:style-name="Table52.B4" office:value-type="string">
            <text:p text:style-name="P4"/>
          </table:table-cell>
        </table:table-row>
        <table:table-row table:style-name="Table52.1">
          <table:table-cell table:style-name="Table52.A5" office:value-type="string">
            <text:p text:style-name="P4">configure<text:span text:style-name="T26"> </text:span>a<text:span text:style-name="T26"> </text:span>different<text:span text:style-name="T26"> </text:span>Adressbook</text:p>
          </table:table-cell>
          <table:table-cell table:style-name="Table52.B5" office:value-type="string">
            <text:p text:style-name="P4">Configuration<text:span text:style-name="T26"> </text:span>saved</text:p>
          </table:table-cell>
        </table:table-row>
        <table:table-row table:style-name="Table52.1">
          <table:table-cell table:style-name="Table52.A6" office:value-type="string">
            <text:p text:style-name="P13"><text:span text:style-name="T14">Create</text:span><text:span text:style-name="T15"> </text:span><text:span text:style-name="T14">Task</text:span><text:span text:style-name="T15"> </text:span><text:span text:style-name="T14">in</text:span><text:span text:style-name="T15"> </text:span><text:span text:style-name="T14">new</text:span><text:span text:style-name="T15"> </text:span><text:span text:style-name="T14">configured</text:span><text:span text:style-name="T15"> </text:span><text:span text:style-name="T14">Adressbook</text:span></text:p>
          </table:table-cell>
          <table:table-cell table:style-name="Table52.B6" office:value-type="string">
            <text:p text:style-name="P13"><text:span text:style-name="T12">Task</text:span><text:span text:style-name="T13"> </text:span><text:span text:style-name="T12">created</text:span></text:p>
          </table:table-cell>
        </table:table-row>
        <table:table-row table:style-name="Table52.1">
          <table:table-cell table:style-name="Table52.A7" office:value-type="string">
            <text:p text:style-name="P4">Start<text:span text:style-name="T26"> </text:span>Kolab<text:span text:style-name="T26"> </text:span>Sync</text:p>
          </table:table-cell>
          <table:table-cell table:style-name="Table52.B7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28_2083115462"/><text:span text:style-name="T24">Update</text:span><text:span text:style-name="T25"> </text:span><text:span text:style-name="T24">configured</text:span><text:span text:style-name="T25"> </text:span><text:span text:style-name="T24">Folder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Task</text:span><text:span text:style-name="T25">’</text:span><text:span text:style-name="T24">s</text:span><text:bookmark-end text:name="__RefHeading__128_2083115462"/></text:h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">Steps</text:p>
          </table:table-cell>
          <table:table-cell table:style-name="Table53.B1" office:value-type="string">
            <text:p text:style-name="P2">Expected<text:span text:style-name="T26"> </text:span>Outcome</text:p>
          </table:table-cell>
        </table:table-row>
        <table:table-row table:style-name="Table53.1">
          <table:table-cell table:style-name="Table53.A2" office:value-type="string">
            <text:p text:style-name="P13"><text:span text:style-name="T12">Create</text:span><text:span text:style-name="T13"> </text:span><text:span text:style-name="T12">Task</text:span></text:p>
          </table:table-cell>
          <table:table-cell table:style-name="Table53.B2" office:value-type="string">
            <text:p text:style-name="P13"><text:span text:style-name="T12">Task</text:span><text:span text:style-name="T13"> </text:span><text:span text:style-name="T12">created</text:span></text:p>
          </table:table-cell>
        </table:table-row>
        <table:table-row table:style-name="Table53.1">
          <table:table-cell table:style-name="Table53.A3" office:value-type="string">
            <text:p text:style-name="P4">Start<text:span text:style-name="T26"> </text:span>Kolab<text:span text:style-name="T26"> </text:span>Sync</text:p>
          </table:table-cell>
          <table:table-cell table:style-name="Table53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53.1">
          <table:table-cell table:style-name="Table53.A4" office:value-type="string">
            <text:p text:style-name="P13"><text:span text:style-name="T12">Open</text:span><text:span text:style-name="T13"> </text:span><text:span text:style-name="T12">Task</text:span><text:span text:style-name="T13"> </text:span><text:span text:style-name="T12">Properties</text:span></text:p>
          </table:table-cell>
          <table:table-cell table:style-name="Table53.B4" office:value-type="string">
            <text:p text:style-name="P4"/>
          </table:table-cell>
        </table:table-row>
        <table:table-row table:style-name="Table53.1">
          <table:table-cell table:style-name="Table53.A5" office:value-type="string">
            <text:p text:style-name="P4">configure<text:span text:style-name="T26"> </text:span>a<text:span text:style-name="T26"> </text:span>different<text:span text:style-name="T26"> </text:span>folder</text:p>
          </table:table-cell>
          <table:table-cell table:style-name="Table53.B5" office:value-type="string">
            <text:p text:style-name="P4">Configuration<text:span text:style-name="T26"> </text:span>saved</text:p>
          </table:table-cell>
        </table:table-row>
        <table:table-row table:style-name="Table53.1">
          <table:table-cell table:style-name="Table53.A6" office:value-type="string">
            <text:p text:style-name="P13"><text:span text:style-name="T12">Create</text:span><text:span text:style-name="T13"> </text:span><text:span text:style-name="T12">Task</text:span></text:p>
          </table:table-cell>
          <table:table-cell table:style-name="Table53.B6" office:value-type="string">
            <text:p text:style-name="P13"><text:span text:style-name="T12">Task</text:span><text:span text:style-name="T13"> </text:span><text:span text:style-name="T12">created</text:span></text:p>
          </table:table-cell>
        </table:table-row>
        <table:table-row table:style-name="Table53.1">
          <table:table-cell table:style-name="Table53.A7" office:value-type="string">
            <text:p text:style-name="P4">Start<text:span text:style-name="T26"> </text:span>Kolab<text:span text:style-name="T26"> </text:span>Sync</text:p>
          </table:table-cell>
          <table:table-cell table:style-name="Table53.B7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new</text:span><text:span text:style-name="T15"> </text:span><text:span text:style-name="T14">configured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30_2083115462"/><text:soft-page-break/><text:span text:style-name="T24">Update</text:span><text:span text:style-name="T25"> „</text:span><text:span text:style-name="T24">write</text:span><text:span text:style-name="T25"> </text:span><text:span text:style-name="T24">to</text:span><text:span text:style-name="T25"> </text:span><text:span text:style-name="T24">imap</text:span><text:span text:style-name="T25"> </text:span><text:span text:style-name="T24">account</text:span><text:span text:style-name="T25">“ </text:span><text:span text:style-name="T24">and</text:span><text:span text:style-name="T25"> </text:span><text:span text:style-name="T24">sync</text:span><text:span text:style-name="T25"> </text:span><text:span text:style-name="T24">Task</text:span><text:span text:style-name="T25">’</text:span><text:span text:style-name="T24">s</text:span><text:bookmark-end text:name="__RefHeading__130_2083115462"/></text:h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2">Steps</text:p>
          </table:table-cell>
          <table:table-cell table:style-name="Table54.B1" office:value-type="string">
            <text:p text:style-name="P2">Expected<text:span text:style-name="T26"> </text:span>Outcome</text:p>
          </table:table-cell>
        </table:table-row>
        <table:table-row table:style-name="Table54.1">
          <table:table-cell table:style-name="Table54.A2" office:value-type="string">
            <text:p text:style-name="P13"><text:span text:style-name="T12">Open</text:span><text:span text:style-name="T13"> </text:span><text:span text:style-name="T12">Task</text:span><text:span text:style-name="T13"> </text:span><text:span text:style-name="T12">Properties</text:span></text:p>
          </table:table-cell>
          <table:table-cell table:style-name="Table54.B2" office:value-type="string">
            <text:p text:style-name="P4"/>
          </table:table-cell>
        </table:table-row>
        <table:table-row table:style-name="Table54.1">
          <table:table-cell table:style-name="Table54.A3" office:value-type="string">
            <text:p text:style-name="P13"><text:span text:style-name="T14">deactivate</text:span><text:span text:style-name="T15"> </text:span><text:span text:style-name="T14">the</text:span><text:span text:style-name="T15"> </text:span><text:span text:style-name="T14">checkbox</text:span><text:span text:style-name="T15"> „</text:span><text:span text:style-name="T14">write</text:span><text:span text:style-name="T15"> </text:span><text:span text:style-name="T14">to</text:span><text:span text:style-name="T15"> </text:span><text:span text:style-name="T14">imap</text:span><text:span text:style-name="T15"> </text:span><text:span text:style-name="T14">account</text:span><text:span text:style-name="T15">“</text:span></text:p>
          </table:table-cell>
          <table:table-cell table:style-name="Table54.B3" office:value-type="string">
            <text:p text:style-name="P4">Configuration<text:span text:style-name="T26"> </text:span>saved</text:p>
          </table:table-cell>
        </table:table-row>
        <table:table-row table:style-name="Table54.1">
          <table:table-cell table:style-name="Table54.A4" office:value-type="string">
            <text:p text:style-name="P13"><text:span text:style-name="T14">Create</text:span><text:span text:style-name="T15"> </text:span><text:span text:style-name="T14">Task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54.B4" office:value-type="string">
            <text:p text:style-name="P13"><text:span text:style-name="T12">Task</text:span><text:span text:style-name="T13"> </text:span><text:span text:style-name="T12">created</text:span></text:p>
          </table:table-cell>
        </table:table-row>
        <table:table-row table:style-name="Table54.1">
          <table:table-cell table:style-name="Table54.A5" office:value-type="string">
            <text:p text:style-name="P4">Start<text:span text:style-name="T26"> </text:span>Kolab<text:span text:style-name="T26"> </text:span>Sync</text:p>
          </table:table-cell>
          <table:table-cell table:style-name="Table54.B5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54.1">
          <table:table-cell table:style-name="Table54.A6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54.B6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not</text:span><text:span text:style-name="T15"> </text:span><text:span text:style-name="T14">downloaded</text:span><text:span text:style-name="T15"> </text:span><text:span text:style-name="T14">from</text:span><text:span text:style-name="T15"> </text:span><text:span text:style-name="T14">server</text:span></text:p>
          </table:table-cell>
        </table:table-row>
        <table:table-row table:style-name="Table54.1">
          <table:table-cell table:style-name="Table54.A7" office:value-type="string">
            <text:p text:style-name="P13"><text:span text:style-name="T14">change</text:span><text:span text:style-name="T15"> </text:span><text:span text:style-name="T14">configuration</text:span><text:span text:style-name="T15"> </text:span><text:span text:style-name="T14">for</text:span><text:span text:style-name="T15"> </text:span><text:span text:style-name="T14">IMAP</text:span><text:span text:style-name="T15"> </text:span><text:span text:style-name="T14">Accoun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54.B7" office:value-type="string">
            <text:p text:style-name="P4">Configuration<text:span text:style-name="T26"> </text:span>saved</text:p>
          </table:table-cell>
        </table:table-row>
        <table:table-row table:style-name="Table54.1">
          <table:table-cell table:style-name="Table54.A8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54.B8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text:span text:style-name="T15"> </text:span><text:span text:style-name="T14">and</text:span><text:span text:style-name="T15"> </text:span><text:span text:style-name="T14">imap</text:span><text:span text:style-name="T15"> </text:span><text:span text:style-name="T14">account</text:span></text:p>
          </table:table-cell>
        </table:table-row>
        <table:table-row table:style-name="Table54.1">
          <table:table-cell table:style-name="Table54.A9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54.B9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32_2083115462"/><text:span text:style-name="T24">Update</text:span><text:span text:style-name="T25"> „</text:span><text:span text:style-name="T24">synchronize</text:span><text:span text:style-name="T25">“ </text:span><text:span text:style-name="T24">checkbox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Task</text:span><text:span text:style-name="T25">’</text:span><text:span text:style-name="T24">s</text:span><text:bookmark-end text:name="__RefHeading__132_2083115462"/>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2">Steps</text:p>
          </table:table-cell>
          <table:table-cell table:style-name="Table55.B1" office:value-type="string">
            <text:p text:style-name="P2">Expected<text:span text:style-name="T26"> </text:span>Outcome</text:p>
          </table:table-cell>
        </table:table-row>
        <table:table-row table:style-name="Table55.1">
          <table:table-cell table:style-name="Table55.A2" office:value-type="string">
            <text:p text:style-name="P13"><text:span text:style-name="T12">Open</text:span><text:span text:style-name="T13"> </text:span><text:span text:style-name="T12">Task</text:span><text:span text:style-name="T13"> </text:span><text:span text:style-name="T12">Properties</text:span></text:p>
          </table:table-cell>
          <table:table-cell table:style-name="Table55.B2" office:value-type="string">
            <text:p text:style-name="P4"/>
          </table:table-cell>
        </table:table-row>
        <table:table-row table:style-name="Table55.1">
          <table:table-cell table:style-name="Table55.A3" office:value-type="string">
            <text:p text:style-name="P4">deactivate<text:span text:style-name="T26"> </text:span>checkbox<text:span text:style-name="T26"> „</text:span>synchronize<text:span text:style-name="T26">“</text:span></text:p>
          </table:table-cell>
          <table:table-cell table:style-name="Table55.B3" office:value-type="string">
            <text:p text:style-name="P4">Configuration<text:span text:style-name="T26"> </text:span>saved</text:p>
          </table:table-cell>
        </table:table-row>
        <table:table-row table:style-name="Table55.1">
          <table:table-cell table:style-name="Table55.A4" office:value-type="string">
            <text:p text:style-name="P13"><text:span text:style-name="T12">Create</text:span><text:span text:style-name="T13"> </text:span><text:span text:style-name="T12">Task</text:span></text:p>
          </table:table-cell>
          <table:table-cell table:style-name="Table55.B4" office:value-type="string">
            <text:p text:style-name="P13"><text:span text:style-name="T12">Task</text:span><text:span text:style-name="T13"> </text:span><text:span text:style-name="T12">created</text:span></text:p>
          </table:table-cell>
        </table:table-row>
        <table:table-row table:style-name="Table55.1">
          <table:table-cell table:style-name="Table55.A5" office:value-type="string">
            <text:p text:style-name="P4">Start<text:span text:style-name="T26"> </text:span>Kolab<text:span text:style-name="T26"> </text:span>Sync</text:p>
          </table:table-cell>
          <table:table-cell table:style-name="Table55.B5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h text:style-name="Heading_20_3" text:outline-level="3"><text:bookmark text:name="__RefHeading__134_2083115462"/><text:span text:style-name="T24">Update</text:span><text:span text:style-name="T25"> </text:span><text:span text:style-name="T24">format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Task</text:span><text:span text:style-name="T25">’</text:span><text:span text:style-name="T24">s</text:span><text:bookmark-end text:name="__RefHeading__134_2083115462"/></text:h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2">Steps</text:p>
          </table:table-cell>
          <table:table-cell table:style-name="Table56.B1" office:value-type="string">
            <text:p text:style-name="P2">Expected<text:span text:style-name="T26"> </text:span>Outcome</text:p>
          </table:table-cell>
        </table:table-row>
        <table:table-row table:style-name="Table56.1">
          <table:table-cell table:style-name="Table56.A2" office:value-type="string">
            <text:p text:style-name="P13"><text:span text:style-name="T12">Open</text:span><text:span text:style-name="T13"> </text:span><text:span text:style-name="T12">Task</text:span><text:span text:style-name="T13"> </text:span><text:span text:style-name="T12">Properties</text:span></text:p>
          </table:table-cell>
          <table:table-cell table:style-name="Table56.B2" office:value-type="string">
            <text:p text:style-name="P4"/>
          </table:table-cell>
        </table:table-row>
        <table:table-row table:style-name="Table56.1">
          <table:table-cell table:style-name="Table56.A3" office:value-type="string">
            <text:p text:style-name="P4">configure<text:span text:style-name="T26"> </text:span>format<text:span text:style-name="T26"> „</text:span>VCard<text:span text:style-name="T26">“</text:span></text:p>
          </table:table-cell>
          <table:table-cell table:style-name="Table56.B3" office:value-type="string">
            <text:p text:style-name="P4">Configuration<text:span text:style-name="T26"> </text:span>saved</text:p>
          </table:table-cell>
        </table:table-row>
        <table:table-row table:style-name="Table56.1">
          <table:table-cell table:style-name="Table56.A4" office:value-type="string">
            <text:p text:style-name="P13"><text:span text:style-name="T12">Create</text:span><text:span text:style-name="T13"> </text:span><text:span text:style-name="T12">Task</text:span></text:p>
          </table:table-cell>
          <table:table-cell table:style-name="Table56.B4" office:value-type="string">
            <text:p text:style-name="P13"><text:span text:style-name="T12">New</text:span><text:span text:style-name="T13"> </text:span><text:span text:style-name="T12">Task</text:span><text:span text:style-name="T13"> </text:span><text:span text:style-name="T12">created</text:span></text:p>
          </table:table-cell>
        </table:table-row>
        <table:table-row table:style-name="Table56.1">
          <table:table-cell table:style-name="Table56.A5" office:value-type="string">
            <text:p text:style-name="P4">Start<text:span text:style-name="T26"> </text:span>Kolab<text:span text:style-name="T26"> </text:span>Sync<text:span text:style-name="T26"> </text:span></text:p>
          </table:table-cell>
          <table:table-cell table:style-name="Table56.B5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in</text:span><text:span text:style-name="T15"> </text:span><text:span text:style-name="T14">Format</text:span><text:span text:style-name="T15"> </text:span><text:span text:style-name="T14">VCard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56.1">
          <table:table-cell table:style-name="Table56.A6" office:value-type="string">
            <text:p text:style-name="P4">configure<text:span text:style-name="T26"> </text:span>format<text:span text:style-name="T26"> „</text:span>XML<text:span text:style-name="T26">“</text:span></text:p>
          </table:table-cell>
          <table:table-cell table:style-name="Table56.B6" office:value-type="string">
            <text:p text:style-name="P4">Configuration<text:span text:style-name="T26"> </text:span>saved</text:p>
          </table:table-cell>
        </table:table-row>
        <table:table-row table:style-name="Table56.1">
          <table:table-cell table:style-name="Table56.A7" office:value-type="string">
            <text:p text:style-name="P13"><text:span text:style-name="T12">Create</text:span><text:span text:style-name="T13"> </text:span><text:span text:style-name="T12">Task</text:span></text:p>
          </table:table-cell>
          <table:table-cell table:style-name="Table56.B7" office:value-type="string">
            <text:p text:style-name="P13"><text:span text:style-name="T12">New</text:span><text:span text:style-name="T13"> </text:span><text:span text:style-name="T12">Task</text:span><text:span text:style-name="T13"> </text:span><text:span text:style-name="T12">created</text:span></text:p>
          </table:table-cell>
        </table:table-row>
        <table:table-row table:style-name="Table56.1">
          <table:table-cell table:style-name="Table56.A8" office:value-type="string">
            <text:p text:style-name="P4">Start<text:span text:style-name="T26"> </text:span>Kolab<text:span text:style-name="T26"> </text:span>Sync<text:span text:style-name="T26"> </text:span></text:p>
          </table:table-cell>
          <table:table-cell table:style-name="Table56.B8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in</text:span><text:span text:style-name="T15"> </text:span><text:span text:style-name="T14">Format</text:span><text:span text:style-name="T15"> </text:span><text:span text:style-name="T14">XML</text:span><text:span text:style-name="T15"> </text:span><text:span text:style-name="T14">was</text:span><text:span text:style-name="T15"> </text:span><text:span text:style-name="T14">not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</table:table>
      <text:p text:style-name="P15"/>
      <text:p text:style-name="P15"><text:soft-page-break/></text:p>
      <text:h text:style-name="P24" text:outline-level="2"><text:bookmark text:name="__RefHeading__136_2083115462"/>General<text:span text:style-name="T7"> </text:span>Configurations<text:bookmark-end text:name="__RefHeading__136_2083115462"/></text:h>
      <text:h text:style-name="Heading_20_3" text:outline-level="3"><text:bookmark text:name="__RefHeading__138_2083115462"/><text:span text:style-name="T24">Update</text:span><text:span text:style-name="T25"> „</text:span><text:span text:style-name="T24">Statuswindow</text:span><text:span text:style-name="T25">“ </text:span><text:span text:style-name="T24">Checkbox</text:span><text:span text:style-name="T25"> </text:span><text:span text:style-name="T24">and</text:span><text:span text:style-name="T25"> </text:span><text:span text:style-name="T24">sync</text:span><text:span text:style-name="T25"> </text:span><text:span text:style-name="T24">folder</text:span><text:bookmark-end text:name="__RefHeading__138_2083115462"/></text:h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2">Steps</text:p>
          </table:table-cell>
          <table:table-cell table:style-name="Table57.B1" office:value-type="string">
            <text:p text:style-name="P2">Expected<text:span text:style-name="T26"> </text:span>Outcome</text:p>
          </table:table-cell>
        </table:table-row>
        <table:table-row table:style-name="Table57.1">
          <table:table-cell table:style-name="Table57.A2" office:value-type="string">
            <text:p text:style-name="P4">Open<text:span text:style-name="T26"> </text:span>Kolab<text:span text:style-name="T26"> </text:span>Properties</text:p>
          </table:table-cell>
          <table:table-cell table:style-name="Table57.B2" office:value-type="string">
            <text:p text:style-name="P4"/>
          </table:table-cell>
        </table:table-row>
        <table:table-row table:style-name="Table57.1">
          <table:table-cell table:style-name="Table57.A3" office:value-type="string">
            <text:p text:style-name="P10">acitvate<text:span text:style-name="T26"> </text:span>Checkbox<text:span text:style-name="T26"> „</text:span>close<text:span text:style-name="T26"> </text:span>window<text:span text:style-name="T26"> </text:span>after<text:span text:style-name="T26"> </text:span>sync<text:span text:style-name="T26">“</text:span></text:p>
          </table:table-cell>
          <table:table-cell table:style-name="Table57.B3" office:value-type="string">
            <text:p text:style-name="P4">Configuration<text:span text:style-name="T26"> </text:span>saved</text:p>
          </table:table-cell>
        </table:table-row>
        <table:table-row table:style-name="Table57.1">
          <table:table-cell table:style-name="Table57.A4" office:value-type="string">
            <text:p text:style-name="P4">Start<text:span text:style-name="T26"> </text:span>Kolab<text:span text:style-name="T26"> </text:span>Sync</text:p>
          </table:table-cell>
          <table:table-cell table:style-name="Table57.B4" office:value-type="string">
            <text:p text:style-name="P10">Status<text:span text:style-name="T26"> </text:span>window<text:span text:style-name="T26"> </text:span>closes<text:span text:style-name="T26"> </text:span>after<text:span text:style-name="T26"> </text:span>sync</text:p>
          </table:table-cell>
        </table:table-row>
        <table:table-row table:style-name="Table57.1">
          <table:table-cell table:style-name="Table57.A5" office:value-type="string">
            <text:p text:style-name="P10">deactivate<text:span text:style-name="T26"> </text:span>Checkbox<text:span text:style-name="T26"> „</text:span>close<text:span text:style-name="T26"> </text:span>window<text:span text:style-name="T26"> </text:span>after<text:span text:style-name="T26"> </text:span>sync<text:span text:style-name="T26">“</text:span></text:p>
          </table:table-cell>
          <table:table-cell table:style-name="Table57.B5" office:value-type="string">
            <text:p text:style-name="P4">Configuration<text:span text:style-name="T26"> </text:span>saved</text:p>
          </table:table-cell>
        </table:table-row>
        <table:table-row table:style-name="Table57.1">
          <table:table-cell table:style-name="Table57.A6" office:value-type="string">
            <text:p text:style-name="P4">Start<text:span text:style-name="T26"> </text:span>Kolab<text:span text:style-name="T26"> </text:span>Sync</text:p>
          </table:table-cell>
          <table:table-cell table:style-name="Table57.B6" office:value-type="string">
            <text:p text:style-name="P10">Status<text:span text:style-name="T26"> </text:span>window<text:span text:style-name="T26"> </text:span>does<text:span text:style-name="T26"> </text:span>not<text:span text:style-name="T26"> </text:span>close<text:span text:style-name="T26"> </text:span>after<text:span text:style-name="T26"> </text:span>sync</text:p>
          </table:table-cell>
        </table:table-row>
      </table:table>
      <text:p text:style-name="P15"/>
      <text:h text:style-name="Heading_20_3" text:outline-level="3"><text:bookmark text:name="__RefHeading__140_2083115462"/><text:span text:style-name="T24">Update</text:span><text:span text:style-name="T25"> </text:span><text:span text:style-name="T24">Sync-Intervall</text:span><text:span text:style-name="T25"> </text:span><text:span text:style-name="T24">and</text:span><text:span text:style-name="T25"> </text:span><text:span text:style-name="T24">wait</text:span><text:span text:style-name="T25"> </text:span><text:span text:style-name="T24">for</text:span><text:span text:style-name="T25"> </text:span><text:span text:style-name="T24">sync</text:span><text:bookmark-end text:name="__RefHeading__140_2083115462"/>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2">Steps</text:p>
          </table:table-cell>
          <table:table-cell table:style-name="Table58.B1" office:value-type="string">
            <text:p text:style-name="P2">Expected<text:span text:style-name="T26"> </text:span>Outcome</text:p>
          </table:table-cell>
        </table:table-row>
        <table:table-row table:style-name="Table58.1">
          <table:table-cell table:style-name="Table58.A2" office:value-type="string">
            <text:p text:style-name="P4">Open<text:span text:style-name="T26"> </text:span>Kolab<text:span text:style-name="T26"> </text:span>Properties</text:p>
          </table:table-cell>
          <table:table-cell table:style-name="Table58.B2" office:value-type="string">
            <text:p text:style-name="P4"/>
          </table:table-cell>
        </table:table-row>
        <table:table-row table:style-name="Table58.1">
          <table:table-cell table:style-name="Table58.A3" office:value-type="string">
            <text:p text:style-name="P10">Configure<text:span text:style-name="T26"> </text:span>Sync<text:span text:style-name="T26"> </text:span>Intervall<text:span text:style-name="T26"> </text:span>to<text:span text:style-name="T26"> </text:span>1<text:span text:style-name="T26"> </text:span>min</text:p>
          </table:table-cell>
          <table:table-cell table:style-name="Table58.B3" office:value-type="string">
            <text:p text:style-name="P4">Configuration<text:span text:style-name="T26"> </text:span>saved</text:p>
          </table:table-cell>
        </table:table-row>
        <table:table-row table:style-name="Table58.1">
          <table:table-cell table:style-name="Table58.A4" office:value-type="string">
            <text:p text:style-name="P10">Create<text:span text:style-name="T26"> </text:span>new<text:span text:style-name="T26"> </text:span>Contact<text:span text:style-name="T26"> </text:span>and<text:span text:style-name="T26"> </text:span>wait<text:span text:style-name="T26"> </text:span>for<text:span text:style-name="T26"> </text:span>sync</text:p>
          </table:table-cell>
          <table:table-cell table:style-name="Table58.B4" office:value-type="string">
            <text:p text:style-name="P10">After<text:span text:style-name="T26"> </text:span>one<text:span text:style-name="T26"> </text:span>minute<text:span text:style-name="T26"> </text:span>Sync<text:span text:style-name="T26"> </text:span>starts<text:span text:style-name="T26"> </text:span>and<text:span text:style-name="T26"> </text:span>Contact<text:span text:style-name="T26"> </text:span>was<text:span text:style-name="T26"> </text:span>prozessed</text:p>
          </table:table-cell>
        </table:table-row>
        <table:table-row table:style-name="Table58.1">
          <table:table-cell table:style-name="Table58.A5" office:value-type="string">
            <text:p text:style-name="P13"><text:span text:style-name="T14">Configure</text:span><text:span text:style-name="T15"> </text:span><text:span text:style-name="T14">Sync</text:span><text:span text:style-name="T15"> </text:span><text:span text:style-name="T14">Intervall</text:span><text:span text:style-name="T15"> </text:span><text:span text:style-name="T14">to</text:span><text:span text:style-name="T15"> </text:span><text:span text:style-name="T14">0</text:span><text:span text:style-name="T15"> </text:span><text:span text:style-name="T14">min</text:span></text:p>
          </table:table-cell>
          <table:table-cell table:style-name="Table58.B5" office:value-type="string">
            <text:p text:style-name="P4">Configuration<text:span text:style-name="T26"> </text:span>saved</text:p>
          </table:table-cell>
        </table:table-row>
        <table:table-row table:style-name="Table58.1">
          <table:table-cell table:style-name="Table58.A6" office:value-type="string">
            <text:p text:style-name="P10">Create<text:span text:style-name="T26"> </text:span>new<text:span text:style-name="T26"> </text:span>Contact<text:span text:style-name="T26"> </text:span>and<text:span text:style-name="T26"> </text:span>wait<text:span text:style-name="T26"> </text:span>for<text:span text:style-name="T26"> </text:span>sync</text:p>
          </table:table-cell>
          <table:table-cell table:style-name="Table58.B6" office:value-type="string">
            <text:p text:style-name="P13"><text:span text:style-name="T14">Kolab</text:span><text:span text:style-name="T15"> </text:span><text:span text:style-name="T14">Sync</text:span><text:span text:style-name="T15"> </text:span><text:span text:style-name="T14">is</text:span><text:span text:style-name="T15"> </text:span><text:span text:style-name="T14">not</text:span><text:span text:style-name="T15"> </text:span><text:span text:style-name="T14">performed</text:span><text:span text:style-name="T15"> </text:span><text:span text:style-name="T14">automatically</text:span></text:p>
          </table:table-cell>
        </table:table-row>
      </table:table>
      <text:p text:style-name="P15"/>
      <text:h text:style-name="P22" text:outline-level="1"><text:bookmark text:name="__RefHeading__142_2083115462"/><text:span text:style-name="T1">Contact</text:span><text:span text:style-name="T2"> </text:span><text:span text:style-name="T1">fields</text:span><text:bookmark-end text:name="__RefHeading__142_2083115462"/></text:h>
      <text:h text:style-name="Heading_20_2" text:outline-level="2"><text:bookmark text:name="__RefHeading__144_2083115462"/><text:span text:style-name="T5">Test</text:span><text:span text:style-name="T6"> </text:span><text:span text:style-name="T5">Data</text:span><text:bookmark-end text:name="__RefHeading__144_2083115462"/></text:h>
      <text:p text:style-name="Standard"><text:span text:style-name="T14">The</text:span><text:span text:style-name="T15"> </text:span><text:span text:style-name="T14">following</text:span><text:span text:style-name="T15"> </text:span><text:span text:style-name="T14">test</text:span><text:span text:style-name="T15"> </text:span><text:span text:style-name="T14">data</text:span><text:span text:style-name="T15"> </text:span><text:span text:style-name="T14">is</text:span><text:span text:style-name="T15"> </text:span><text:span text:style-name="T14">used</text:span><text:span text:style-name="T15"> </text:span><text:span text:style-name="T14">in</text:span><text:span text:style-name="T15"> </text:span><text:span text:style-name="T14">the</text:span><text:span text:style-name="T15"> </text:span><text:span text:style-name="T14">Contact</text:span><text:span text:style-name="T15"> </text:span><text:span text:style-name="T14">fields</text:span><text:span text:style-name="T15"> </text:span><text:span text:style-name="T14">Test</text:span><text:span text:style-name="T15"> </text:span><text:span text:style-name="T14">Cases</text:span></text:p>
      <text:p text:style-name="P9"/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office:value-type="string">
            <text:p text:style-name="P14"><text:span text:style-name="T10">Contact</text:span><text:span text:style-name="T11"> </text:span><text:span text:style-name="T10">Field</text:span></text:p>
          </table:table-cell>
          <table:table-cell table:style-name="Table59.B1" office:value-type="string">
            <text:p text:style-name="P14"><text:span text:style-name="T10">t</text:span><text:span text:style-name="T10">est</text:span><text:span text:style-name="T11"> </text:span><text:span text:style-name="T10">data</text:span></text:p>
          </table:table-cell>
        </table:table-row>
        <table:table-row table:style-name="Table59.1">
          <table:table-cell table:style-name="Table59.A2" office:value-type="string">
            <text:p text:style-name="P4"><text:bookmark text:name="OLE_LINK7"/><text:bookmark text:name="OLE_LINK6"/>First<text:span text:style-name="T26"> </text:span>Name</text:p>
          </table:table-cell>
          <table:table-cell table:style-name="Table59.B2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59.1">
          <table:table-cell table:style-name="Table59.A3" office:value-type="string">
            <text:p text:style-name="P4">Last<text:span text:style-name="T26"> </text:span>Name</text:p>
          </table:table-cell>
          <table:table-cell table:style-name="Table59.B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4" office:value-type="string">
            <text:p text:style-name="P4">Display<text:span text:style-name="T26"> </text:span>Name</text:p>
          </table:table-cell>
          <table:table-cell table:style-name="Table59.B4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5" office:value-type="string">
            <text:p text:style-name="P4">Nickname</text:p>
          </table:table-cell>
          <table:table-cell table:style-name="Table59.B5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6" office:value-type="string">
            <text:p text:style-name="P13"><text:span text:style-name="T12">Em</text:span><text:span text:style-name="T12">ail</text:span></text:p>
          </table:table-cell>
          <table:table-cell table:style-name="Table59.B6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7" office:value-type="string">
            <text:p text:style-name="P13"><text:span text:style-name="T12">Add</text:span><text:span text:style-name="T12">itional</text:span><text:span text:style-name="T13"> </text:span><text:span text:style-name="T12">Email</text:span></text:p>
          </table:table-cell>
          <table:table-cell table:style-name="Table59.B7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8" office:value-type="string">
            <text:p text:style-name="P4">Screen<text:span text:style-name="T26"> </text:span>Name</text:p>
          </table:table-cell>
          <table:table-cell table:style-name="Table59.B8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9" office:value-type="string">
            <text:p text:style-name="P4">Phone<text:span text:style-name="T26"> </text:span>Work</text:p>
          </table:table-cell>
          <table:table-cell table:style-name="Table59.B9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0" office:value-type="string">
            <text:p text:style-name="P4">Phone<text:span text:style-name="T26"> </text:span>Home</text:p>
          </table:table-cell>
          <table:table-cell table:style-name="Table59.B10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1" office:value-type="string">
            <text:p text:style-name="P4">Phone<text:span text:style-name="T26"> </text:span>Mobile</text:p>
          </table:table-cell>
          <table:table-cell table:style-name="Table59.B11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59.1">
          <table:table-cell table:style-name="Table59.A12" office:value-type="string">
            <text:p text:style-name="P4">Fax<text:span text:style-name="T26"> </text:span></text:p>
          </table:table-cell>
          <table:table-cell table:style-name="Table59.B12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3" office:value-type="string">
            <text:p text:style-name="P4">Pager</text:p>
          </table:table-cell>
          <table:table-cell table:style-name="Table59.B1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4" office:value-type="string">
            <text:p text:style-name="P4">Home<text:span text:style-name="T26"> </text:span>Adress<text:span text:style-name="T26"> </text:span>Field1</text:p>
          </table:table-cell>
          <table:table-cell table:style-name="Table59.B14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5" office:value-type="string">
            <text:p text:style-name="P4">Home<text:span text:style-name="T26"> </text:span>Adress<text:span text:style-name="T26"> </text:span>Field2</text:p>
          </table:table-cell>
          <table:table-cell table:style-name="Table59.B15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6" office:value-type="string">
            <text:p text:style-name="P13"><text:span text:style-name="T12">Home</text:span><text:span text:style-name="T13"> </text:span><text:span text:style-name="T12">City</text:span></text:p>
          </table:table-cell>
          <table:table-cell table:style-name="Table59.B16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7" office:value-type="string">
            <text:p text:style-name="P4">Home<text:span text:style-name="T26"> </text:span>State/Province</text:p>
          </table:table-cell>
          <table:table-cell table:style-name="Table59.B17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8" office:value-type="string">
            <text:p text:style-name="P4">Home<text:span text:style-name="T26"> </text:span>ZIP/Postal<text:span text:style-name="T26"> </text:span>Code</text:p>
          </table:table-cell>
          <table:table-cell table:style-name="Table59.B18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19" office:value-type="string">
            <text:p text:style-name="P4">Home<text:span text:style-name="T26"> </text:span>Country</text:p>
          </table:table-cell>
          <table:table-cell table:style-name="Table59.B19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20" office:value-type="string">
            <text:p text:style-name="P4">Home<text:span text:style-name="T26"> </text:span>Web<text:span text:style-name="T26"> </text:span>Page</text:p>
          </table:table-cell>
          <table:table-cell table:style-name="Table59.B20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59.1">
          <table:table-cell table:style-name="Table59.A21" office:value-type="string">
            <text:p text:style-name="P4">Work<text:span text:style-name="T26"> </text:span>Title</text:p>
          </table:table-cell>
          <table:table-cell table:style-name="Table59.B21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22" office:value-type="string">
            <text:p text:style-name="P4">Work<text:span text:style-name="T26"> </text:span>Department</text:p>
          </table:table-cell>
          <table:table-cell table:style-name="Table59.B22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23" office:value-type="string">
            <text:p text:style-name="P4">Work<text:span text:style-name="T26"> </text:span>Organization</text:p>
          </table:table-cell>
          <table:table-cell table:style-name="Table59.B2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24" office:value-type="string">
            <text:p text:style-name="P4">Work<text:span text:style-name="T26"> </text:span>Address<text:span text:style-name="T26"> </text:span>Field1</text:p>
          </table:table-cell>
          <table:table-cell table:style-name="Table59.B24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59.1">
          <table:table-cell table:style-name="Table59.A25" office:value-type="string">
            <text:p text:style-name="P4">Work<text:span text:style-name="T26"> </text:span>Address<text:span text:style-name="T26"> </text:span>Field2</text:p>
          </table:table-cell>
          <table:table-cell table:style-name="Table59.B25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ext:soft-page-break/>
        <table:table-row table:style-name="Table59.1">
          <table:table-cell table:style-name="Table59.A26" office:value-type="string">
            <text:p text:style-name="P4">Work<text:span text:style-name="T26"> </text:span>City</text:p>
          </table:table-cell>
          <table:table-cell table:style-name="Table59.B26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27" office:value-type="string">
            <text:p text:style-name="P4">Work<text:span text:style-name="T26"> </text:span>State/Province</text:p>
          </table:table-cell>
          <table:table-cell table:style-name="Table59.B27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28" office:value-type="string">
            <text:p text:style-name="P4">Work<text:span text:style-name="T26"> </text:span>ZIP/Postal<text:span text:style-name="T26"> </text:span>Code</text:p>
          </table:table-cell>
          <table:table-cell table:style-name="Table59.B28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59.1">
          <table:table-cell table:style-name="Table59.A29" office:value-type="string">
            <text:p text:style-name="P4">Work<text:span text:style-name="T26"> </text:span>Country</text:p>
          </table:table-cell>
          <table:table-cell table:style-name="Table59.B29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30" office:value-type="string">
            <text:p text:style-name="P4">Work<text:span text:style-name="T26"> </text:span>Web<text:span text:style-name="T26"> </text:span>Page</text:p>
          </table:table-cell>
          <table:table-cell table:style-name="Table59.B30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31" office:value-type="string">
            <text:p text:style-name="P4">Custom<text:span text:style-name="T26"> </text:span>1</text:p>
          </table:table-cell>
          <table:table-cell table:style-name="Table59.B31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32" office:value-type="string">
            <text:p text:style-name="P4">Custom<text:span text:style-name="T26"> </text:span>2</text:p>
          </table:table-cell>
          <table:table-cell table:style-name="Table59.B32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33" office:value-type="string">
            <text:p text:style-name="P4">Custom<text:span text:style-name="T26"> </text:span>3</text:p>
          </table:table-cell>
          <table:table-cell table:style-name="Table59.B33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59.1">
          <table:table-cell table:style-name="Table59.A34" office:value-type="string">
            <text:p text:style-name="P4">Custom<text:span text:style-name="T26"> </text:span>4</text:p>
          </table:table-cell>
          <table:table-cell table:style-name="Table59.B34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35" office:value-type="string">
            <text:p text:style-name="P4">Notes</text:p>
          </table:table-cell>
          <table:table-cell table:style-name="Table59.B35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59.1">
          <table:table-cell table:style-name="Table59.A36" office:value-type="string">
            <text:p text:style-name="P13"><text:span text:style-name="T17">DropDown</text:span><text:span text:style-name="T14">:</text:span><text:span text:style-name="T15"> </text:span><text:span text:style-name="T14">Prefers</text:span><text:span text:style-name="T15"> </text:span><text:span text:style-name="T14">to</text:span><text:span text:style-name="T15"> </text:span><text:span text:style-name="T14">receive</text:span><text:span text:style-name="T15"> </text:span><text:span text:style-name="T14">messages</text:span><text:span text:style-name="T15"> </text:span><text:span text:style-name="T14">formatted</text:span><text:span text:style-name="T15"> </text:span><text:span text:style-name="T14">as</text:span></text:p>
          </table:table-cell>
          <table:table-cell table:style-name="Table59.B36" office:value-type="string">
            <text:p text:style-name="P13"><text:span text:style-name="T12">unknown</text:span><text:span text:style-name="T13"> </text:span><text:span text:style-name="T12">/</text:span><text:span text:style-name="T13"> </text:span><text:span text:style-name="T12">plaintext</text:span><text:span text:style-name="T13"> </text:span><text:span text:style-name="T12">/HTML</text:span></text:p>
          </table:table-cell>
        </table:table-row>
        <table:table-row table:style-name="Table59.1">
          <table:table-cell table:style-name="Table59.A37" office:value-type="string">
            <text:p text:style-name="P13"><text:span text:style-name="T17">Checkbox</text:span><text:span text:style-name="T14">:</text:span><text:span text:style-name="T15"> </text:span><text:span text:style-name="T14">Allow</text:span><text:span text:style-name="T15"> </text:span><text:span text:style-name="T14">remote</text:span><text:span text:style-name="T15"> </text:span><text:span text:style-name="T14">images</text:span><text:span text:style-name="T15"> </text:span><text:span text:style-name="T14">inHTML</text:span><text:span text:style-name="T15"> </text:span><text:span text:style-name="T14">mail</text:span></text:p>
          </table:table-cell>
          <table:table-cell table:style-name="Table59.B37" office:value-type="string">
            <text:p text:style-name="P13"><text:span text:style-name="T12">Yes</text:span><text:span text:style-name="T13"> </text:span><text:span text:style-name="T12">/</text:span><text:span text:style-name="T13"> </text:span><text:span text:style-name="T12">No</text:span></text:p>
          </table:table-cell>
        </table:table-row>
      </table:table>
      <text:p text:style-name="P3"/>
      <text:h text:style-name="Heading_20_2" text:outline-level="2"><text:bookmark text:name="__RefHeading__146_2083115462"/><text:span text:style-name="T22">Field</text:span><text:span text:style-name="T23"> </text:span><text:span text:style-name="T22">Verification</text:span><text:span text:style-name="T23"> </text:span><text:span text:style-name="T22">for</text:span><text:span text:style-name="T23"> </text:span><text:span text:style-name="T22">Contact</text:span><text:span text:style-name="T23"> </text:span><text:span text:style-name="T22">format</text:span><text:span text:style-name="T23"> </text:span><text:span text:style-name="T22">VCard</text:span><text:bookmark-end text:name="__RefHeading__146_2083115462"/></text:h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2">Steps</text:p>
          </table:table-cell>
          <table:table-cell table:style-name="Table60.B1" office:value-type="string">
            <text:p text:style-name="P2">Expected<text:span text:style-name="T26"> </text:span>Outcome</text:p>
          </table:table-cell>
        </table:table-row>
        <table:table-row table:style-name="Table60.1">
          <table:table-cell table:style-name="Table60.A2" office:value-type="string">
            <text:p text:style-name="P13"><text:span text:style-name="T14">Open</text:span><text:span text:style-name="T15"> </text:span><text:span text:style-name="T14">Contact</text:span><text:span text:style-name="T15"> </text:span><text:span text:style-name="T14">Configuration</text:span><text:span text:style-name="T15"> </text:span><text:span text:style-name="T14">and</text:span><text:span text:style-name="T15"> </text:span><text:span text:style-name="T14">configure</text:span><text:span text:style-name="T15"> </text:span><text:span text:style-name="T14">Contact</text:span><text:span text:style-name="T15"> </text:span><text:span text:style-name="T14">format</text:span><text:span text:style-name="T15"> „</text:span><text:span text:style-name="T14">VCard</text:span><text:span text:style-name="T15">“ </text:span></text:p>
          </table:table-cell>
          <table:table-cell table:style-name="Table60.B2" office:value-type="string">
            <text:p text:style-name="P4">Configuration<text:span text:style-name="T26"> </text:span>saved</text:p>
          </table:table-cell>
        </table:table-row>
        <table:table-row table:style-name="Table60.1">
          <table:table-cell table:style-name="Table60.A3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tac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.</text:span></text:p>
            <text:p text:style-name="Standard"><text:span text:style-name="T14">Fill</text:span><text:span text:style-name="T15"> </text:span><text:span text:style-name="T14">out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accord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testdata</text:span><text:span text:style-name="T15"> </text:span><text:span text:style-name="T14">table.</text:span></text:p>
          </table:table-cell>
          <table:table-cell table:style-name="Table60.B3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adressbook</text:p>
          </table:table-cell>
        </table:table-row>
        <table:table-row table:style-name="Table60.1">
          <table:table-cell table:style-name="Table60.A4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the</text:span><text:span text:style-name="T15"> </text:span><text:span text:style-name="T14">same</text:span><text:span text:style-name="T15"> </text:span><text:span text:style-name="T14">Client</text:span></text:p>
          </table:table-cell>
          <table:table-cell table:style-name="Table60.B4" office:value-type="string">
            <text:p text:style-name="P10"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60.1">
          <table:table-cell table:style-name="Table60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0.B5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60.1">
          <table:table-cell table:style-name="Table60.A6" office:value-type="string">
            <text:p text:style-name="P10">Verify<text:span text:style-name="T26"> </text:span>all<text:span text:style-name="T26"> </text:span>Contact<text:span text:style-name="T26"> </text:span>Fields<text:span text:style-name="T26"> </text:span>on<text:span text:style-name="T26"> </text:span>Client<text:span text:style-name="T26"> </text:span>B</text:p>
          </table:table-cell>
          <table:table-cell table:style-name="Table60.B6" office:value-type="string">
            <text:p text:style-name="P4">All<text:span text:style-name="T26"> </text:span>Fields<text:span text:style-name="T26"> </text:span>are<text:span text:style-name="T26"> </text:span>correct.</text:p>
          </table:table-cell>
        </table:table-row>
        <table:table-row table:style-name="Table60.1">
          <table:table-cell table:style-name="Table60.A7" office:value-type="string">
            <text:p text:style-name="P13"><text:span text:style-name="T14">Update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once</text:span><text:span text:style-name="T15"> </text:span><text:span text:style-name="T14">again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:</text:span></text:p>
            <text:p text:style-name="Standard"><text:span text:style-name="T18">Input</text:span><text:span text:style-name="T19"> </text:span><text:span text:style-name="T18">fields</text:span><text:span text:style-name="T14">:</text:span><text:span text:style-name="T15"> </text:span><text:span text:style-name="T14">mirror</text:span><text:span text:style-name="T15"> </text:span><text:span text:style-name="T14">the</text:span><text:span text:style-name="T15"> </text:span><text:span text:style-name="T14">field</text:span><text:span text:style-name="T15"> </text:span><text:span text:style-name="T14">value</text:span></text:p>
            <text:p text:style-name="Standard"><text:span text:style-name="T18">Drop</text:span><text:span text:style-name="T19"> </text:span><text:span text:style-name="T18">Down</text:span><text:span text:style-name="T14">:</text:span><text:span text:style-name="T15"> </text:span><text:span text:style-name="T14">choose</text:span><text:span text:style-name="T15"> </text:span><text:span text:style-name="T14">another</text:span><text:span text:style-name="T15"> </text:span><text:span text:style-name="T14">value</text:span></text:p>
            <text:p text:style-name="Standard"><text:span text:style-name="T18">Checkbox</text:span><text:span text:style-name="T14">:</text:span><text:span text:style-name="T15"> </text:span><text:span text:style-name="T14">deactivate</text:span><text:span text:style-name="T15"> </text:span><text:span text:style-name="T14">the</text:span><text:span text:style-name="T15"> </text:span><text:span text:style-name="T14">box</text:span></text:p>
          </table:table-cell>
          <table:table-cell table:style-name="Table60.B7" office:value-type="string">
            <text:p text:style-name="P4">Contact<text:span text:style-name="T26"> </text:span>was<text:span text:style-name="T26"> </text:span>updated<text:span text:style-name="T26"> </text:span>successful</text:p>
          </table:table-cell>
        </table:table-row>
        <table:table-row table:style-name="Table60.1">
          <table:table-cell table:style-name="Table60.A8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0.B8" office:value-type="string">
            <text:p text:style-name="P4">Contact<text:span text:style-name="T26"> </text:span>Update<text:span text:style-name="T26"> </text:span>was<text:span text:style-name="T26"> </text:span>performed</text:p>
          </table:table-cell>
        </table:table-row>
        <table:table-row table:style-name="Table60.1">
          <table:table-cell table:style-name="Table60.A9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0.B9" office:value-type="string">
            <text:p text:style-name="P10">Contact<text:span text:style-name="T26"> </text:span>was<text:span text:style-name="T26"> </text:span>updated</text:p>
          </table:table-cell>
        </table:table-row>
        <table:table-row table:style-name="Table60.1">
          <table:table-cell table:style-name="Table60.A10" office:value-type="string">
            <text:p text:style-name="P10">Verify<text:span text:style-name="T26"> </text:span>all<text:span text:style-name="T26"> </text:span>Contact<text:span text:style-name="T26"> </text:span>Fields<text:span text:style-name="T26"> </text:span>on<text:span text:style-name="T26"> </text:span>Client<text:span text:style-name="T26"> </text:span>A</text:p>
          </table:table-cell>
          <table:table-cell table:style-name="Table60.B10" office:value-type="string">
            <text:p text:style-name="P10">All<text:span text:style-name="T26"> </text:span>field<text:span text:style-name="T26"> </text:span>values<text:span text:style-name="T26"> </text:span>are<text:span text:style-name="T26"> </text:span>correct<text:span text:style-name="T26"> </text:span>on<text:span text:style-name="T26"> </text:span>Client<text:span text:style-name="T26"> </text:span>A</text:p>
          </table:table-cell>
        </table:table-row>
      </table:table>
      <text:p text:style-name="P9"/>
      <text:h text:style-name="Heading_20_2" text:outline-level="2"><text:bookmark text:name="__RefHeading__148_2083115462"/><text:soft-page-break/><text:span text:style-name="T22">Field</text:span><text:span text:style-name="T23"> </text:span><text:span text:style-name="T22">Verification</text:span><text:span text:style-name="T23"> </text:span><text:span text:style-name="T22">for</text:span><text:span text:style-name="T23"> </text:span><text:span text:style-name="T22">Contact</text:span><text:span text:style-name="T23"> </text:span><text:span text:style-name="T22">format</text:span><text:span text:style-name="T23"> </text:span><text:span text:style-name="T22">XML</text:span><text:bookmark-end text:name="__RefHeading__148_2083115462"/></text:h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2">Steps</text:p>
          </table:table-cell>
          <table:table-cell table:style-name="Table61.B1" office:value-type="string">
            <text:p text:style-name="P2">Expected<text:span text:style-name="T26"> </text:span>Outcome</text:p>
          </table:table-cell>
        </table:table-row>
        <table:table-row table:style-name="Table61.1">
          <table:table-cell table:style-name="Table61.A2" office:value-type="string">
            <text:p text:style-name="P13"><text:span text:style-name="T14">Open</text:span><text:span text:style-name="T15"> </text:span><text:span text:style-name="T14">Contact</text:span><text:span text:style-name="T15"> </text:span><text:span text:style-name="T14">Configuration</text:span><text:span text:style-name="T15"> </text:span><text:span text:style-name="T14">and</text:span><text:span text:style-name="T15"> </text:span><text:span text:style-name="T14">configure</text:span><text:span text:style-name="T15"> </text:span><text:span text:style-name="T14">Contact</text:span><text:span text:style-name="T15"> </text:span><text:span text:style-name="T14">format</text:span><text:span text:style-name="T15"> „</text:span><text:span text:style-name="T14">XML</text:span><text:span text:style-name="T15">“ </text:span></text:p>
          </table:table-cell>
          <table:table-cell table:style-name="Table61.B2" office:value-type="string">
            <text:p text:style-name="P4">Configuration<text:span text:style-name="T26"> </text:span>saved</text:p>
          </table:table-cell>
        </table:table-row>
        <table:table-row table:style-name="Table61.1">
          <table:table-cell table:style-name="Table61.A3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ontact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.</text:span></text:p>
            <text:p text:style-name="Standard"><text:span text:style-name="T14">Fill</text:span><text:span text:style-name="T15"> </text:span><text:span text:style-name="T14">out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accord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testdata</text:span><text:span text:style-name="T15"> </text:span><text:span text:style-name="T14">table.</text:span></text:p>
          </table:table-cell>
          <table:table-cell table:style-name="Table61.B3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adressbook</text:p>
          </table:table-cell>
        </table:table-row>
        <table:table-row table:style-name="Table61.1">
          <table:table-cell table:style-name="Table61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61.B4" office:value-type="string">
            <text:p text:style-name="P10"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61.1">
          <table:table-cell table:style-name="Table61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1.B5" office:value-type="string">
            <text:p text:style-name="P10">New<text:span text:style-name="T26"> </text:span>Contact<text:span text:style-name="T26"> </text:span>was<text:span text:style-name="T26"> </text:span>added<text:span text:style-name="T26"> </text:span>to<text:span text:style-name="T26"> </text:span>the<text:span text:style-name="T26"> </text:span>local<text:span text:style-name="T26"> </text:span>folder</text:p>
          </table:table-cell>
        </table:table-row>
        <table:table-row table:style-name="Table61.1">
          <table:table-cell table:style-name="Table61.A6" office:value-type="string">
            <text:p text:style-name="P10">Verify<text:span text:style-name="T26"> </text:span>all<text:span text:style-name="T26"> </text:span>Contact<text:span text:style-name="T26"> </text:span>Fields<text:span text:style-name="T26"> </text:span>on<text:span text:style-name="T26"> </text:span>Client<text:span text:style-name="T26"> </text:span>B</text:p>
          </table:table-cell>
          <table:table-cell table:style-name="Table61.B6" office:value-type="string">
            <text:p text:style-name="P4">All<text:span text:style-name="T26"> </text:span>Fields<text:span text:style-name="T26"> </text:span>are<text:span text:style-name="T26"> </text:span>correct.</text:p>
          </table:table-cell>
        </table:table-row>
        <table:table-row table:style-name="Table61.1">
          <table:table-cell table:style-name="Table61.A7" office:value-type="string">
            <text:p text:style-name="P10">Update<text:span text:style-name="T26"> </text:span>all<text:span text:style-name="T26"> </text:span>fields<text:span text:style-name="T26"> </text:span>once<text:span text:style-name="T26"> </text:span>again<text:span text:style-name="T26"> </text:span>on<text:span text:style-name="T26"> </text:span>Client<text:span text:style-name="T26"> </text:span>B:</text:p>
            <text:p text:style-name="Standard"><text:span text:style-name="T18">Input</text:span><text:span text:style-name="T19"> </text:span><text:span text:style-name="T18">fields</text:span><text:span text:style-name="T14">:</text:span><text:span text:style-name="T15"> </text:span><text:span text:style-name="T14">mirror</text:span><text:span text:style-name="T15"> </text:span><text:span text:style-name="T14">the</text:span><text:span text:style-name="T15"> </text:span><text:span text:style-name="T14">field</text:span><text:span text:style-name="T15"> </text:span><text:span text:style-name="T14">value</text:span></text:p>
            <text:p text:style-name="Standard"><text:span text:style-name="T18">Drop</text:span><text:span text:style-name="T19"> </text:span><text:span text:style-name="T18">Down</text:span><text:span text:style-name="T14">:</text:span><text:span text:style-name="T15"> </text:span><text:span text:style-name="T14">choose</text:span><text:span text:style-name="T15"> </text:span><text:span text:style-name="T14">another</text:span><text:span text:style-name="T15"> </text:span><text:span text:style-name="T14">value</text:span></text:p>
            <text:p text:style-name="Standard"><text:span text:style-name="T18">Checkbox</text:span><text:span text:style-name="T14">:</text:span><text:span text:style-name="T15"> </text:span><text:span text:style-name="T14">deactivate</text:span><text:span text:style-name="T15"> </text:span><text:span text:style-name="T14">the</text:span><text:span text:style-name="T15"> </text:span><text:span text:style-name="T14">box</text:span></text:p>
          </table:table-cell>
          <table:table-cell table:style-name="Table61.B7" office:value-type="string">
            <text:p text:style-name="P4">Contact<text:span text:style-name="T26"> </text:span>was<text:span text:style-name="T26"> </text:span>updated<text:span text:style-name="T26"> </text:span>successful</text:p>
          </table:table-cell>
        </table:table-row>
        <table:table-row table:style-name="Table61.1">
          <table:table-cell table:style-name="Table61.A8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1.B8" office:value-type="string">
            <text:p text:style-name="P4">Contact<text:span text:style-name="T26"> </text:span>Update<text:span text:style-name="T26"> </text:span>was<text:span text:style-name="T26"> </text:span>performed</text:p>
          </table:table-cell>
        </table:table-row>
        <table:table-row table:style-name="Table61.1">
          <table:table-cell table:style-name="Table61.A9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1.B9" office:value-type="string">
            <text:p text:style-name="P10">Contact<text:span text:style-name="T26"> </text:span>was<text:span text:style-name="T26"> </text:span>updated</text:p>
          </table:table-cell>
        </table:table-row>
        <table:table-row table:style-name="Table61.1">
          <table:table-cell table:style-name="Table61.A10" office:value-type="string">
            <text:p text:style-name="P10">Verify<text:span text:style-name="T26"> </text:span>all<text:span text:style-name="T26"> </text:span>Contact<text:span text:style-name="T26"> </text:span>Fields<text:span text:style-name="T26"> </text:span>on<text:span text:style-name="T26"> </text:span>Client<text:span text:style-name="T26"> </text:span>A</text:p>
          </table:table-cell>
          <table:table-cell table:style-name="Table61.B10" office:value-type="string">
            <text:p text:style-name="P10">All<text:span text:style-name="T26"> </text:span>field<text:span text:style-name="T26"> </text:span>values<text:span text:style-name="T26"> </text:span>are<text:span text:style-name="T26"> </text:span>correct<text:span text:style-name="T26"> </text:span>on<text:span text:style-name="T26"> </text:span>Client<text:span text:style-name="T26"> </text:span>A</text:p>
          </table:table-cell>
        </table:table-row>
      </table:table>
      <text:p text:style-name="P9"/>
      <text:h text:style-name="Heading_20_1" text:outline-level="1"><text:bookmark text:name="__RefHeading__150_2083115462"/><text:span text:style-name="T1">Calenda</text:span><text:span text:style-name="T1">r</text:span><text:span text:style-name="T2"> </text:span><text:span text:style-name="T1">Fields</text:span><text:bookmark-end text:name="__RefHeading__150_2083115462"/></text:h>
      <text:h text:style-name="P24" text:outline-level="2"><text:bookmark text:name="__RefHeading__152_2083115462"/>Test<text:span text:style-name="T7"> </text:span>Data<text:bookmark-end text:name="__RefHeading__152_2083115462"/></text:h>
      <text:p text:style-name="P9">The<text:span text:style-name="T26"> </text:span>following<text:span text:style-name="T26"> </text:span>test<text:span text:style-name="T26"> </text:span>data<text:span text:style-name="T26"> </text:span>is<text:span text:style-name="T26"> </text:span>used<text:span text:style-name="T26"> </text:span>in<text:span text:style-name="T26"> </text:span>the<text:span text:style-name="T26"> </text:span>Contact<text:span text:style-name="T26"> </text:span>fields<text:span text:style-name="T26"> </text:span>Test<text:span text:style-name="T26"> </text:span>Cases</text:p>
      <text:p text:style-name="P9"/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office:value-type="string">
            <text:p text:style-name="P14"><text:span text:style-name="T10">Calendar</text:span><text:span text:style-name="T11"> </text:span><text:span text:style-name="T10">Fields</text:span></text:p>
          </table:table-cell>
          <table:table-cell table:style-name="Table62.B1" office:value-type="string">
            <text:p text:style-name="P14"><text:span text:style-name="T10">Test</text:span><text:span text:style-name="T11"> </text:span><text:span text:style-name="T10">data</text:span></text:p>
          </table:table-cell>
        </table:table-row>
        <table:table-row table:style-name="Table62.1">
          <table:table-cell table:style-name="Table62.A2" office:value-type="string">
            <text:p text:style-name="P4"><text:bookmark text:name="OLE_LINK8"/>Title</text:p>
          </table:table-cell>
          <table:table-cell table:style-name="Table62.B2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62.1">
          <table:table-cell table:style-name="Table62.A3" office:value-type="string">
            <text:p text:style-name="P4">Location</text:p>
          </table:table-cell>
          <table:table-cell table:style-name="Table62.B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2.1">
          <table:table-cell table:style-name="Table62.A4" office:value-type="string">
            <text:p text:style-name="P4">From<text:span text:style-name="T26"> </text:span>Date</text:p>
          </table:table-cell>
          <table:table-cell table:style-name="Table62.B4" office:value-type="string">
            <text:p text:style-name="P4">Actual<text:span text:style-name="T26"> </text:span>Date</text:p>
          </table:table-cell>
        </table:table-row>
        <table:table-row table:style-name="Table62.1">
          <table:table-cell table:style-name="Table62.A5" office:value-type="string">
            <text:p text:style-name="P4">From<text:span text:style-name="T26"> </text:span>Time</text:p>
          </table:table-cell>
          <table:table-cell table:style-name="Table62.B5" office:value-type="string">
            <text:p text:style-name="P4">09:45</text:p>
          </table:table-cell>
        </table:table-row>
        <table:table-row table:style-name="Table62.1">
          <table:table-cell table:style-name="Table62.A6" office:value-type="string">
            <text:p text:style-name="P4">To<text:span text:style-name="T26"> </text:span>Date</text:p>
          </table:table-cell>
          <table:table-cell table:style-name="Table62.B6" office:value-type="string">
            <text:p text:style-name="P13"><text:span text:style-name="T12">Act</text:span><text:span text:style-name="T12">ual</text:span><text:span text:style-name="T13"> </text:span><text:span text:style-name="T12">Date</text:span><text:span text:style-name="T13"> </text:span><text:span text:style-name="T12">+</text:span><text:span text:style-name="T13"> </text:span><text:span text:style-name="T12">1</text:span></text:p>
          </table:table-cell>
        </table:table-row>
        <table:table-row table:style-name="Table62.1">
          <table:table-cell table:style-name="Table62.A7" office:value-type="string">
            <text:p text:style-name="P4">To<text:span text:style-name="T26"> </text:span>Time</text:p>
          </table:table-cell>
          <table:table-cell table:style-name="Table62.B7" office:value-type="string">
            <text:p text:style-name="P4">16:30</text:p>
          </table:table-cell>
        </table:table-row>
        <table:table-row table:style-name="Table62.1">
          <table:table-cell table:style-name="Table62.A8" office:value-type="string">
            <text:p text:style-name="P4">Drop<text:span text:style-name="T26"> </text:span>Down:<text:span text:style-name="T26"> </text:span>Calendar</text:p>
          </table:table-cell>
          <table:table-cell table:style-name="Table62.B8" office:value-type="string">
            <text:p text:style-name="P4">Privat</text:p>
          </table:table-cell>
        </table:table-row>
        <text:soft-page-break/>
        <table:table-row table:style-name="Table62.1">
          <table:table-cell table:style-name="Table62.A9" office:value-type="string">
            <text:p text:style-name="P4">Description</text:p>
          </table:table-cell>
          <table:table-cell table:style-name="Table62.B9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2.1">
          <table:table-cell table:style-name="Table62.A10" office:value-type="string">
            <text:p text:style-name="P4">Attendees<text:span text:style-name="T26"> </text:span>1</text:p>
          </table:table-cell>
          <table:table-cell table:style-name="Table62.B10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2.1">
          <table:table-cell table:style-name="Table62.A11" office:value-type="string">
            <text:p text:style-name="P4">Attendees<text:span text:style-name="T26"> </text:span>2</text:p>
          </table:table-cell>
          <table:table-cell table:style-name="Table62.B11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2.1">
          <table:table-cell table:style-name="Table62.A12" office:value-type="string">
            <text:p text:style-name="P4">Attendees<text:span text:style-name="T26"> </text:span>3</text:p>
          </table:table-cell>
          <table:table-cell table:style-name="Table62.B12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2.1">
          <table:table-cell table:style-name="Table62.A13" office:value-type="string">
            <text:p text:style-name="P4">URL</text:p>
          </table:table-cell>
          <table:table-cell table:style-name="Table62.B1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2.1">
          <table:table-cell table:style-name="Table62.A14" office:value-type="string">
            <text:p text:style-name="P4">Checkbox:<text:span text:style-name="T26"> </text:span>All<text:span text:style-name="T26"> </text:span>Day</text:p>
          </table:table-cell>
          <table:table-cell table:style-name="Table62.B14" office:value-type="string">
            <text:p text:style-name="P4">Yes</text:p>
          </table:table-cell>
        </table:table-row>
        <table:table-row table:style-name="Table62.1">
          <table:table-cell table:style-name="Table62.A15" office:value-type="string">
            <text:p text:style-name="P4">Checkbox:<text:span text:style-name="T26"> </text:span>Repeat</text:p>
          </table:table-cell>
          <table:table-cell table:style-name="Table62.B15" office:value-type="string">
            <text:p text:style-name="P4">Yes</text:p>
          </table:table-cell>
        </table:table-row>
        <table:table-row table:style-name="Table62.1">
          <table:table-cell table:style-name="Table62.A16" office:value-type="string">
            <text:p text:style-name="P4">Drop<text:span text:style-name="T26"> </text:span>Down:<text:span text:style-name="T26"> </text:span>Privacy</text:p>
          </table:table-cell>
          <table:table-cell table:style-name="Table62.B16" office:value-type="string">
            <text:p text:style-name="P4">Public</text:p>
          </table:table-cell>
        </table:table-row>
        <table:table-row table:style-name="Table62.1">
          <table:table-cell table:style-name="Table62.A17" office:value-type="string">
            <text:p text:style-name="P4">Drop<text:span text:style-name="T26"> </text:span>Down:<text:span text:style-name="T26"> </text:span>Priority</text:p>
          </table:table-cell>
          <table:table-cell table:style-name="Table62.B17" office:value-type="string">
            <text:p text:style-name="P4">Medium</text:p>
          </table:table-cell>
        </table:table-row>
        <table:table-row table:style-name="Table62.1">
          <table:table-cell table:style-name="Table62.A18" office:value-type="string">
            <text:p text:style-name="P4">Drop<text:span text:style-name="T26"> </text:span>Down:<text:span text:style-name="T26"> </text:span>Status</text:p>
          </table:table-cell>
          <table:table-cell table:style-name="Table62.B18" office:value-type="string">
            <text:p text:style-name="P4">Confirmed</text:p>
          </table:table-cell>
        </table:table-row>
        <table:table-row table:style-name="Table62.1">
          <table:table-cell table:style-name="Table62.A19" office:value-type="string">
            <text:p text:style-name="P4">Drop<text:span text:style-name="T26"> </text:span>Down:<text:span text:style-name="T26"> </text:span>Alarm</text:p>
          </table:table-cell>
          <table:table-cell table:style-name="Table62.B19" office:value-type="string">
            <text:p text:style-name="P4">Custom<text:span text:style-name="T26">…</text:span></text:p>
          </table:table-cell>
        </table:table-row>
        <table:table-row table:style-name="Table62.1">
          <table:table-cell table:style-name="Table62.A20" office:value-type="string">
            <text:p text:style-name="P4">Alarm<text:span text:style-name="T26"> </text:span>Custom<text:span text:style-name="T26"> </text:span>input</text:p>
          </table:table-cell>
          <table:table-cell table:style-name="Table62.B20" office:value-type="string">
            <text:p text:style-name="P4">10</text:p>
          </table:table-cell>
        </table:table-row>
        <table:table-row table:style-name="Table62.1">
          <table:table-cell table:style-name="Table62.A21" office:value-type="string">
            <text:p text:style-name="P4">Drop<text:span text:style-name="T26"> </text:span>Down:<text:span text:style-name="T26"> </text:span>Alarm<text:span text:style-name="T26"> </text:span>Custom<text:span text:style-name="T26"> </text:span>1</text:p>
          </table:table-cell>
          <table:table-cell table:style-name="Table62.B21" office:value-type="string">
            <text:p text:style-name="P4">Minutes</text:p>
          </table:table-cell>
        </table:table-row>
        <table:table-row table:style-name="Table62.1">
          <table:table-cell table:style-name="Table62.A22" office:value-type="string">
            <text:p text:style-name="P4">Drop<text:span text:style-name="T26"> </text:span>Down:<text:span text:style-name="T26"> </text:span>Alarm<text:span text:style-name="T26"> </text:span>Custom<text:span text:style-name="T26"> </text:span>2</text:p>
          </table:table-cell>
          <table:table-cell table:style-name="Table62.B22" office:value-type="string">
            <text:p text:style-name="P4">before</text:p>
          </table:table-cell>
        </table:table-row>
        <table:table-row table:style-name="Table62.1">
          <table:table-cell table:style-name="Table62.A23" office:value-type="string">
            <text:p text:style-name="P6">Recurrence<text:span text:style-name="T26"> </text:span>Settings:</text:p>
          </table:table-cell>
          <table:table-cell table:style-name="Table62.B23" office:value-type="string">
            <text:p text:style-name="P4"/>
          </table:table-cell>
        </table:table-row>
        <table:table-row table:style-name="Table62.1">
          <table:table-cell table:style-name="Table62.A24" office:value-type="string">
            <text:p text:style-name="P4">Drop<text:span text:style-name="T26"> </text:span>Down:<text:span text:style-name="T26"> </text:span>Occurs</text:p>
          </table:table-cell>
          <table:table-cell table:style-name="Table62.B24" office:value-type="string">
            <text:p text:style-name="P4">Weekly</text:p>
          </table:table-cell>
        </table:table-row>
        <table:table-row table:style-name="Table62.1">
          <table:table-cell table:style-name="Table62.A25" office:value-type="string">
            <text:p text:style-name="P4">Radio<text:span text:style-name="T26"> </text:span>Button:<text:span text:style-name="T26"> </text:span>Repeat</text:p>
          </table:table-cell>
          <table:table-cell table:style-name="Table62.B25" office:value-type="string">
            <text:p text:style-name="P4">For<text:span text:style-name="T26"> </text:span></text:p>
          </table:table-cell>
        </table:table-row>
        <table:table-row table:style-name="Table62.1">
          <table:table-cell table:style-name="Table62.A26" office:value-type="string">
            <text:p text:style-name="P4">Repeat<text:span text:style-name="T26"> </text:span>for<text:span text:style-name="T26"> </text:span>x<text:span text:style-name="T26"> </text:span>occurrence</text:p>
          </table:table-cell>
          <table:table-cell table:style-name="Table62.B26" office:value-type="string">
            <text:p text:style-name="P4">5</text:p>
          </table:table-cell>
        </table:table-row>
        <table:table-row table:style-name="Table62.1">
          <table:table-cell table:style-name="Table62.A27" office:value-type="string">
            <text:p text:style-name="P4">Weekly<text:span text:style-name="T26"> </text:span>Every<text:span text:style-name="T26"> </text:span>x<text:span text:style-name="T26"> </text:span>weeks</text:p>
          </table:table-cell>
          <table:table-cell table:style-name="Table62.B27" office:value-type="string">
            <text:p text:style-name="P4">15</text:p>
          </table:table-cell>
        </table:table-row>
        <table:table-row table:style-name="Table62.1">
          <table:table-cell table:style-name="Table62.A28" office:value-type="string">
            <text:p text:style-name="P4">Checkbox:<text:span text:style-name="T26"> </text:span>Weekly<text:span text:style-name="T26"> </text:span>Monday</text:p>
          </table:table-cell>
          <table:table-cell table:style-name="Table62.B28" office:value-type="string">
            <text:p text:style-name="P4">Yes</text:p>
          </table:table-cell>
        </table:table-row>
        <table:table-row table:style-name="Table62.1">
          <table:table-cell table:style-name="Table62.A29" office:value-type="string">
            <text:p text:style-name="P4">Checkbox:<text:span text:style-name="T26"> </text:span>Weekly<text:span text:style-name="T26"> </text:span>Tuesday</text:p>
          </table:table-cell>
          <table:table-cell table:style-name="Table62.B29" office:value-type="string">
            <text:p text:style-name="P4">Yes</text:p>
          </table:table-cell>
        </table:table-row>
        <table:table-row table:style-name="Table62.1">
          <table:table-cell table:style-name="Table62.A30" office:value-type="string">
            <text:p text:style-name="P4">Checkbox:<text:span text:style-name="T26"> </text:span>Weekly<text:span text:style-name="T26"> </text:span>Wednesday</text:p>
          </table:table-cell>
          <table:table-cell table:style-name="Table62.B30" office:value-type="string">
            <text:p text:style-name="P4">Yes</text:p>
          </table:table-cell>
        </table:table-row>
        <table:table-row table:style-name="Table62.1">
          <table:table-cell table:style-name="Table62.A31" office:value-type="string">
            <text:p text:style-name="P4">Checkbox:<text:span text:style-name="T26"> </text:span>Weekly<text:span text:style-name="T26"> </text:span>Thursday</text:p>
          </table:table-cell>
          <table:table-cell table:style-name="Table62.B31" office:value-type="string">
            <text:p text:style-name="P4">Yes</text:p>
          </table:table-cell>
        </table:table-row>
        <table:table-row table:style-name="Table62.1">
          <table:table-cell table:style-name="Table62.A32" office:value-type="string">
            <text:p text:style-name="P4">Checkbox:<text:span text:style-name="T26"> </text:span>Weekly<text:span text:style-name="T26"> </text:span>Friday</text:p>
          </table:table-cell>
          <table:table-cell table:style-name="Table62.B32" office:value-type="string">
            <text:p text:style-name="P4">Yes</text:p>
          </table:table-cell>
        </table:table-row>
        <table:table-row table:style-name="Table62.1">
          <table:table-cell table:style-name="Table62.A33" office:value-type="string">
            <text:p text:style-name="P4">Checkbox:<text:span text:style-name="T26"> </text:span>Weekly<text:span text:style-name="T26"> </text:span>Saturday</text:p>
          </table:table-cell>
          <table:table-cell table:style-name="Table62.B33" office:value-type="string">
            <text:p text:style-name="P4">Yes</text:p>
          </table:table-cell>
        </table:table-row>
        <table:table-row table:style-name="Table62.1">
          <table:table-cell table:style-name="Table62.A34" office:value-type="string">
            <text:p text:style-name="P4">Checkbox:<text:span text:style-name="T26"> </text:span>Weekly<text:span text:style-name="T26"> </text:span>Sunday</text:p>
          </table:table-cell>
          <table:table-cell table:style-name="Table62.B34" office:value-type="string">
            <text:p text:style-name="P4">Yes</text:p>
          </table:table-cell>
        </table:table-row>
      </table:table>
      <text:p text:style-name="P3"/>
      <text:h text:style-name="Heading_20_2" text:outline-level="2"><text:bookmark text:name="__RefHeading__154_2083115462"/><text:span text:style-name="T22">Field</text:span><text:span text:style-name="T23"> </text:span><text:span text:style-name="T22">Verification</text:span><text:span text:style-name="T23"> </text:span><text:span text:style-name="T22">for</text:span><text:span text:style-name="T23"> </text:span><text:span text:style-name="T22">Calendar</text:span><text:span text:style-name="T23"> </text:span><text:span text:style-name="T22">format</text:span><text:span text:style-name="T23"> </text:span><text:span text:style-name="T22">ICal</text:span><text:bookmark-end text:name="__RefHeading__154_2083115462"/></text:h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2">Steps</text:p>
          </table:table-cell>
          <table:table-cell table:style-name="Table63.B1" office:value-type="string">
            <text:p text:style-name="P2">Expected<text:span text:style-name="T26"> </text:span>Outcome</text:p>
          </table:table-cell>
        </table:table-row>
        <table:table-row table:style-name="Table63.1">
          <table:table-cell table:style-name="Table63.A2" office:value-type="string">
            <text:p text:style-name="P13"><text:span text:style-name="T14">Open</text:span><text:span text:style-name="T15"> </text:span><text:span text:style-name="T14">Calendar</text:span><text:span text:style-name="T15"> </text:span><text:span text:style-name="T14">Configuration</text:span><text:span text:style-name="T15"> </text:span><text:span text:style-name="T14">and</text:span><text:span text:style-name="T15"> </text:span><text:span text:style-name="T14">configure</text:span><text:span text:style-name="T15"> </text:span><text:span text:style-name="T14">Calendar</text:span><text:span text:style-name="T15"> </text:span><text:span text:style-name="T14">format</text:span><text:span text:style-name="T15"> „</text:span><text:span text:style-name="T14">ICal</text:span><text:span text:style-name="T15">“ </text:span></text:p>
          </table:table-cell>
          <table:table-cell table:style-name="Table63.B2" office:value-type="string">
            <text:p text:style-name="P4">Configuration<text:span text:style-name="T26"> </text:span>saved</text:p>
          </table:table-cell>
        </table:table-row>
        <text:soft-page-break/>
        <table:table-row table:style-name="Table63.1">
          <table:table-cell table:style-name="Table63.A3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.</text:span></text:p>
            <text:p text:style-name="Standard"><text:span text:style-name="T14">Fill</text:span><text:span text:style-name="T15"> </text:span><text:span text:style-name="T14">out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accord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testdata</text:span><text:span text:style-name="T15"> </text:span><text:span text:style-name="T14">table.</text:span></text:p>
          </table:table-cell>
          <table:table-cell table:style-name="Table63.B3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adressbook</text:span></text:p>
          </table:table-cell>
        </table:table-row>
        <table:table-row table:style-name="Table63.1">
          <table:table-cell table:style-name="Table63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63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3.1">
          <table:table-cell table:style-name="Table63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3.B5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3.1">
          <table:table-cell table:style-name="Table63.A6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Calendar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3.B6" office:value-type="string">
            <text:p text:style-name="P4">All<text:span text:style-name="T26"> </text:span>Fields<text:span text:style-name="T26"> </text:span>are<text:span text:style-name="T26"> </text:span>correct.</text:p>
          </table:table-cell>
        </table:table-row>
        <table:table-row table:style-name="Table63.1">
          <table:table-cell table:style-name="Table63.A7" office:value-type="string">
            <text:p text:style-name="P10">Update<text:span text:style-name="T26"> </text:span>all<text:span text:style-name="T26"> </text:span>fields<text:span text:style-name="T26"> </text:span>once<text:span text:style-name="T26"> </text:span>again<text:span text:style-name="T26"> </text:span>on<text:span text:style-name="T26"> </text:span>Client<text:span text:style-name="T26"> </text:span>B:</text:p>
            <text:p text:style-name="Standard"><text:span text:style-name="T18">Input</text:span><text:span text:style-name="T19"> </text:span><text:span text:style-name="T18">fields</text:span><text:span text:style-name="T14">:</text:span><text:span text:style-name="T15"> </text:span><text:span text:style-name="T14">mirror</text:span><text:span text:style-name="T15"> </text:span><text:span text:style-name="T14">the</text:span><text:span text:style-name="T15"> </text:span><text:span text:style-name="T14">field</text:span><text:span text:style-name="T15"> </text:span><text:span text:style-name="T14">value</text:span></text:p>
            <text:p text:style-name="Standard"><text:span text:style-name="T18">Drop</text:span><text:span text:style-name="T19"> </text:span><text:span text:style-name="T18">Down</text:span><text:span text:style-name="T14">:</text:span><text:span text:style-name="T15"> </text:span><text:span text:style-name="T14">choose</text:span><text:span text:style-name="T15"> </text:span><text:span text:style-name="T14">another</text:span><text:span text:style-name="T15"> </text:span><text:span text:style-name="T14">value</text:span></text:p>
            <text:p text:style-name="Standard"><text:span text:style-name="T18">Checkbox</text:span><text:span text:style-name="T14">:</text:span><text:span text:style-name="T15"> </text:span><text:span text:style-name="T14">deactivate</text:span><text:span text:style-name="T15"> </text:span><text:span text:style-name="T14">the</text:span><text:span text:style-name="T15"> </text:span><text:span text:style-name="T14">box</text:span></text:p>
          </table:table-cell>
          <table:table-cell table:style-name="Table63.B7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successful</text:span></text:p>
          </table:table-cell>
        </table:table-row>
        <table:table-row table:style-name="Table63.1">
          <table:table-cell table:style-name="Table63.A8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3.B8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update</text:span><text:span text:style-name="T15"> </text:span><text:span text:style-name="T14">was</text:span><text:span text:style-name="T15"> </text:span><text:span text:style-name="T14">performed</text:span></text:p>
          </table:table-cell>
        </table:table-row>
        <table:table-row table:style-name="Table63.1">
          <table:table-cell table:style-name="Table63.A9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3.B9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updated</text:span></text:p>
          </table:table-cell>
        </table:table-row>
        <table:table-row table:style-name="Table63.1">
          <table:table-cell table:style-name="Table63.A10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Calendar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3.B10" office:value-type="string">
            <text:p text:style-name="P10">All<text:span text:style-name="T26"> </text:span>field<text:span text:style-name="T26"> </text:span>values<text:span text:style-name="T26"> </text:span>are<text:span text:style-name="T26"> </text:span>correct<text:span text:style-name="T26"> </text:span>on<text:span text:style-name="T26"> </text:span>Client<text:span text:style-name="T26"> </text:span>A</text:p>
          </table:table-cell>
        </table:table-row>
      </table:table>
      <text:p text:style-name="Standard"/>
      <text:h text:style-name="Heading_20_2" text:outline-level="2"><text:bookmark text:name="__RefHeading__156_2083115462"/><text:span text:style-name="T22">Field</text:span><text:span text:style-name="T23"> </text:span><text:span text:style-name="T22">Verification</text:span><text:span text:style-name="T23"> </text:span><text:span text:style-name="T22">for</text:span><text:span text:style-name="T23"> </text:span><text:span text:style-name="T22">Calendar</text:span><text:span text:style-name="T23"> </text:span><text:span text:style-name="T22">format</text:span><text:span text:style-name="T23"> </text:span><text:span text:style-name="T22">XML</text:span><text:bookmark-end text:name="__RefHeading__156_2083115462"/></text:h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2">Steps</text:p>
          </table:table-cell>
          <table:table-cell table:style-name="Table64.B1" office:value-type="string">
            <text:p text:style-name="P2">Expected<text:span text:style-name="T26"> </text:span>Outcome</text:p>
          </table:table-cell>
        </table:table-row>
        <table:table-row table:style-name="Table64.1">
          <table:table-cell table:style-name="Table64.A2" office:value-type="string">
            <text:p text:style-name="P13"><text:span text:style-name="T14">Open</text:span><text:span text:style-name="T15"> </text:span><text:span text:style-name="T14">Calendar</text:span><text:span text:style-name="T15"> </text:span><text:span text:style-name="T14">Configuration</text:span><text:span text:style-name="T15"> </text:span><text:span text:style-name="T14">and</text:span><text:span text:style-name="T15"> </text:span><text:span text:style-name="T14">configure</text:span><text:span text:style-name="T15"> </text:span><text:span text:style-name="T14">Calendar</text:span><text:span text:style-name="T15"> </text:span><text:span text:style-name="T14">format</text:span><text:span text:style-name="T15"> „</text:span><text:span text:style-name="T14">XML</text:span><text:span text:style-name="T15">“ </text:span></text:p>
          </table:table-cell>
          <table:table-cell table:style-name="Table64.B2" office:value-type="string">
            <text:p text:style-name="P4">Configuration<text:span text:style-name="T26"> </text:span>saved</text:p>
          </table:table-cell>
        </table:table-row>
        <table:table-row table:style-name="Table64.1">
          <table:table-cell table:style-name="Table64.A3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.</text:span></text:p>
            <text:p text:style-name="Standard"><text:span text:style-name="T14">Fill</text:span><text:span text:style-name="T15"> </text:span><text:span text:style-name="T14">out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accord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testdata</text:span><text:span text:style-name="T15"> </text:span><text:span text:style-name="T14">table.</text:span></text:p>
          </table:table-cell>
          <table:table-cell table:style-name="Table64.B3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adressbook</text:span></text:p>
          </table:table-cell>
        </table:table-row>
        <table:table-row table:style-name="Table64.1">
          <table:table-cell table:style-name="Table64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64.B4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4.1">
          <table:table-cell table:style-name="Table64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4.B5" office:value-type="string">
            <text:p text:style-name="P13"><text:span text:style-name="T14">New</text:span><text:span text:style-name="T15"> </text:span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4.1">
          <table:table-cell table:style-name="Table64.A6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Calendar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4.B6" office:value-type="string">
            <text:p text:style-name="P4">All<text:span text:style-name="T26"> </text:span>Fields<text:span text:style-name="T26"> </text:span>are<text:span text:style-name="T26"> </text:span>correct.</text:p>
          </table:table-cell>
        </table:table-row>
        <table:table-row table:style-name="Table64.1">
          <table:table-cell table:style-name="Table64.A7" office:value-type="string">
            <text:p text:style-name="P10">Update<text:span text:style-name="T26"> </text:span>all<text:span text:style-name="T26"> </text:span>fields<text:span text:style-name="T26"> </text:span>once<text:span text:style-name="T26"> </text:span>again<text:span text:style-name="T26"> </text:span>on<text:span text:style-name="T26"> </text:span>Client<text:span text:style-name="T26"> </text:span>B:</text:p>
            <text:p text:style-name="Standard"><text:span text:style-name="T18">Input</text:span><text:span text:style-name="T19"> </text:span><text:span text:style-name="T18">fields</text:span><text:span text:style-name="T14">:</text:span><text:span text:style-name="T15"> </text:span><text:span text:style-name="T14">mirror</text:span><text:span text:style-name="T15"> </text:span><text:span text:style-name="T14">the</text:span><text:span text:style-name="T15"> </text:span><text:span text:style-name="T14">field</text:span><text:span text:style-name="T15"> </text:span><text:span text:style-name="T14">value</text:span></text:p>
            <text:p text:style-name="Standard"><text:span text:style-name="T18">Drop</text:span><text:span text:style-name="T19"> </text:span><text:span text:style-name="T18">Down</text:span><text:span text:style-name="T14">:</text:span><text:span text:style-name="T15"> </text:span><text:span text:style-name="T14">choose</text:span><text:span text:style-name="T15"> </text:span><text:span text:style-name="T14">another</text:span><text:span text:style-name="T15"> </text:span><text:span text:style-name="T14">value</text:span></text:p>
            <text:p text:style-name="Standard"><text:span text:style-name="T18">Checkbox</text:span><text:span text:style-name="T14">:</text:span><text:span text:style-name="T15"> </text:span><text:span text:style-name="T14">deactivate</text:span><text:span text:style-name="T15"> </text:span><text:span text:style-name="T14">the</text:span><text:span text:style-name="T15"> </text:span><text:span text:style-name="T14">box</text:span></text:p>
          </table:table-cell>
          <table:table-cell table:style-name="Table64.B7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updated</text:span><text:span text:style-name="T15"> </text:span><text:span text:style-name="T14">successful</text:span></text:p>
          </table:table-cell>
        </table:table-row>
        <table:table-row table:style-name="Table64.1">
          <table:table-cell table:style-name="Table64.A8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4.B8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update</text:span><text:span text:style-name="T15"> </text:span><text:span text:style-name="T14">was</text:span><text:span text:style-name="T15"> </text:span><text:span text:style-name="T14">performed</text:span></text:p>
          </table:table-cell>
        </table:table-row>
        <table:table-row table:style-name="Table64.1">
          <table:table-cell table:style-name="Table64.A9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4.B9" office:value-type="string">
            <text:p text:style-name="P13"><text:span text:style-name="T14">Calendar</text:span><text:span text:style-name="T15"> </text:span><text:span text:style-name="T14">Entry</text:span><text:span text:style-name="T15"> </text:span><text:span text:style-name="T14">was</text:span><text:span text:style-name="T15"> </text:span><text:span text:style-name="T14">updated</text:span></text:p>
          </table:table-cell>
        </table:table-row>
        <table:table-row table:style-name="Table64.1">
          <table:table-cell table:style-name="Table64.A10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Calendar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4.B10" office:value-type="string">
            <text:p text:style-name="P10">All<text:span text:style-name="T26"> </text:span>field<text:span text:style-name="T26"> </text:span>values<text:span text:style-name="T26"> </text:span>are<text:span text:style-name="T26"> </text:span>correct<text:span text:style-name="T26"> </text:span>on<text:span text:style-name="T26"> </text:span>Client<text:span text:style-name="T26"> </text:span>A</text:p>
          </table:table-cell>
        </table:table-row>
      </table:table>
      <text:p text:style-name="P9"><text:soft-page-break/></text:p>
      <text:h text:style-name="Heading_20_1" text:outline-level="1"><text:bookmark text:name="__RefHeading__158_2083115462"/><text:span text:style-name="T1">Task</text:span><text:span text:style-name="T2"> </text:span><text:span text:style-name="T1">Fields</text:span><text:bookmark-end text:name="__RefHeading__158_2083115462"/></text:h>
      <text:h text:style-name="P24" text:outline-level="2"><text:bookmark text:name="__RefHeading__160_2083115462"/>Test<text:span text:style-name="T7"> </text:span>Data<text:bookmark-end text:name="__RefHeading__160_2083115462"/></text:h>
      <text:p text:style-name="P9">The<text:span text:style-name="T26"> </text:span>following<text:span text:style-name="T26"> </text:span>test<text:span text:style-name="T26"> </text:span>data<text:span text:style-name="T26"> </text:span>is<text:span text:style-name="T26"> </text:span>used<text:span text:style-name="T26"> </text:span>in<text:span text:style-name="T26"> </text:span>the<text:span text:style-name="T26"> </text:span>Contact<text:span text:style-name="T26"> </text:span>fields<text:span text:style-name="T26"> </text:span>Test<text:span text:style-name="T26"> </text:span>Cases</text:p>
      <text:p text:style-name="P9"/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office:value-type="string">
            <text:p text:style-name="P14"><text:span text:style-name="T10">Task</text:span><text:span text:style-name="T11"> </text:span><text:span text:style-name="T10">Fields</text:span></text:p>
          </table:table-cell>
          <table:table-cell table:style-name="Table65.B1" office:value-type="string">
            <text:p text:style-name="P2">Test<text:span text:style-name="T26"> </text:span>Data</text:p>
          </table:table-cell>
        </table:table-row>
        <table:table-row table:style-name="Table65.1">
          <table:table-cell table:style-name="Table65.A2" office:value-type="string">
            <text:p text:style-name="P4"><text:bookmark text:name="OLE_LINK9"/>Title</text:p>
          </table:table-cell>
          <table:table-cell table:style-name="Table65.B2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5.1">
          <table:table-cell table:style-name="Table65.A3" office:value-type="string">
            <text:p text:style-name="P4">Location</text:p>
          </table:table-cell>
          <table:table-cell table:style-name="Table65.B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5.1">
          <table:table-cell table:style-name="Table65.A4" office:value-type="string">
            <text:p text:style-name="P13"><text:span text:style-name="T12">Checkbox:</text:span><text:span text:style-name="T13"> </text:span><text:span text:style-name="T12">Date</text:span><text:span text:style-name="T13"> </text:span></text:p>
          </table:table-cell>
          <table:table-cell table:style-name="Table65.B4" office:value-type="string">
            <text:p text:style-name="P4">yes</text:p>
          </table:table-cell>
        </table:table-row>
        <table:table-row table:style-name="Table65.1">
          <table:table-cell table:style-name="Table65.A5" office:value-type="string">
            <text:p text:style-name="P4">Date<text:span text:style-name="T26"> </text:span></text:p>
          </table:table-cell>
          <table:table-cell table:style-name="Table65.B5" office:value-type="string">
            <text:p text:style-name="P4">Actual<text:span text:style-name="T26"> </text:span>Date</text:p>
          </table:table-cell>
        </table:table-row>
        <table:table-row table:style-name="Table65.1">
          <table:table-cell table:style-name="Table65.A6" office:value-type="string">
            <text:p text:style-name="P4">Time</text:p>
          </table:table-cell>
          <table:table-cell table:style-name="Table65.B6" office:value-type="string">
            <text:p text:style-name="P4">09:15</text:p>
          </table:table-cell>
        </table:table-row>
        <table:table-row table:style-name="Table65.1">
          <table:table-cell table:style-name="Table65.A7" office:value-type="string">
            <text:p text:style-name="P4">Checkbox:<text:span text:style-name="T26"> </text:span>Due<text:span text:style-name="T26"> </text:span>Date</text:p>
          </table:table-cell>
          <table:table-cell table:style-name="Table65.B7" office:value-type="string">
            <text:p text:style-name="P4">Yes</text:p>
          </table:table-cell>
        </table:table-row>
        <table:table-row table:style-name="Table65.1">
          <table:table-cell table:style-name="Table65.A8" office:value-type="string">
            <text:p text:style-name="P4">Date</text:p>
          </table:table-cell>
          <table:table-cell table:style-name="Table65.B8" office:value-type="string">
            <text:p text:style-name="P4">Actual<text:span text:style-name="T26"> </text:span>Date<text:span text:style-name="T26"> </text:span>+<text:span text:style-name="T26"> </text:span>2</text:p>
          </table:table-cell>
        </table:table-row>
        <table:table-row table:style-name="Table65.1">
          <table:table-cell table:style-name="Table65.A9" office:value-type="string">
            <text:p text:style-name="P4">Time</text:p>
          </table:table-cell>
          <table:table-cell table:style-name="Table65.B9" office:value-type="string">
            <text:p text:style-name="P4">16:05</text:p>
          </table:table-cell>
        </table:table-row>
        <table:table-row table:style-name="Table65.1">
          <table:table-cell table:style-name="Table65.A10" office:value-type="string">
            <text:p text:style-name="P4">Drop<text:span text:style-name="T26"> </text:span>Down:<text:span text:style-name="T26"> </text:span>Calendar</text:p>
          </table:table-cell>
          <table:table-cell table:style-name="Table65.B10" office:value-type="string">
            <text:p text:style-name="P4">Privat</text:p>
          </table:table-cell>
        </table:table-row>
        <table:table-row table:style-name="Table65.1">
          <table:table-cell table:style-name="Table65.A11" office:value-type="string">
            <text:p text:style-name="P4">Description</text:p>
          </table:table-cell>
          <table:table-cell table:style-name="Table65.B11" office:value-type="string">
            <text:p text:style-name="P13"><text:span text:style-name="T13">„</text:span><text:span text:style-name="T12">0abc</text:span><text:span text:style-name="T13">€</text:span><text:span text:style-name="T12">@üöä~^°!</text:span><text:span text:style-name="T13">“</text:span><text:span text:style-name="T12">§$%&amp;/()=?`´+#*</text:span><text:span text:style-name="T13">’</text:span><text:span text:style-name="T12">_.:,;{[]}\|</text:span><text:span text:style-name="T13">“</text:span></text:p>
          </table:table-cell>
        </table:table-row>
        <table:table-row table:style-name="Table65.1">
          <table:table-cell table:style-name="Table65.A12" office:value-type="string">
            <text:p text:style-name="P4">Attendees<text:span text:style-name="T26"> </text:span>1</text:p>
          </table:table-cell>
          <table:table-cell table:style-name="Table65.B12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5.1">
          <table:table-cell table:style-name="Table65.A13" office:value-type="string">
            <text:p text:style-name="P4">Attendees<text:span text:style-name="T26"> </text:span>2</text:p>
          </table:table-cell>
          <table:table-cell table:style-name="Table65.B13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5.1">
          <table:table-cell table:style-name="Table65.A14" office:value-type="string">
            <text:p text:style-name="P4">Attendees<text:span text:style-name="T26"> </text:span>3</text:p>
          </table:table-cell>
          <table:table-cell table:style-name="Table65.B14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5.1">
          <table:table-cell table:style-name="Table65.A15" office:value-type="string">
            <text:p text:style-name="P4">URL</text:p>
          </table:table-cell>
          <table:table-cell table:style-name="Table65.B15" office:value-type="string">
            <text:p text:style-name="P4"><text:span text:style-name="T26">„</text:span>0abc<text:span text:style-name="T26">€</text:span>@üöä~^°!<text:span text:style-name="T26">“</text:span>§$%&amp;/()=?`´+#*<text:span text:style-name="T26">’</text:span>_.:,;{[]}\|<text:span text:style-name="T26">“</text:span></text:p>
          </table:table-cell>
        </table:table-row>
        <table:table-row table:style-name="Table65.1">
          <table:table-cell table:style-name="Table65.A16" office:value-type="string">
            <text:p text:style-name="P13"><text:span text:style-name="T12">Checkbox:</text:span><text:span text:style-name="T13"> </text:span><text:span text:style-name="T12">Repeat</text:span></text:p>
          </table:table-cell>
          <table:table-cell table:style-name="Table65.B16" office:value-type="string">
            <text:p text:style-name="P4">Yes</text:p>
          </table:table-cell>
        </table:table-row>
        <table:table-row table:style-name="Table65.1">
          <table:table-cell table:style-name="Table65.A17" office:value-type="string">
            <text:p text:style-name="P4">Drop<text:span text:style-name="T26"> </text:span>Down:<text:span text:style-name="T26"> </text:span>Privacy</text:p>
          </table:table-cell>
          <table:table-cell table:style-name="Table65.B17" office:value-type="string">
            <text:p text:style-name="P4">Public</text:p>
          </table:table-cell>
        </table:table-row>
        <table:table-row table:style-name="Table65.1">
          <table:table-cell table:style-name="Table65.A18" office:value-type="string">
            <text:p text:style-name="P4">Drop<text:span text:style-name="T26"> </text:span>Down:<text:span text:style-name="T26"> </text:span>Priority</text:p>
          </table:table-cell>
          <table:table-cell table:style-name="Table65.B18" office:value-type="string">
            <text:p text:style-name="P4">Medium</text:p>
          </table:table-cell>
        </table:table-row>
        <table:table-row table:style-name="Table65.1">
          <table:table-cell table:style-name="Table65.A19" office:value-type="string">
            <text:p text:style-name="P4">Drop<text:span text:style-name="T26"> </text:span>Down:<text:span text:style-name="T26"> </text:span>Alarm</text:p>
          </table:table-cell>
          <table:table-cell table:style-name="Table65.B19" office:value-type="string">
            <text:p text:style-name="P4">Custom<text:span text:style-name="T26">…</text:span></text:p>
          </table:table-cell>
        </table:table-row>
        <table:table-row table:style-name="Table65.1">
          <table:table-cell table:style-name="Table65.A20" office:value-type="string">
            <text:p text:style-name="P4">Drop<text:span text:style-name="T26"> </text:span>Down:<text:span text:style-name="T26"> </text:span>Status</text:p>
          </table:table-cell>
          <table:table-cell table:style-name="Table65.B20" office:value-type="string">
            <text:p text:style-name="P4">Completed<text:span text:style-name="T26"> </text:span>on</text:p>
          </table:table-cell>
        </table:table-row>
        <table:table-row table:style-name="Table65.1">
          <table:table-cell table:style-name="Table65.A21" office:value-type="string">
            <text:p text:style-name="P4">Completed<text:span text:style-name="T26"> </text:span>on<text:span text:style-name="T26"> </text:span>Date</text:p>
          </table:table-cell>
          <table:table-cell table:style-name="Table65.B21" office:value-type="string">
            <text:p text:style-name="P4">Actual<text:span text:style-name="T26"> </text:span>Date<text:span text:style-name="T26"> </text:span>+<text:span text:style-name="T26"> </text:span>3</text:p>
          </table:table-cell>
        </table:table-row>
        <table:table-row table:style-name="Table65.1">
          <table:table-cell table:style-name="Table65.A22" office:value-type="string">
            <text:p text:style-name="P4">%<text:span text:style-name="T26"> </text:span>complete</text:p>
          </table:table-cell>
          <table:table-cell table:style-name="Table65.B22" office:value-type="string">
            <text:p text:style-name="P4">95</text:p>
          </table:table-cell>
        </table:table-row>
        <table:table-row table:style-name="Table65.1">
          <table:table-cell table:style-name="Table65.A23" office:value-type="string">
            <text:p text:style-name="P6">Recurrence<text:span text:style-name="T26"> </text:span>Settings:</text:p>
          </table:table-cell>
          <table:table-cell table:style-name="Table65.B23" office:value-type="string">
            <text:p text:style-name="P4"/>
          </table:table-cell>
        </table:table-row>
        <table:table-row table:style-name="Table65.1">
          <table:table-cell table:style-name="Table65.A24" office:value-type="string">
            <text:p text:style-name="P4">Drop<text:span text:style-name="T26"> </text:span>Down:<text:span text:style-name="T26"> </text:span>Occurs</text:p>
          </table:table-cell>
          <table:table-cell table:style-name="Table65.B24" office:value-type="string">
            <text:p text:style-name="P4">Monthly</text:p>
          </table:table-cell>
        </table:table-row>
        <text:soft-page-break/>
        <table:table-row table:style-name="Table65.1">
          <table:table-cell table:style-name="Table65.A25" office:value-type="string">
            <text:p text:style-name="P4">Radio<text:span text:style-name="T26"> </text:span>Button:<text:span text:style-name="T26"> </text:span>Repeat</text:p>
          </table:table-cell>
          <table:table-cell table:style-name="Table65.B25" office:value-type="string">
            <text:p text:style-name="P13"><text:span text:style-name="T12">until</text:span><text:span text:style-name="T13"> </text:span></text:p>
          </table:table-cell>
        </table:table-row>
        <table:table-row table:style-name="Table65.1">
          <table:table-cell table:style-name="Table65.A26" office:value-type="string">
            <text:p text:style-name="P13"><text:span text:style-name="T12">Repeat</text:span><text:span text:style-name="T13"> </text:span><text:span text:style-name="T12">until</text:span><text:span text:style-name="T13"> </text:span><text:span text:style-name="T12">date</text:span></text:p>
          </table:table-cell>
          <table:table-cell table:style-name="Table65.B26" office:value-type="string">
            <text:p text:style-name="P4">Actual<text:span text:style-name="T26"> </text:span>Date<text:span text:style-name="T26"> </text:span>+<text:span text:style-name="T26"> </text:span>10</text:p>
          </table:table-cell>
        </table:table-row>
        <table:table-row table:style-name="Table65.1">
          <table:table-cell table:style-name="Table65.A27" office:value-type="string">
            <text:p text:style-name="P13"><text:span text:style-name="T12">Monthly</text:span><text:span text:style-name="T13"> </text:span><text:span text:style-name="T12">Every</text:span><text:span text:style-name="T13"> </text:span><text:span text:style-name="T12">x</text:span><text:span text:style-name="T13"> </text:span><text:span text:style-name="T12">months</text:span></text:p>
          </table:table-cell>
          <table:table-cell table:style-name="Table65.B27" office:value-type="string">
            <text:p text:style-name="P4">2</text:p>
          </table:table-cell>
        </table:table-row>
        <table:table-row table:style-name="Table65.1">
          <table:table-cell table:style-name="Table65.A28" office:value-type="string">
            <text:p text:style-name="P10">Radio<text:span text:style-name="T26"> </text:span>Button<text:span text:style-name="T26"> </text:span>:<text:span text:style-name="T26"> </text:span>of<text:span text:style-name="T26"> </text:span>the<text:span text:style-name="T26"> </text:span>month</text:p>
          </table:table-cell>
          <table:table-cell table:style-name="Table65.B28" office:value-type="string">
            <text:p text:style-name="P10">30th<text:span text:style-name="T26"> </text:span>day<text:span text:style-name="T26"> </text:span>of<text:span text:style-name="T26"> </text:span>the<text:span text:style-name="T26"> </text:span>month</text:p>
          </table:table-cell>
        </table:table-row>
      </table:table>
      <text:p text:style-name="P9"/>
      <text:h text:style-name="Heading_20_2" text:outline-level="2"><text:bookmark text:name="__RefHeading__162_2083115462"/><text:span text:style-name="T22">Field</text:span><text:span text:style-name="T23"> </text:span><text:span text:style-name="T22">Verification</text:span><text:span text:style-name="T23"> </text:span><text:span text:style-name="T22">for</text:span><text:span text:style-name="T23"> </text:span><text:span text:style-name="T22">Task</text:span><text:span text:style-name="T23"> </text:span><text:span text:style-name="T22">format</text:span><text:span text:style-name="T23"> </text:span><text:span text:style-name="T22">ICal</text:span><text:bookmark-end text:name="__RefHeading__162_2083115462"/></text:h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P2">Steps</text:p>
          </table:table-cell>
          <table:table-cell table:style-name="Table66.B1" office:value-type="string">
            <text:p text:style-name="P2">Expected<text:span text:style-name="T26"> </text:span>Outcome</text:p>
          </table:table-cell>
        </table:table-row>
        <table:table-row table:style-name="Table66.1">
          <table:table-cell table:style-name="Table66.A2" office:value-type="string">
            <text:p text:style-name="P13"><text:span text:style-name="T14">Open</text:span><text:span text:style-name="T15"> </text:span><text:span text:style-name="T14">Task</text:span><text:span text:style-name="T15"> </text:span><text:span text:style-name="T14">Configuration</text:span><text:span text:style-name="T15"> </text:span><text:span text:style-name="T14">and</text:span><text:span text:style-name="T15"> </text:span><text:span text:style-name="T14">configure</text:span><text:span text:style-name="T15"> </text:span><text:span text:style-name="T14">Task</text:span><text:span text:style-name="T15"> </text:span><text:span text:style-name="T14">format</text:span><text:span text:style-name="T15"> „</text:span><text:span text:style-name="T14">ICal</text:span><text:span text:style-name="T15">“ </text:span></text:p>
          </table:table-cell>
          <table:table-cell table:style-name="Table66.B2" office:value-type="string">
            <text:p text:style-name="P4">Configuration<text:span text:style-name="T26"> </text:span>saved</text:p>
          </table:table-cell>
        </table:table-row>
        <table:table-row table:style-name="Table66.1">
          <table:table-cell table:style-name="Table66.A3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Task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.</text:span></text:p>
            <text:p text:style-name="Standard"><text:span text:style-name="T14">Fill</text:span><text:span text:style-name="T15"> </text:span><text:span text:style-name="T14">out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accord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testdata</text:span><text:span text:style-name="T15"> </text:span><text:span text:style-name="T14">table.</text:span></text:p>
          </table:table-cell>
          <table:table-cell table:style-name="Table66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adressbook</text:span></text:p>
          </table:table-cell>
        </table:table-row>
        <table:table-row table:style-name="Table66.1">
          <table:table-cell table:style-name="Table66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66.B4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6.1">
          <table:table-cell table:style-name="Table66.A5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6.B5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6.1">
          <table:table-cell table:style-name="Table66.A6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Task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6.B6" office:value-type="string">
            <text:p text:style-name="P4">All<text:span text:style-name="T26"> </text:span>Fields<text:span text:style-name="T26"> </text:span>are<text:span text:style-name="T26"> </text:span>correct.</text:p>
          </table:table-cell>
        </table:table-row>
        <table:table-row table:style-name="Table66.1">
          <table:table-cell table:style-name="Table66.A7" office:value-type="string">
            <text:p text:style-name="P10">Update<text:span text:style-name="T26"> </text:span>all<text:span text:style-name="T26"> </text:span>fields<text:span text:style-name="T26"> </text:span>once<text:span text:style-name="T26"> </text:span>again<text:span text:style-name="T26"> </text:span>on<text:span text:style-name="T26"> </text:span>Client<text:span text:style-name="T26"> </text:span>B:</text:p>
            <text:p text:style-name="Standard"><text:span text:style-name="T18">Input</text:span><text:span text:style-name="T19"> </text:span><text:span text:style-name="T18">fields</text:span><text:span text:style-name="T14">:</text:span><text:span text:style-name="T15"> </text:span><text:span text:style-name="T14">mirror</text:span><text:span text:style-name="T15"> </text:span><text:span text:style-name="T14">the</text:span><text:span text:style-name="T15"> </text:span><text:span text:style-name="T14">field</text:span><text:span text:style-name="T15"> </text:span><text:span text:style-name="T14">value</text:span></text:p>
            <text:p text:style-name="Standard"><text:span text:style-name="T18">Drop</text:span><text:span text:style-name="T19"> </text:span><text:span text:style-name="T18">Down</text:span><text:span text:style-name="T14">:</text:span><text:span text:style-name="T15"> </text:span><text:span text:style-name="T14">choose</text:span><text:span text:style-name="T15"> </text:span><text:span text:style-name="T14">another</text:span><text:span text:style-name="T15"> </text:span><text:span text:style-name="T14">value</text:span></text:p>
            <text:p text:style-name="Standard"><text:span text:style-name="T18">Checkbox</text:span><text:span text:style-name="T14">:</text:span><text:span text:style-name="T15"> </text:span><text:span text:style-name="T14">deactivate</text:span><text:span text:style-name="T15"> </text:span><text:span text:style-name="T14">the</text:span><text:span text:style-name="T15"> </text:span><text:span text:style-name="T14">box</text:span></text:p>
          </table:table-cell>
          <table:table-cell table:style-name="Table66.B7" office:value-type="string">
            <text:p text:style-name="P13"><text:span text:style-name="T12">Task</text:span><text:span text:style-name="T13"> </text:span><text:span text:style-name="T12">was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66.1">
          <table:table-cell table:style-name="Table66.A8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6.B8" office:value-type="string">
            <text:p text:style-name="P13"><text:span text:style-name="T12">Task</text:span><text:span text:style-name="T13"> </text:span><text:span text:style-name="T12">Update</text:span><text:span text:style-name="T13"> </text:span><text:span text:style-name="T12">was</text:span><text:span text:style-name="T13"> </text:span><text:span text:style-name="T12">performed</text:span></text:p>
          </table:table-cell>
        </table:table-row>
        <table:table-row table:style-name="Table66.1">
          <table:table-cell table:style-name="Table66.A9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6.B9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updated</text:span></text:p>
          </table:table-cell>
        </table:table-row>
        <table:table-row table:style-name="Table66.1">
          <table:table-cell table:style-name="Table66.A10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Task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6.B10" office:value-type="string">
            <text:p text:style-name="P10">All<text:span text:style-name="T26"> </text:span>field<text:span text:style-name="T26"> </text:span>values<text:span text:style-name="T26"> </text:span>are<text:span text:style-name="T26"> </text:span>correct<text:span text:style-name="T26"> </text:span>on<text:span text:style-name="T26"> </text:span>Client<text:span text:style-name="T26"> </text:span>A</text:p>
          </table:table-cell>
        </table:table-row>
      </table:table>
      <text:p text:style-name="Standard"/>
      <text:h text:style-name="Heading_20_2" text:outline-level="2"><text:bookmark text:name="__RefHeading__164_2083115462"/><text:span text:style-name="T22">Field</text:span><text:span text:style-name="T23"> </text:span><text:span text:style-name="T22">Verification</text:span><text:span text:style-name="T23"> </text:span><text:span text:style-name="T22">for</text:span><text:span text:style-name="T23"> </text:span><text:span text:style-name="T22">Task</text:span><text:span text:style-name="T23"> </text:span><text:span text:style-name="T22">format</text:span><text:span text:style-name="T23"> </text:span><text:span text:style-name="T22">XML</text:span><text:bookmark-end text:name="__RefHeading__164_2083115462"/></text:h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P2">Steps</text:p>
          </table:table-cell>
          <table:table-cell table:style-name="Table67.B1" office:value-type="string">
            <text:p text:style-name="P2">Expected<text:span text:style-name="T26"> </text:span>Outcome</text:p>
          </table:table-cell>
        </table:table-row>
        <table:table-row table:style-name="Table67.1">
          <table:table-cell table:style-name="Table67.A2" office:value-type="string">
            <text:p text:style-name="P13"><text:span text:style-name="T14">Open</text:span><text:span text:style-name="T15"> </text:span><text:span text:style-name="T14">Task</text:span><text:span text:style-name="T15"> </text:span><text:span text:style-name="T14">Configuration</text:span><text:span text:style-name="T15"> </text:span><text:span text:style-name="T14">and</text:span><text:span text:style-name="T15"> </text:span><text:span text:style-name="T14">configure</text:span><text:span text:style-name="T15"> </text:span><text:span text:style-name="T14">Task</text:span><text:span text:style-name="T15"> </text:span><text:span text:style-name="T14">format</text:span><text:span text:style-name="T15"> „</text:span><text:span text:style-name="T14">XML</text:span><text:span text:style-name="T15">“ </text:span></text:p>
          </table:table-cell>
          <table:table-cell table:style-name="Table67.B2" office:value-type="string">
            <text:p text:style-name="P4">Configuration<text:span text:style-name="T26"> </text:span>saved</text:p>
          </table:table-cell>
        </table:table-row>
        <table:table-row table:style-name="Table67.1">
          <table:table-cell table:style-name="Table67.A3" office:value-type="string">
            <text:p text:style-name="P13"><text:span text:style-name="T14">Create</text:span><text:span text:style-name="T15"> </text:span><text:span text:style-name="T14">new</text:span><text:span text:style-name="T15"> </text:span><text:span text:style-name="T14">Task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.</text:span></text:p>
            <text:p text:style-name="Standard"><text:span text:style-name="T14">Fill</text:span><text:span text:style-name="T15"> </text:span><text:span text:style-name="T14">out</text:span><text:span text:style-name="T15"> </text:span><text:span text:style-name="T14">all</text:span><text:span text:style-name="T15"> </text:span><text:span text:style-name="T14">fields</text:span><text:span text:style-name="T15"> </text:span><text:span text:style-name="T14">accord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testdata</text:span><text:span text:style-name="T15"> </text:span><text:span text:style-name="T14">table.</text:span></text:p>
          </table:table-cell>
          <table:table-cell table:style-name="Table67.B3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adressbook</text:span></text:p>
          </table:table-cell>
        </table:table-row>
        <table:table-row table:style-name="Table67.1">
          <table:table-cell table:style-name="Table67.A4" office:value-type="string">
            <text:p text:style-name="P10">Start<text:span text:style-name="T26"> </text:span>Kolab<text:span text:style-name="T26"> </text:span>Sync<text:span text:style-name="T26"> </text:span>on<text:span text:style-name="T26"> </text:span>the<text:span text:style-name="T26"> </text:span>same<text:span text:style-name="T26"> </text:span>Client</text:p>
          </table:table-cell>
          <table:table-cell table:style-name="Table67.B4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7.1">
          <table:table-cell table:style-name="Table67.A5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7.B5" office:value-type="string">
            <text:p text:style-name="P13"><text:span text:style-name="T14">New</text:span><text:span text:style-name="T15"> </text:span><text:span text:style-name="T14">Task</text:span><text:span text:style-name="T15"> </text:span><text:span text:style-name="T14">was</text:span><text:span text:style-name="T15"> </text:span><text:span text:style-name="T14">added</text:span><text:span text:style-name="T15"> </text:span><text:span text:style-name="T14">to</text:span><text:span text:style-name="T15"> </text:span><text:span text:style-name="T14">the</text:span><text:span text:style-name="T15"> </text:span><text:span text:style-name="T14">local</text:span><text:span text:style-name="T15"> </text:span><text:span text:style-name="T14">folder</text:span></text:p>
          </table:table-cell>
        </table:table-row>
        <table:table-row table:style-name="Table67.1">
          <table:table-cell table:style-name="Table67.A6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Task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B</text:span></text:p>
          </table:table-cell>
          <table:table-cell table:style-name="Table67.B6" office:value-type="string">
            <text:p text:style-name="P4">All<text:span text:style-name="T26"> </text:span>Fields<text:span text:style-name="T26"> </text:span>are<text:span text:style-name="T26"> </text:span>correct.</text:p>
          </table:table-cell>
        </table:table-row>
        <text:soft-page-break/>
        <table:table-row table:style-name="Table67.1">
          <table:table-cell table:style-name="Table67.A7" office:value-type="string">
            <text:p text:style-name="P10">Update<text:span text:style-name="T26"> </text:span>all<text:span text:style-name="T26"> </text:span>fields<text:span text:style-name="T26"> </text:span>once<text:span text:style-name="T26"> </text:span>again<text:span text:style-name="T26"> </text:span>on<text:span text:style-name="T26"> </text:span>Client<text:span text:style-name="T26"> </text:span>B:</text:p>
            <text:p text:style-name="Standard"><text:span text:style-name="T18">Input</text:span><text:span text:style-name="T19"> </text:span><text:span text:style-name="T18">fields</text:span><text:span text:style-name="T14">:</text:span><text:span text:style-name="T15"> </text:span><text:span text:style-name="T14">mirror</text:span><text:span text:style-name="T15"> </text:span><text:span text:style-name="T14">the</text:span><text:span text:style-name="T15"> </text:span><text:span text:style-name="T14">field</text:span><text:span text:style-name="T15"> </text:span><text:span text:style-name="T14">value</text:span></text:p>
            <text:p text:style-name="Standard"><text:span text:style-name="T18">Drop</text:span><text:span text:style-name="T19"> </text:span><text:span text:style-name="T18">Down</text:span><text:span text:style-name="T14">:</text:span><text:span text:style-name="T15"> </text:span><text:span text:style-name="T14">choose</text:span><text:span text:style-name="T15"> </text:span><text:span text:style-name="T14">another</text:span><text:span text:style-name="T15"> </text:span><text:span text:style-name="T14">value</text:span></text:p>
            <text:p text:style-name="Standard"><text:span text:style-name="T18">Checkbox</text:span><text:span text:style-name="T14">:</text:span><text:span text:style-name="T15"> </text:span><text:span text:style-name="T14">deactivate</text:span><text:span text:style-name="T15"> </text:span><text:span text:style-name="T14">the</text:span><text:span text:style-name="T15"> </text:span><text:span text:style-name="T14">box</text:span></text:p>
          </table:table-cell>
          <table:table-cell table:style-name="Table67.B7" office:value-type="string">
            <text:p text:style-name="P13"><text:span text:style-name="T12">Task</text:span><text:span text:style-name="T13"> </text:span><text:span text:style-name="T12">was</text:span><text:span text:style-name="T13"> </text:span><text:span text:style-name="T12">updated</text:span><text:span text:style-name="T13"> </text:span><text:span text:style-name="T12">successful</text:span></text:p>
          </table:table-cell>
        </table:table-row>
        <table:table-row table:style-name="Table67.1">
          <table:table-cell table:style-name="Table67.A8" office:value-type="string">
            <text:p text:style-name="P10">Start<text:span text:style-name="T26"> </text:span>Kolab<text:span text:style-name="T26"> </text:span>Sync<text:span text:style-name="T26"> </text:span>on<text:span text:style-name="T26"> </text:span>Client<text:span text:style-name="T26"> </text:span>B</text:p>
          </table:table-cell>
          <table:table-cell table:style-name="Table67.B8" office:value-type="string">
            <text:p text:style-name="P13"><text:span text:style-name="T12">Task</text:span><text:span text:style-name="T13"> </text:span><text:span text:style-name="T12">Update</text:span><text:span text:style-name="T13"> </text:span><text:span text:style-name="T12">was</text:span><text:span text:style-name="T13"> </text:span><text:span text:style-name="T12">performed</text:span></text:p>
          </table:table-cell>
        </table:table-row>
        <table:table-row table:style-name="Table67.1">
          <table:table-cell table:style-name="Table67.A9" office:value-type="string">
            <text:p text:style-name="P13"><text:span text:style-name="T14">Start</text:span><text:span text:style-name="T15"> </text:span><text:span text:style-name="T14">Kolab</text:span><text:span text:style-name="T15"> </text:span><text:span text:style-name="T14">Sync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7.B9" office:value-type="string">
            <text:p text:style-name="P13"><text:span text:style-name="T14">Task</text:span><text:span text:style-name="T15"> </text:span><text:span text:style-name="T14">was</text:span><text:span text:style-name="T15"> </text:span><text:span text:style-name="T14">updated</text:span></text:p>
          </table:table-cell>
        </table:table-row>
        <table:table-row table:style-name="Table67.1">
          <table:table-cell table:style-name="Table67.A10" office:value-type="string">
            <text:p text:style-name="P13"><text:span text:style-name="T14">Verify</text:span><text:span text:style-name="T15"> </text:span><text:span text:style-name="T14">all</text:span><text:span text:style-name="T15"> </text:span><text:span text:style-name="T14">Task</text:span><text:span text:style-name="T15"> </text:span><text:span text:style-name="T14">Fields</text:span><text:span text:style-name="T15"> </text:span><text:span text:style-name="T14">on</text:span><text:span text:style-name="T15"> </text:span><text:span text:style-name="T14">Client</text:span><text:span text:style-name="T15"> </text:span><text:span text:style-name="T14">A</text:span></text:p>
          </table:table-cell>
          <table:table-cell table:style-name="Table67.B10" office:value-type="string">
            <text:p text:style-name="P10">All<text:span text:style-name="T26"> </text:span>field<text:span text:style-name="T26"> </text:span>values<text:span text:style-name="T26"> </text:span>are<text:span text:style-name="T26"> </text:span>correct<text:span text:style-name="T26"> </text:span>on<text:span text:style-name="T26"> </text:span>Client<text:span text:style-name="T26"> </text:span>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2z1" style:family="text">
      <style:text-properties style:font-name="Verdana" fo:font-size="12pt" fo:font-style="normal" fo:font-weight="normal" style:font-size-asian="12pt" style:font-style-asian="normal" style:font-weight-asian="normal" style:font-name-complex="Verdana" style:font-size-complex="12pt"/>
    </style:style>
    <style:style style:name="WW8Num3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3z1" style:family="text">
      <style:text-properties style:font-name="Verdana" fo:font-size="12pt" style:font-size-asian="12pt" style:font-name-complex="Verdana" style:font-size-complex="12pt"/>
    </style:style>
    <style:style style:name="WW8Num4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4z1" style:family="text">
      <style:text-properties style:font-name="Verdana" fo:font-size="12pt" fo:font-style="normal" fo:font-weight="normal" style:font-size-asian="12pt" style:font-style-asian="normal" style:font-weight-asian="normal" style:font-name-complex="Verdana" style:font-size-complex="12pt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7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7z1" style:family="text">
      <style:text-properties style:font-name="Verdana" fo:font-size="12pt" fo:font-style="normal" fo:font-weight="normal" style:font-size-asian="12pt" style:font-style-asian="normal" style:font-weight-asian="normal" style:font-name-complex="Verdana" style:font-size-complex="12pt"/>
    </style:style>
    <style:style style:name="WW8Num8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8z1" style:family="text">
      <style:text-properties style:font-name="Verdana" fo:font-size="12pt" style:font-size-asian="12pt" style:font-name-complex="Verdana" style:font-size-complex="12pt"/>
    </style:style>
    <style:style style:name="WW8Num9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9z1" style:family="text">
      <style:text-properties style:font-name="Verdana" fo:font-size="12pt" fo:font-style="normal" fo:font-weight="normal" style:font-size-asian="12pt" style:font-style-asian="normal" style:font-weight-asian="normal" style:font-name-complex="Verdana" style:font-size-complex="12pt"/>
    </style:style>
    <style:style style:name="WW8Num10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10z1" style:family="text">
      <style:text-properties style:font-name="Verdana" fo:font-size="12pt" fo:font-style="normal" fo:font-weight="normal" style:font-size-asian="12pt" style:font-style-asian="normal" style:font-weight-asian="normal" style:font-name-complex="Verdana" style:font-size-complex="12pt"/>
    </style:style>
    <style:style style:name="WW8Num13z0" style:family="text">
      <style:text-properties style:font-name="Verdana" fo:font-size="12pt" fo:font-style="normal" fo:font-weight="bold" style:font-size-asian="12pt" style:font-style-asian="normal" style:font-weight-asian="bold" style:font-name-complex="Verdana" style:font-size-complex="12pt"/>
    </style:style>
    <style:style style:name="WW8Num13z1" style:family="text">
      <style:text-properties style:font-name="Verdana" fo:font-size="12pt" style:font-size-asian="12pt" style:font-name-complex="Verdana" style:font-size-complex="12pt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Verdana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Verdana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954cm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01cm" fo:margin-bottom="2.501cm" fo:margin-left="1cm" fo:margin-right="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froeschl</meta:initial-creator>
    <meta:creation-date>2007-06-04T14:52:00</meta:creation-date>
    <dc:creator>nberger</dc:creator>
    <dc:date>2007-06-04T14:52:00</dc:date>
    <meta:editing-cycles>2</meta:editing-cycles>
    <meta:editing-duration>P15824DT17H31M44S</meta:editing-duration>
    <meta:document-statistic meta:table-count="67" meta:image-count="0" meta:object-count="0" meta:page-count="30" meta:paragraph-count="1129" meta:word-count="6174" meta:character-count="36829" meta:non-whitespace-character-count="31858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